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52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7.2465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1.0752in"/>
    </style:style>
    <style:style style:name="co16" style:family="table-column">
      <style:table-column-properties fo:break-before="auto" style:column-width="1.0217in"/>
    </style:style>
    <style:style style:name="co17" style:family="table-column">
      <style:table-column-properties fo:break-before="auto" style:column-width="0.6898in"/>
    </style:style>
    <style:style style:name="co18" style:family="table-column">
      <style:table-column-properties fo:break-before="auto" style:column-width="1.0327in"/>
    </style:style>
    <style:style style:name="co19" style:family="table-column">
      <style:table-column-properties fo:break-before="auto" style:column-width="0.6138in"/>
    </style:style>
    <style:style style:name="co20" style:family="table-column">
      <style:table-column-properties fo:break-before="auto" style:column-width="0.8717in"/>
    </style:style>
    <style:style style:name="co21" style:family="table-column">
      <style:table-column-properties fo:break-before="auto" style:column-width="6.292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0"/>
    <style:style style:name="ce3" style:family="table-cell" style:parent-style-name="Default" style:data-style-name="N11"/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Title">
      <style:table-cell-properties fo:border-bottom="0.99pt solid #000000" fo:border-left="2.01pt solid #000000" fo:border-right="none" fo:border-top="0.99pt solid #000000"/>
    </style:style>
    <style:style style:name="ce9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Title">
      <style:table-cell-properties fo:border-bottom="0.99pt solid #000000" fo:border-left="none" fo:border-right="0.99pt solid #000000" fo:border-top="0.99pt solid #000000"/>
    </style:style>
    <style:style style:name="ce15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21" style:family="table-cell" style:parent-style-name="Pivot_20_Table_20_Value">
      <style:table-cell-properties fo:border-bottom="0.99pt solid #000000" fo:border-left="none" fo:border-right="none" fo:border-top="none"/>
    </style:style>
    <style:style style:name="ce22" style:family="table-cell" style:parent-style-name="Pivot_20_Table_20_Result" style:data-style-name="N11"/>
    <style:style style:name="ce2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5" style:family="table-cell" style:parent-style-name="Pivot_20_Table_20_Category">
      <style:table-cell-properties fo:border-bottom="0.99pt solid #000000" fo:border-left="none" fo:border-right="none" fo:border-top="none"/>
    </style:style>
    <style:style style:name="ce2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2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1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 style:data-style-name="N11">
      <style:table-cell-properties fo:border-bottom="0.99pt solid #000000" fo:border-left="0.99pt solid #000000" fo:border-right="2.01pt solid #000000" fo:border-top="0.99pt solid #000000"/>
    </style:style>
    <style:style style:name="ce3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visibility="collapse" table:default-cell-style-name="Default"/>
        <table:table-column table:style-name="co22" table:default-cell-style-name="ce2"/>
        <table:table-column table:style-name="co22" table:default-cell-style-name="ce3"/>
        <table:table-row table:style-name="ro1">
          <table:table-cell office:value-type="string">
            <text:p>#==================== COMMENTS ====================</text:p>
          </table:table-cell>
          <table:table-cell table:number-columns-repeated="22"/>
        </table:table-row>
        <table:table-row table:style-name="ro1">
          <table:table-cell office:value-type="string">
            <text:p>TRSP benchmark (../Instances/cvrptw/solomon/)</text:p>
          </table:table-cell>
          <table:table-cell table:number-columns-repeated="22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size</text:p>
          </table:table-cell>
          <table:table-cell office:value-type="string">
            <text:p>crew</text:p>
          </table:table-cell>
          <table:table-cell office:value-type="string">
            <text:p>run</text:p>
          </table:table-cell>
          <table:table-cell office:value-type="string">
            <text:p>comment</text:p>
          </table:table-cell>
          <table:table-cell office:value-type="string">
            <text:p>terminated</text:p>
          </table:table-cell>
          <table:table-cell office:value-type="string">
            <text:p>times</text:p>
          </table:table-cell>
          <table:table-cell office:value-type="string">
            <text:p>init_cost</text:p>
          </table:table-cell>
          <table:table-cell office:value-type="string">
            <text:p>init_num_req</text:p>
          </table:table-cell>
          <table:table-cell office:value-type="string">
            <text:p>final_cost</text:p>
          </table:table-cell>
          <table:table-cell office:value-type="string">
            <text:p>final_num_req</text:p>
          </table:table-cell>
          <table:table-cell office:value-type="string">
            <text:p>final_dist_init</text:p>
          </table:table-cell>
          <table:table-cell office:value-type="string">
            <text:p>static_cost</text:p>
          </table:table-cell>
          <table:table-cell office:value-type="string">
            <text:p>static_num_req</text:p>
          </table:table-cell>
          <table:table-cell office:value-type="string">
            <text:p>static_dist_init</text:p>
          </table:table-cell>
          <table:table-cell office:value-type="string">
            <text:p>bks_cost</text:p>
          </table:table-cell>
          <table:table-cell office:value-type="string">
            <text:p>rejected_count</text:p>
          </table:table-cell>
          <table:table-cell office:value-type="string">
            <text:p>rejected</text:p>
          </table:table-cell>
          <table:table-cell office:value-type="string">
            <text:p>seeds</text:p>
          </table:table-cell>
          <table:table-cell office:value-type="string">
            <text:p>final_sol</text:p>
          </table:table-cell>
          <table:table-cell office:value-type="string">
            <text:p>dod</text:p>
          </table:table-cell>
          <table:table-cell office:value-type="string">
            <text:p>gap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1_rd_10.txt</text:p>
          </table:table-cell>
          <table:table-cell table:style-name="ce1" office:value-type="string">
            <text:p>true</text:p>
          </table:table-cell>
          <table:table-cell office:value-type="string">
            <text:p>[13071, 4068, 3650, 2757, 3702, 2895, 2256, 2858, 1657, 2588, 1131]</text:p>
          </table:table-cell>
          <table:table-cell office:value-type="float" office:value="802.6">
            <text:p>802.6</text:p>
          </table:table-cell>
          <table:table-cell office:value-type="float" office:value="90">
            <text:p>90</text:p>
          </table:table-cell>
          <table:table-cell office:value-type="float" office:value="973.9">
            <text:p>973.9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7]" office:value-type="float" office:value="10">
            <text:p>10.0</text:p>
          </table:table-cell>
          <table:table-cell table:formula="of:=([.K7]-[.N7])/[.N7]" office:value-type="percentage" office:value="0.177202949353318">
            <text:p>17.72%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1_rd_50.txt</text:p>
          </table:table-cell>
          <table:table-cell table:style-name="ce1" office:value-type="string">
            <text:p>true</text:p>
          </table:table-cell>
          <table:table-cell office:value-type="string">
            <text:p>[3933, 1081, 1262, 1132, 1310, 1537, 4189, 1927, 1939, 1868, 2105, 2044, 2625, 1722, 1294, 1514, 1595, 1394, 1408, 1673, 1723, 1577, 1577, 2040, 1906, 1963, 3358, 2860, 1837, 2216, 2807, 2740, 2214, 2762, 4833, 4827, 4735, 4248, 4237, 2980, 4567, 4751, 3315, 4949, 4707, 3998, 1891, 2231, 1841, 1347]</text:p>
          </table:table-cell>
          <table:table-cell office:value-type="float" office:value="704.7">
            <text:p>704.7</text:p>
          </table:table-cell>
          <table:table-cell office:value-type="float" office:value="50">
            <text:p>50</text:p>
          </table:table-cell>
          <table:table-cell office:value-type="float" office:value="1174.8">
            <text:p>1174.8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8]" office:value-type="float" office:value="50">
            <text:p>50.0</text:p>
          </table:table-cell>
          <table:table-cell table:formula="of:=([.K8]-[.N8])/[.N8]" office:value-type="percentage" office:value="0.420041097546235">
            <text:p>42.00%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1_rd_90.txt</text:p>
          </table:table-cell>
          <table:table-cell table:style-name="ce1" office:value-type="string">
            <text:p>true</text:p>
          </table:table-cell>
          <table:table-cell office:value-type="string">
            <text:p>[539, 657, 460, 405, 251, 623, 695, 820, 867, 602, 512, 619, 792, 1071, 932, 1274, 1303, 1309, 1305, 492, 1522, 1144, 1243, 1753, 1221, 1903, 1086, 2160, 1195, 1558, 1698, 1771, 1822, 2564, 2885, 2863, 2924, 2863, 3079, 3184, 3261, 3476, 3566, 3542, 3686, 3958, 3815, 2679, 2143, 2899, 2603, 2712, 2632, 3942, 3961, 4155, 4206, 3748, 3837, 3859, 3942, 2717, 4189, 4216, 3764, 3571, 3740, 3892, 4340, 4249, 4393, 3438, 4069, 3522, 3519, 3017, 2388, 2638, 2645, 2159, 2107]</text:p>
          </table:table-cell>
          <table:table-cell office:value-type="float" office:value="400.4">
            <text:p>400.4</text:p>
          </table:table-cell>
          <table:table-cell office:value-type="float" office:value="10">
            <text:p>10</text:p>
          </table:table-cell>
          <table:table-cell office:value-type="float" office:value="1232.3">
            <text:p>1232.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9]" office:value-type="float" office:value="90">
            <text:p>90.0</text:p>
          </table:table-cell>
          <table:table-cell table:formula="of:=([.K9]-[.N9])/[.N9]" office:value-type="percentage" office:value="0.489544300737338">
            <text:p>48.95%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2_rd_10.txt</text:p>
          </table:table-cell>
          <table:table-cell table:style-name="ce1" office:value-type="string">
            <text:p>true</text:p>
          </table:table-cell>
          <table:table-cell office:value-type="string">
            <text:p>[10714, 3059, 2677, 2716, 2779, 3555, 4305, 3589, 2736, 2919, 4876]</text:p>
          </table:table-cell>
          <table:table-cell office:value-type="float" office:value="807.4">
            <text:p>807.4</text:p>
          </table:table-cell>
          <table:table-cell office:value-type="float" office:value="90">
            <text:p>90</text:p>
          </table:table-cell>
          <table:table-cell office:value-type="float" office:value="959.8">
            <text:p>959.8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67">
            <text:p>16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0]" office:value-type="float" office:value="10">
            <text:p>10.0</text:p>
          </table:table-cell>
          <table:table-cell table:formula="of:=([.K10]-[.N10])/[.N10]" office:value-type="percentage" office:value="0.1601595551795">
            <text:p>16.02%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2_rd_50.txt</text:p>
          </table:table-cell>
          <table:table-cell table:style-name="ce1" office:value-type="string">
            <text:p>true</text:p>
          </table:table-cell>
          <table:table-cell office:value-type="string">
            <text:p>[3983, 1083, 1764, 1414, 1806, 1741, 1907, 2660, 2006, 2453, 2071, 1765, 2139, 2181, 2687, 1687, 2399, 2157, 1681, 1657, 1845, 1680, 1727, 1724, 1799, 2124, 2358, 1930, 1948, 2045, 2332, 1989, 2020, 2597, 3215, 3716, 2054, 2628, 5174, 3903, 6225, 5347, 5854, 4379, 4353, 3637, 1641, 1401]</text:p>
          </table:table-cell>
          <table:table-cell office:value-type="float" office:value="651.3">
            <text:p>651.3</text:p>
          </table:table-cell>
          <table:table-cell office:value-type="float" office:value="50">
            <text:p>50</text:p>
          </table:table-cell>
          <table:table-cell office:value-type="float" office:value="1163.9">
            <text:p>1163.9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1]" office:value-type="float" office:value="50">
            <text:p>50.0</text:p>
          </table:table-cell>
          <table:table-cell table:formula="of:=([.K11]-[.N11])/[.N11]" office:value-type="percentage" office:value="0.406865707723921">
            <text:p>40.69%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2_rd_90.txt</text:p>
          </table:table-cell>
          <table:table-cell table:style-name="ce1" office:value-type="string">
            <text:p>true</text:p>
          </table:table-cell>
          <table:table-cell office:value-type="string">
            <text:p>[549, 545, 237, 508, 237, 488, 501, 649, 478, 443, 517, 647, 552, 576, 668, 508, 597, 642, 622, 487, 552, 3212, 1150, 548, 1004, 1050, 1090, 1558, 1571, 1934, 2430, 2558, 2494, 2640, 2722, 1869, 1988, 2240, 1820, 3074, 3786, 3420, 2113, 2457, 1198, 1651, 1816, 1576, 2214, 2125, 1884, 2305, 1683, 2998, 2425, 3261, 3153, 3425, 3313, 2555, 3341, 3233, 3521, 3632, 3750, 5872, 4317, 3503, 3109, 2508, 4672, 3411, 3373, 3572, 3660, 3274, 2850, 4125, 2744, 1701, 1644]</text:p>
          </table:table-cell>
          <table:table-cell office:value-type="float" office:value="202.4">
            <text:p>202.4</text:p>
          </table:table-cell>
          <table:table-cell office:value-type="float" office:value="10">
            <text:p>10</text:p>
          </table:table-cell>
          <table:table-cell office:value-type="float" office:value="1215.8">
            <text:p>1215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2]" office:value-type="float" office:value="90">
            <text:p>90.0</text:p>
          </table:table-cell>
          <table:table-cell table:formula="of:=([.K12]-[.N12])/[.N12]" office:value-type="percentage" office:value="0.469599903299891">
            <text:p>46.96%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3_rd_10.txt</text:p>
          </table:table-cell>
          <table:table-cell table:style-name="ce1" office:value-type="string">
            <text:p>true</text:p>
          </table:table-cell>
          <table:table-cell office:value-type="string">
            <text:p>[11138, 3040, 2686, 4866, 5578, 3171, 9146, 5065, 2928, 2496]</text:p>
          </table:table-cell>
          <table:table-cell office:value-type="float" office:value="801.1">
            <text:p>801.1</text:p>
          </table:table-cell>
          <table:table-cell office:value-type="float" office:value="90">
            <text:p>90</text:p>
          </table:table-cell>
          <table:table-cell office:value-type="float" office:value="888.2">
            <text:p>888.2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826.3">
            <text:p>826.3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3]" office:value-type="float" office:value="10">
            <text:p>10.0</text:p>
          </table:table-cell>
          <table:table-cell table:formula="of:=([.K13]-[.N13])/[.N13]" office:value-type="percentage" office:value="0.0749122594699263">
            <text:p>7.49%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3_rd_50.txt</text:p>
          </table:table-cell>
          <table:table-cell table:style-name="ce1" office:value-type="string">
            <text:p>true</text:p>
          </table:table-cell>
          <table:table-cell office:value-type="string">
            <text:p>[4100, 1344, 1133, 1295, 2523, 1246, 1201, 1871, 1469, 1523, 1548, 1855, 1532, 1521, 1571, 1590, 1621, 1668, 2241, 2698, 2083, 1912, 1932, 2239, 2049, 2377, 2067, 2072, 3822, 2218, 2757, 2106, 2125, 3640, 2349, 2223, 2543, 3111, 2357, 2202, 2609, 2539, 2058, 1805, 1008]</text:p>
          </table:table-cell>
          <table:table-cell office:value-type="float" office:value="597.9">
            <text:p>597.9</text:p>
          </table:table-cell>
          <table:table-cell office:value-type="float" office:value="50">
            <text:p>50</text:p>
          </table:table-cell>
          <table:table-cell office:value-type="float" office:value="1006.5">
            <text:p>1006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26.3">
            <text:p>826.3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4]" office:value-type="float" office:value="50">
            <text:p>50.0</text:p>
          </table:table-cell>
          <table:table-cell table:formula="of:=([.K14]-[.N14])/[.N14]" office:value-type="percentage" office:value="0.218080600266247">
            <text:p>21.81%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3_rd_90.txt</text:p>
          </table:table-cell>
          <table:table-cell table:style-name="ce1" office:value-type="string">
            <text:p>true</text:p>
          </table:table-cell>
          <table:table-cell office:value-type="string">
            <text:p>[548, 221, 358, 693, 384, 609, 568, 341, 640, 388, 632, 621, 534, 1036, 828, 901, 935, 984, 1928, 1388, 2270, 716, 1482, 1337, 1350, 1486, 1467, 1056, 1226, 1279, 1827, 1965, 2024, 2492, 2665, 1489, 4355, 1517, 1876, 3267, 2784, 2704, 1971, 2054, 3827, 3245, 2141, 5692, 3044, 4241, 2147, 4150, 5534, 5475, 5788, 6189, 5953, 3952, 4912, 5573, 2429, 6657, 6423, 4957, 2871, 7033, 6136, 6745, 4182, 5809, 2405]</text:p>
          </table:table-cell>
          <table:table-cell office:value-type="float" office:value="231.3">
            <text:p>231.3</text:p>
          </table:table-cell>
          <table:table-cell office:value-type="float" office:value="10">
            <text:p>10</text:p>
          </table:table-cell>
          <table:table-cell office:value-type="float" office:value="1018.8">
            <text:p>1018.8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826.3">
            <text:p>826.3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5]" office:value-type="float" office:value="90">
            <text:p>90.0</text:p>
          </table:table-cell>
          <table:table-cell table:formula="of:=([.K15]-[.N15])/[.N15]" office:value-type="percentage" office:value="0.232966235023599">
            <text:p>23.30%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4_rd_10.txt</text:p>
          </table:table-cell>
          <table:table-cell table:style-name="ce1" office:value-type="string">
            <text:p>true</text:p>
          </table:table-cell>
          <table:table-cell office:value-type="string">
            <text:p>[9926, 5337, 2703, 2619, 5415, 6306, 3253, 6623, 6724, 5832, 4147]</text:p>
          </table:table-cell>
          <table:table-cell office:value-type="float" office:value="796.9">
            <text:p>796.9</text:p>
          </table:table-cell>
          <table:table-cell office:value-type="float" office:value="90">
            <text:p>90</text:p>
          </table:table-cell>
          <table:table-cell office:value-type="float" office:value="845.8">
            <text:p>845.8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22.9">
            <text:p>822.9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6]" office:value-type="float" office:value="10">
            <text:p>10.0</text:p>
          </table:table-cell>
          <table:table-cell table:formula="of:=([.K16]-[.N16])/[.N16]" office:value-type="percentage" office:value="0.0278284117146676">
            <text:p>2.78%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4_rd_50.txt</text:p>
          </table:table-cell>
          <table:table-cell table:style-name="ce1" office:value-type="string">
            <text:p>true</text:p>
          </table:table-cell>
          <table:table-cell office:value-type="string">
            <text:p>[4021, 1126, 2612, 2544, 1376, 2901, 4187, 2938, 2055, 1319, 1566, 1974, 1810, 1895, 1527, 1579, 1620, 2280, 2268, 3147, 2678, 3626, 1920, 1911, 1967, 2050, 2834, 2423, 2425, 2255, 2870, 2404, 2406, 2731, 2813, 4300, 3610, 3371, 4336, 3429, 3318, 3975, 4512, 3907, 3117, 3807]</text:p>
          </table:table-cell>
          <table:table-cell office:value-type="float" office:value="627.8">
            <text:p>627.8</text:p>
          </table:table-cell>
          <table:table-cell office:value-type="float" office:value="50">
            <text:p>50</text:p>
          </table:table-cell>
          <table:table-cell office:value-type="float" office:value="888.2">
            <text:p>888.2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822.9">
            <text:p>822.9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7]" office:value-type="float" office:value="50">
            <text:p>50.0</text:p>
          </table:table-cell>
          <table:table-cell table:formula="of:=([.K17]-[.N17])/[.N17]" office:value-type="percentage" office:value="0.0793535058937903">
            <text:p>7.94%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4_rd_90.txt</text:p>
          </table:table-cell>
          <table:table-cell table:style-name="ce1" office:value-type="string">
            <text:p>true</text:p>
          </table:table-cell>
          <table:table-cell office:value-type="string">
            <text:p>[529, 241, 409, 559, 491, 389, 363, 715, 412, 501, 449, 866, 1257, 726, 1034, 860, 1044, 671, 1141, 1220, 1270, 1375, 1221, 1127, 1683, 2288, 1174, 1670, 2066, 3015, 3068, 3230, 3305, 1888, 1794, 1875, 2322, 2676, 2120, 2619, 2827, 1537, 4360, 3076, 9449, 3552, 3757, 3807, 3994, 5962, 4234, 4419, 4832, 4623, 4391, 4675, 3618, 7203, 14488, 4137, 5126, 5191, 3146, 5584, 6130, 5909, 5168, 4277, 5690, 5640, 6242, 4719, 4496]</text:p>
          </table:table-cell>
          <table:table-cell office:value-type="float" office:value="184.4">
            <text:p>184.4</text:p>
          </table:table-cell>
          <table:table-cell office:value-type="float" office:value="10">
            <text:p>10</text:p>
          </table:table-cell>
          <table:table-cell office:value-type="float" office:value="873.8">
            <text:p>873.8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822.9">
            <text:p>822.9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8]" office:value-type="float" office:value="90">
            <text:p>90.0</text:p>
          </table:table-cell>
          <table:table-cell table:formula="of:=([.K18]-[.N18])/[.N18]" office:value-type="percentage" office:value="0.0618544173046543">
            <text:p>6.19%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5_rd_10.txt</text:p>
          </table:table-cell>
          <table:table-cell table:style-name="ce1" office:value-type="string">
            <text:p>true</text:p>
          </table:table-cell>
          <table:table-cell office:value-type="string">
            <text:p>[10926, 3130, 2866, 3434, 3283, 2658, 2961, 2715, 1792, 3605, 4145]</text:p>
          </table:table-cell>
          <table:table-cell office:value-type="float" office:value="818.5">
            <text:p>818.5</text:p>
          </table:table-cell>
          <table:table-cell office:value-type="float" office:value="90">
            <text:p>90</text:p>
          </table:table-cell>
          <table:table-cell office:value-type="float" office:value="924.4">
            <text:p>924.4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9]" office:value-type="float" office:value="10">
            <text:p>10.0</text:p>
          </table:table-cell>
          <table:table-cell table:formula="of:=([.K19]-[.N19])/[.N19]" office:value-type="percentage" office:value="0.117369757040977">
            <text:p>11.74%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5_rd_50.txt</text:p>
          </table:table-cell>
          <table:table-cell table:style-name="ce1" office:value-type="string">
            <text:p>true</text:p>
          </table:table-cell>
          <table:table-cell office:value-type="string">
            <text:p>[3829, 1766, 1045, 1461, 3626, 7447, 1568, 1592, 2914, 2187, 1584, 1573, 4207, 3146, 7428, 1734, 1397, 1618, 3291, 3108, 1928, 2711, 2426, 2516, 2855, 2199, 2709, 2284, 2044, 2449, 2489, 2097, 2106, 2069, 2151, 4038, 3223, 3249, 2621, 3661, 3009, 3541, 2444, 2298, 2228, 2475, 2931, 2772]</text:p>
          </table:table-cell>
          <table:table-cell office:value-type="float" office:value="698.2">
            <text:p>698.2</text:p>
          </table:table-cell>
          <table:table-cell office:value-type="float" office:value="50">
            <text:p>50</text:p>
          </table:table-cell>
          <table:table-cell office:value-type="float" office:value="1120.5">
            <text:p>1120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20]" office:value-type="float" office:value="50">
            <text:p>50.0</text:p>
          </table:table-cell>
          <table:table-cell table:formula="of:=([.K20]-[.N20])/[.N20]" office:value-type="percentage" office:value="0.354405898706636">
            <text:p>35.44%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5_rd_90.txt</text:p>
          </table:table-cell>
          <table:table-cell table:style-name="ce1" office:value-type="string">
            <text:p>true</text:p>
          </table:table-cell>
          <table:table-cell office:value-type="string">
            <text:p>[546, 290, 363, 460, 367, 414, 642, 404, 767, 567, 790, 950, 779, 1781, 478, 617, 538, 878, 525, 929, 937, 1404, 1384, 1522, 1069, 1091, 1130, 1194, 1238, 1266, 1214, 1442, 1502, 1627, 1708, 1741, 1783, 1945, 1943, 2051, 2113, 3118, 2243, 2304, 2364, 2527, 2596, 2701, 2799, 2781, 2811, 2321, 2270, 2314, 2484, 2495, 2951, 2809, 2949, 2992, 3089, 3148, 3139, 3112, 3030, 3173, 3197, 3190, 3305, 3216, 3306, 3331, 3156, 3104, 3202, 3264, 3446, 5033, 3598, 3265, 3091, 3186]</text:p>
          </table:table-cell>
          <table:table-cell office:value-type="float" office:value="284.8">
            <text:p>284.8</text:p>
          </table:table-cell>
          <table:table-cell office:value-type="float" office:value="10">
            <text:p>10</text:p>
          </table:table-cell>
          <table:table-cell office:value-type="float" office:value="1145.8">
            <text:p>1145.8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21]" office:value-type="float" office:value="90">
            <text:p>90.0</text:p>
          </table:table-cell>
          <table:table-cell table:formula="of:=([.K21]-[.N21])/[.N21]" office:value-type="percentage" office:value="0.384987308110722">
            <text:p>38.50%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6_rd_10.txt</text:p>
          </table:table-cell>
          <table:table-cell table:style-name="ce1" office:value-type="string">
            <text:p>true</text:p>
          </table:table-cell>
          <table:table-cell office:value-type="string">
            <text:p>[11102, 3849, 2634, 8713, 3103, 6558, 2804, 3541, 3203, 2874, 2422]</text:p>
          </table:table-cell>
          <table:table-cell office:value-type="float" office:value="809.3">
            <text:p>809.3</text:p>
          </table:table-cell>
          <table:table-cell office:value-type="float" office:value="90">
            <text:p>90</text:p>
          </table:table-cell>
          <table:table-cell office:value-type="float" office:value="876.1">
            <text:p>876.1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22]" office:value-type="float" office:value="10">
            <text:p>10.0</text:p>
          </table:table-cell>
          <table:table-cell table:formula="of:=([.K22]-[.N22])/[.N22]" office:value-type="percentage" office:value="0.0589870663604498">
            <text:p>5.90%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6_rd_50.txt</text:p>
          </table:table-cell>
          <table:table-cell table:style-name="ce1" office:value-type="string">
            <text:p>true</text:p>
          </table:table-cell>
          <table:table-cell office:value-type="string">
            <text:p>[4013, 1128, 3375, 3374, 3490, 1739, 2262, 2648, 1150, 4196, 2926, 1677, 2632, 1809, 1739, 2112, 2306, 2484, 1523, 2064, 2158, 2203, 2446, 2958, 2614, 3241, 2740, 2551, 2821, 2463, 3168, 2191, 2252, 1988, 1999, 1745, 1771, 1795, 1895, 1845, 1884, 1926, 2135, 2635, 2452, 1857, 1678, 1739]</text:p>
          </table:table-cell>
          <table:table-cell office:value-type="float" office:value="717.8">
            <text:p>717.8</text:p>
          </table:table-cell>
          <table:table-cell office:value-type="float" office:value="50">
            <text:p>50</text:p>
          </table:table-cell>
          <table:table-cell office:value-type="float" office:value="1071.9">
            <text:p>1071.9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23]" office:value-type="float" office:value="50">
            <text:p>50.0</text:p>
          </table:table-cell>
          <table:table-cell table:formula="of:=([.K23]-[.N23])/[.N23]" office:value-type="percentage" office:value="0.295660582618156">
            <text:p>29.57%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6_rd_90.txt</text:p>
          </table:table-cell>
          <table:table-cell table:style-name="ce1" office:value-type="string">
            <text:p>true</text:p>
          </table:table-cell>
          <table:table-cell office:value-type="string">
            <text:p>[532, 313, 219, 362, 317, 265, 270, 408, 363, 299, 315, 373, 392, 289, 397, 405, 567, 725, 1265, 1179, 1341, 1361, 660, 1488, 1594, 1200, 1727, 1846, 3546, 1012, 1148, 1171, 1231, 1286, 846, 1260, 1182, 1505, 1261, 1316, 1570, 1307, 1424, 1495, 1548, 1601, 2068, 1832, 1886, 1960, 2005, 1790, 1847, 2209, 2298, 1953, 2438, 2487, 2516, 2603, 2607, 2635, 2762, 2874, 2963, 3284, 3030, 3160, 3182, 3294, 3339, 2446, 3273, 3124, 2736, 2721, 2846, 2926, 3038, 2826, 2627, 2532, 2401]</text:p>
          </table:table-cell>
          <table:table-cell office:value-type="float" office:value="297.8">
            <text:p>297.8</text:p>
          </table:table-cell>
          <table:table-cell office:value-type="float" office:value="10">
            <text:p>10</text:p>
          </table:table-cell>
          <table:table-cell office:value-type="float" office:value="986.8">
            <text:p>986.8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24]" office:value-type="float" office:value="90">
            <text:p>90.0</text:p>
          </table:table-cell>
          <table:table-cell table:formula="of:=([.K24]-[.N24])/[.N24]" office:value-type="percentage" office:value="0.192795841895322">
            <text:p>19.28%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7_rd_10.txt</text:p>
          </table:table-cell>
          <table:table-cell table:style-name="ce1" office:value-type="string">
            <text:p>true</text:p>
          </table:table-cell>
          <table:table-cell office:value-type="string">
            <text:p>[11329, 3858, 4369, 3444, 3120, 3486, 3166, 5639, 3494, 3293, 2684]</text:p>
          </table:table-cell>
          <table:table-cell office:value-type="float" office:value="811.5">
            <text:p>811.5</text:p>
          </table:table-cell>
          <table:table-cell office:value-type="float" office:value="90">
            <text:p>90</text:p>
          </table:table-cell>
          <table:table-cell office:value-type="float" office:value="851.3">
            <text:p>851.3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25]" office:value-type="float" office:value="10">
            <text:p>10.0</text:p>
          </table:table-cell>
          <table:table-cell table:formula="of:=([.K25]-[.N25])/[.N25]" office:value-type="percentage" office:value="0.0290100326362867">
            <text:p>2.90%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7_rd_50.txt</text:p>
          </table:table-cell>
          <table:table-cell table:style-name="ce1" office:value-type="string">
            <text:p>true</text:p>
          </table:table-cell>
          <table:table-cell office:value-type="string">
            <text:p>[3652, 1002, 1757, 1537, 1688, 1556, 2579, 2687, 2893, 2182, 2185, 2686, 2926, 1388, 2049, 2395, 2941, 2998, 3080, 1407, 1444, 1459, 1472, 1498, 1553, 2075, 1747, 2053, 1869, 1951, 1763, 2018, 1828, 2170, 1714, 1726, 1670, 1650, 1997, 1682, 1800, 1824, 2091, 1614, 2199, 1561, 1887, 1595]</text:p>
          </table:table-cell>
          <table:table-cell office:value-type="float" office:value="677.7">
            <text:p>677.7</text:p>
          </table:table-cell>
          <table:table-cell office:value-type="float" office:value="50">
            <text:p>50</text:p>
          </table:table-cell>
          <table:table-cell office:value-type="float" office:value="1019">
            <text:p>1019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26]" office:value-type="float" office:value="50">
            <text:p>50.0</text:p>
          </table:table-cell>
          <table:table-cell table:formula="of:=([.K26]-[.N26])/[.N26]" office:value-type="percentage" office:value="0.23171763568234">
            <text:p>23.17%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7_rd_90.txt</text:p>
          </table:table-cell>
          <table:table-cell table:style-name="ce1" office:value-type="string">
            <text:p>true</text:p>
          </table:table-cell>
          <table:table-cell office:value-type="string">
            <text:p>[524, 275, 430, 444, 727, 558, 347, 575, 517, 684, 716, 2013, 649, 836, 883, 460, 1527, 1067, 1461, 1361, 985, 1105, 1252, 892, 1033, 1792, 1815, 2204, 1400, 2371, 2383, 2500, 2650, 2737, 2838, 2866, 1946, 2991, 2319, 1853, 3643, 3470, 7020, 2232, 3739, 2898, 2892, 3151, 3227, 4630, 4675, 9421, 4028, 4111, 2525, 2354, 4352, 4540, 4570, 4967, 4904, 9886, 3139, 2787, 3634, 3653, 3039, 3722, 3697, 3650, 3162, 4492, 4499, 3138, 2419, 1962]</text:p>
          </table:table-cell>
          <table:table-cell office:value-type="float" office:value="179.9">
            <text:p>179.9</text:p>
          </table:table-cell>
          <table:table-cell office:value-type="float" office:value="10">
            <text:p>10</text:p>
          </table:table-cell>
          <table:table-cell office:value-type="float" office:value="947.9">
            <text:p>947.9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27]" office:value-type="float" office:value="90">
            <text:p>90.0</text:p>
          </table:table-cell>
          <table:table-cell table:formula="of:=([.K27]-[.N27])/[.N27]" office:value-type="percentage" office:value="0.145775413997341">
            <text:p>14.58%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8_rd_10.txt</text:p>
          </table:table-cell>
          <table:table-cell table:style-name="ce1" office:value-type="string">
            <text:p>true</text:p>
          </table:table-cell>
          <table:table-cell office:value-type="string">
            <text:p>[10314, 3536, 3333, 2692, 2781, 2687, 3985, 2696, 2979, 2582]</text:p>
          </table:table-cell>
          <table:table-cell office:value-type="float" office:value="801.7">
            <text:p>801.7</text:p>
          </table:table-cell>
          <table:table-cell office:value-type="float" office:value="90">
            <text:p>90</text:p>
          </table:table-cell>
          <table:table-cell office:value-type="float" office:value="882.7">
            <text:p>882.7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28]" office:value-type="float" office:value="10">
            <text:p>10.0</text:p>
          </table:table-cell>
          <table:table-cell table:formula="of:=([.K28]-[.N28])/[.N28]" office:value-type="percentage" office:value="0.0669648253354286">
            <text:p>6.70%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8_rd_50.txt</text:p>
          </table:table-cell>
          <table:table-cell table:style-name="ce1" office:value-type="string">
            <text:p>true</text:p>
          </table:table-cell>
          <table:table-cell office:value-type="string">
            <text:p>[3841, 1251, 1027, 1091, 2388, 1939, 1870, 1191, 1409, 1309, 2005, 2010, 2075, 2373, 2071, 2187, 1817, 1720, 1890, 1522, 1986, 1576, 1851, 2489, 1747, 1806, 1821, 1877, 1849, 1918, 1859, 1923, 1974, 2050, 2107, 2131, 1950, 2681, 1932, 2342, 2122, 1829, 1953, 3159, 2158, 4525, 1775]</text:p>
          </table:table-cell>
          <table:table-cell office:value-type="float" office:value="642.8">
            <text:p>642.8</text:p>
          </table:table-cell>
          <table:table-cell office:value-type="float" office:value="50">
            <text:p>50</text:p>
          </table:table-cell>
          <table:table-cell office:value-type="float" office:value="1061.5">
            <text:p>1061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29]" office:value-type="float" office:value="50">
            <text:p>50.0</text:p>
          </table:table-cell>
          <table:table-cell table:formula="of:=([.K29]-[.N29])/[.N29]" office:value-type="percentage" office:value="0.283089568475765">
            <text:p>28.31%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8_rd_90.txt</text:p>
          </table:table-cell>
          <table:table-cell table:style-name="ce1" office:value-type="string">
            <text:p>true</text:p>
          </table:table-cell>
          <table:table-cell office:value-type="string">
            <text:p>[539, 197, 419, 673, 487, 527, 480, 564, 882, 786, 382, 948, 958, 403, 543, 1067, 583, 810, 694, 792, 654, 577, 855, 686, 922, 930, 1252, 1985, 1371, 899, 885, 870, 1264, 1328, 1783, 2677, 2701, 2814, 2825, 2728, 3001, 3212, 3278, 3411, 1618, 2331, 1761, 1589, 2131, 2562, 2542, 2585, 3796, 4003, 3207, 4390, 4291, 4482, 4533, 4892, 1974, 4270, 4419, 2756, 4231, 3033, 3088, 3159, 1387, 2163, 2647, 2692, 2128, 2348, 2372, 2295, 1834, 1867, 2690, 4320, 4376, 4566, 4046, 2433]</text:p>
          </table:table-cell>
          <table:table-cell office:value-type="float" office:value="182.9">
            <text:p>182.9</text:p>
          </table:table-cell>
          <table:table-cell office:value-type="float" office:value="10">
            <text:p>10</text:p>
          </table:table-cell>
          <table:table-cell office:value-type="float" office:value="984.8">
            <text:p>984.8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30]" office:value-type="float" office:value="90">
            <text:p>90.0</text:p>
          </table:table-cell>
          <table:table-cell table:formula="of:=([.K30]-[.N30])/[.N30]" office:value-type="percentage" office:value="0.190378339175632">
            <text:p>19.04%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9_rd_10.txt</text:p>
          </table:table-cell>
          <table:table-cell table:style-name="ce1" office:value-type="string">
            <text:p>true</text:p>
          </table:table-cell>
          <table:table-cell office:value-type="string">
            <text:p>[9805, 2586, 2592, 4262, 5023, 5889, 2896, 7636, 3770, 4970, 4075]</text:p>
          </table:table-cell>
          <table:table-cell office:value-type="float" office:value="808.8">
            <text:p>808.8</text:p>
          </table:table-cell>
          <table:table-cell office:value-type="float" office:value="90">
            <text:p>90</text:p>
          </table:table-cell>
          <table:table-cell office:value-type="float" office:value="856.3">
            <text:p>856.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31]" office:value-type="float" office:value="10">
            <text:p>10.0</text:p>
          </table:table-cell>
          <table:table-cell table:formula="of:=([.K31]-[.N31])/[.N31]" office:value-type="percentage" office:value="0.0350537894355131">
            <text:p>3.51%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9_rd_50.txt</text:p>
          </table:table-cell>
          <table:table-cell table:style-name="ce1" office:value-type="string">
            <text:p>true</text:p>
          </table:table-cell>
          <table:table-cell office:value-type="string">
            <text:p>[3897, 1420, 1135, 1100, 1273, 1171, 1262, 1354, 1303, 1412, 1454, 1409, 1692, 1717, 1968, 1594, 1584, 1593, 1824, 1808, 2036, 1988, 1766, 1957, 2115, 2314, 2155, 2933, 2930, 3882, 4134, 3225, 2577, 3695, 3772, 3895, 3669, 4036, 3519, 4186, 3417, 3129, 3870, 2510, 2359, 4055, 1631]</text:p>
          </table:table-cell>
          <table:table-cell office:value-type="float" office:value="589.3">
            <text:p>589.3</text:p>
          </table:table-cell>
          <table:table-cell office:value-type="float" office:value="50">
            <text:p>50</text:p>
          </table:table-cell>
          <table:table-cell office:value-type="float" office:value="931">
            <text:p>931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32]" office:value-type="float" office:value="50">
            <text:p>50.0</text:p>
          </table:table-cell>
          <table:table-cell table:formula="of:=([.K32]-[.N32])/[.N32]" office:value-type="percentage" office:value="0.125347516015956">
            <text:p>12.53%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9_rd_90.txt</text:p>
          </table:table-cell>
          <table:table-cell table:style-name="ce1" office:value-type="string">
            <text:p>true</text:p>
          </table:table-cell>
          <table:table-cell office:value-type="string">
            <text:p>[547, 213, 268, 252, 262, 405, 407, 441, 629, 450, 962, 767, 1556, 1757, 1087, 1069, 837, 1046, 774, 1155, 1275, 1408, 1671, 1469, 1657, 1255, 1074, 1201, 1251, 1514, 1840, 1420, 1246, 1147, 1631, 1776, 1900, 1529, 1417, 1588, 1647, 2034, 1891, 1743, 2042, 1835, 4378, 4220, 3112, 2857, 3445, 4926, 4632, 5192, 5524, 6024, 5928, 3271, 3839, 3435, 3517, 3442, 4169, 4241, 4466, 4326, 6372, 4495, 4423, 4053, 3752, 2922, 3186, 5945, 3350, 4082, 3217, 2681]</text:p>
          </table:table-cell>
          <table:table-cell office:value-type="float" office:value="190.3">
            <text:p>190.3</text:p>
          </table:table-cell>
          <table:table-cell office:value-type="float" office:value="10">
            <text:p>10</text:p>
          </table:table-cell>
          <table:table-cell office:value-type="float" office:value="935.8">
            <text:p>935.8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27.3">
            <text:p>827.3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33]" office:value-type="float" office:value="90">
            <text:p>90.0</text:p>
          </table:table-cell>
          <table:table-cell table:formula="of:=([.K33]-[.N33])/[.N33]" office:value-type="percentage" office:value="0.131149522543213">
            <text:p>13.11%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1_rd_10.txt</text:p>
          </table:table-cell>
          <table:table-cell table:style-name="ce1" office:value-type="string">
            <text:p>true</text:p>
          </table:table-cell>
          <table:table-cell office:value-type="string">
            <text:p>[16861, 14335, 14234, 13951, 3872, 12788, 10018, 10101, 10683, 3681, 1804]</text:p>
          </table:table-cell>
          <table:table-cell office:value-type="float" office:value="570.9">
            <text:p>570.9</text:p>
          </table:table-cell>
          <table:table-cell office:value-type="float" office:value="90">
            <text:p>90</text:p>
          </table:table-cell>
          <table:table-cell office:value-type="float" office:value="646.6">
            <text:p>646.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589.1">
            <text:p>589.1</text:p>
          </table:table-cell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34]" office:value-type="float" office:value="10">
            <text:p>10.0</text:p>
          </table:table-cell>
          <table:table-cell table:formula="of:=([.K34]-[.N34])/[.N34]" office:value-type="percentage" office:value="0.0976065184179256">
            <text:p>9.76%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1_rd_50.txt</text:p>
          </table:table-cell>
          <table:table-cell table:style-name="ce1" office:value-type="string">
            <text:p>true</text:p>
          </table:table-cell>
          <table:table-cell office:value-type="string">
            <text:p>[4956, 2395, 2676, 2452, 3067, 2537, 1520, 3066, 3411, 3512, 3503, 2552, 3764, 1971, 3153, 2122, 6005, 4637, 6237, 4967, 6836, 5646, 6844, 3337, 4877, 3736, 5696, 2423, 2603, 3639, 4070, 3875, 3653, 4168, 3402, 3469, 8863, 9047, 9022, 9589, 8224, 8580, 8789, 9099, 9617, 8783, 8766, 4539, 3548, 1988, 2043]</text:p>
          </table:table-cell>
          <table:table-cell office:value-type="float" office:value="490">
            <text:p>490</text:p>
          </table:table-cell>
          <table:table-cell office:value-type="float" office:value="50">
            <text:p>50</text:p>
          </table:table-cell>
          <table:table-cell office:value-type="float" office:value="653">
            <text:p>65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589.1">
            <text:p>589.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35]" office:value-type="float" office:value="50">
            <text:p>50.0</text:p>
          </table:table-cell>
          <table:table-cell table:formula="of:=([.K35]-[.N35])/[.N35]" office:value-type="percentage" office:value="0.108470548294008">
            <text:p>10.85%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1_rd_90.txt</text:p>
          </table:table-cell>
          <table:table-cell table:style-name="ce1" office:value-type="string">
            <text:p>true</text:p>
          </table:table-cell>
          <table:table-cell office:value-type="string">
            <text:p>[521, 567, 420, 653, 464, 486, 307, 777, 426, 1456, 339, 480, 394, 888, 470, 433, 728, 627, 656, 632, 1301, 1174, 1249, 906, 978, 1092, 1161, 1187, 1281, 1373, 1403, 1515, 1367, 1080, 2207, 1595, 1244, 1330, 1478, 1617, 1661, 1786, 1932, 1961, 2913, 2166, 3132, 3351, 3545, 3822, 2698, 2801, 2874, 3933, 2804, 4255, 3056, 4615, 4854, 3432, 4996, 5033, 5292, 4729, 4900, 5139, 5219, 5385, 5638, 5470, 5437, 5489, 5685, 5825, 6115, 5645, 5607, 3798, 4247, 4496, 4646, 4870, 5160, 3813, 3991, 3203, 3355, 3227, 2101]</text:p>
          </table:table-cell>
          <table:table-cell office:value-type="float" office:value="236.4">
            <text:p>236.4</text:p>
          </table:table-cell>
          <table:table-cell office:value-type="float" office:value="10">
            <text:p>10</text:p>
          </table:table-cell>
          <table:table-cell office:value-type="float" office:value="708">
            <text:p>708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589.1">
            <text:p>589.1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36]" office:value-type="float" office:value="90">
            <text:p>90.0</text:p>
          </table:table-cell>
          <table:table-cell table:formula="of:=([.K36]-[.N36])/[.N36]" office:value-type="percentage" office:value="0.201833305041589">
            <text:p>20.18%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2_rd_10.txt</text:p>
          </table:table-cell>
          <table:table-cell table:style-name="ce1" office:value-type="string">
            <text:p>true</text:p>
          </table:table-cell>
          <table:table-cell office:value-type="string">
            <text:p>[14795, 3892, 4282, 5309, 6332, 5210, 6124, 4504, 4051, 2157, 3816]</text:p>
          </table:table-cell>
          <table:table-cell office:value-type="float" office:value="570.9">
            <text:p>570.9</text:p>
          </table:table-cell>
          <table:table-cell office:value-type="float" office:value="90">
            <text:p>90</text:p>
          </table:table-cell>
          <table:table-cell office:value-type="float" office:value="617.9">
            <text:p>617.9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589.1">
            <text:p>589.1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37]" office:value-type="float" office:value="10">
            <text:p>10.0</text:p>
          </table:table-cell>
          <table:table-cell table:formula="of:=([.K37]-[.N37])/[.N37]" office:value-type="percentage" office:value="0.0488881344423696">
            <text:p>4.89%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2_rd_50.txt</text:p>
          </table:table-cell>
          <table:table-cell table:style-name="ce1" office:value-type="string">
            <text:p>true</text:p>
          </table:table-cell>
          <table:table-cell office:value-type="string">
            <text:p>[3946, 3557, 3600, 2650, 2804, 3907, 4122, 4301, 3163, 4555, 4618, 2702, 3534, 3647, 3881, 3973, 4133, 4272, 4449, 4684, 4610, 4867, 4964, 5126, 5393, 5389, 3351, 3740, 3364, 2734, 4750, 4906, 5113, 4953, 3626, 4555, 5034, 3571, 4449, 3882, 5571, 3666, 2487, 4163, 3030, 1726, 1582, 1398, 1042]</text:p>
          </table:table-cell>
          <table:table-cell office:value-type="float" office:value="467.6">
            <text:p>467.6</text:p>
          </table:table-cell>
          <table:table-cell office:value-type="float" office:value="50">
            <text:p>50</text:p>
          </table:table-cell>
          <table:table-cell office:value-type="float" office:value="663.4">
            <text:p>663.4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589.1">
            <text:p>589.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38]" office:value-type="float" office:value="50">
            <text:p>50.0</text:p>
          </table:table-cell>
          <table:table-cell table:formula="of:=([.K38]-[.N38])/[.N38]" office:value-type="percentage" office:value="0.126124596842641">
            <text:p>12.61%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2_rd_90.txt</text:p>
          </table:table-cell>
          <table:table-cell table:style-name="ce1" office:value-type="string">
            <text:p>true</text:p>
          </table:table-cell>
          <table:table-cell office:value-type="string">
            <text:p>[528, 321, 295, 359, 369, 429, 462, 431, 315, 640, 668, 982, 1040, 1104, 1149, 397, 658, 589, 709, 614, 688, 1540, 873, 1106, 1430, 1843, 1699, 2159, 1182, 1184, 2174, 1604, 1301, 2442, 2741, 2960, 3047, 3183, 2247, 3264, 6544, 1936, 2383, 2328, 2697, 2775, 2886, 2991, 3069, 3133, 4509, 4497, 3287, 3325, 4935, 4722, 4627, 4938, 4673, 3024, 5367, 3615, 4112, 5057, 5904, 3438, 4848, 4930, 3777, 5765, 5489, 3412, 3968, 3627, 3797, 2644, 4149, 4340, 2256, 3021, 3106, 3276, 9988, 3093, 2142, 2370, 2460, 1349, 1048]</text:p>
          </table:table-cell>
          <table:table-cell office:value-type="float" office:value="239.7">
            <text:p>239.7</text:p>
          </table:table-cell>
          <table:table-cell office:value-type="float" office:value="10">
            <text:p>10</text:p>
          </table:table-cell>
          <table:table-cell office:value-type="float" office:value="706.9">
            <text:p>706.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589.1">
            <text:p>589.1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39]" office:value-type="float" office:value="90">
            <text:p>90.0</text:p>
          </table:table-cell>
          <table:table-cell table:formula="of:=([.K39]-[.N39])/[.N39]" office:value-type="percentage" office:value="0.199966049906637">
            <text:p>20.00%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3_rd_10.txt</text:p>
          </table:table-cell>
          <table:table-cell table:style-name="ce1" office:value-type="string">
            <text:p>true</text:p>
          </table:table-cell>
          <table:table-cell office:value-type="string">
            <text:p>[13468, 3845, 3972, 3762, 4086, 4281, 6435, 5525, 4029, 2481, 2612]</text:p>
          </table:table-cell>
          <table:table-cell office:value-type="float" office:value="572.3">
            <text:p>572.3</text:p>
          </table:table-cell>
          <table:table-cell office:value-type="float" office:value="90">
            <text:p>90</text:p>
          </table:table-cell>
          <table:table-cell office:value-type="float" office:value="588.7">
            <text:p>588.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88.7">
            <text:p>588.7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40]" office:value-type="float" office:value="10">
            <text:p>10.0</text:p>
          </table:table-cell>
          <table:table-cell table:formula="of:=([.K40]-[.N40])/[.N40]" office:value-type="percentage" office:value="0">
            <text:p>0.00%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3_rd_50.txt</text:p>
          </table:table-cell>
          <table:table-cell table:style-name="ce1" office:value-type="string">
            <text:p>true</text:p>
          </table:table-cell>
          <table:table-cell office:value-type="string">
            <text:p>[3824, 1561, 3162, 2365, 3438, 3479, 3736, 3876, 3605, 4235, 4411, 2128, 2909, 2855, 2505, 2492, 2527, 1934, 3178, 2374, 2401, 2749, 2331, 3211, 4454, 2804, 2990, 3401, 3474, 8408, 4500, 9089, 6754, 5263, 5304, 5527, 5742, 5459, 5657, 5871, 3434, 3738, 3412, 3925, 3334, 3778, 4228, 4378, 4517]</text:p>
          </table:table-cell>
          <table:table-cell office:value-type="float" office:value="474">
            <text:p>474</text:p>
          </table:table-cell>
          <table:table-cell office:value-type="float" office:value="50">
            <text:p>50</text:p>
          </table:table-cell>
          <table:table-cell office:value-type="float" office:value="633.4">
            <text:p>633.4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88.7">
            <text:p>588.7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41]" office:value-type="float" office:value="50">
            <text:p>50.0</text:p>
          </table:table-cell>
          <table:table-cell table:formula="of:=([.K41]-[.N41])/[.N41]" office:value-type="percentage" office:value="0.0759300152879224">
            <text:p>7.59%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3_rd_90.txt</text:p>
          </table:table-cell>
          <table:table-cell table:style-name="ce1" office:value-type="string">
            <text:p>true</text:p>
          </table:table-cell>
          <table:table-cell office:value-type="string">
            <text:p>[528, 393, 269, 649, 544, 888, 666, 709, 408, 663, 537, 614, 824, 806, 697, 871, 1291, 749, 1455, 1150, 1674, 1762, 1798, 3831, 1428, 1481, 1545, 1645, 1738, 1689, 1852, 1387, 2393, 1742, 1824, 1891, 2084, 2094, 2225, 2253, 2407, 2391, 2527, 2621, 2862, 2848, 3005, 3232, 3100, 3291, 3466, 3808, 3801, 3963, 4095, 4529, 4599, 4791, 4905, 4995, 5221, 5179, 5441, 5540, 5595, 5659, 6052, 5776, 6044, 6166, 6390, 4921, 6411, 6816, 9996, 4717, 5432, 5499, 5163, 4364, 3573, 4136, 3984, 4181, 4934, 3512]</text:p>
          </table:table-cell>
          <table:table-cell office:value-type="float" office:value="158.3">
            <text:p>158.3</text:p>
          </table:table-cell>
          <table:table-cell office:value-type="float" office:value="10">
            <text:p>10</text:p>
          </table:table-cell>
          <table:table-cell office:value-type="float" office:value="700.6">
            <text:p>700.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8.7">
            <text:p>588.7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42]" office:value-type="float" office:value="90">
            <text:p>90.0</text:p>
          </table:table-cell>
          <table:table-cell table:formula="of:=([.K42]-[.N42])/[.N42]" office:value-type="percentage" office:value="0.190079836928826">
            <text:p>19.01%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4_rd_10.txt</text:p>
          </table:table-cell>
          <table:table-cell table:style-name="ce1" office:value-type="string">
            <text:p>true</text:p>
          </table:table-cell>
          <table:table-cell office:value-type="string">
            <text:p>[10238, 2867, 6117, 4735, 4406, 12462, 6924, 4541, 9815, 4839]</text:p>
          </table:table-cell>
          <table:table-cell office:value-type="float" office:value="563.7">
            <text:p>563.7</text:p>
          </table:table-cell>
          <table:table-cell office:value-type="float" office:value="90">
            <text:p>90</text:p>
          </table:table-cell>
          <table:table-cell office:value-type="float" office:value="635.8">
            <text:p>635.8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588.1">
            <text:p>588.1</text:p>
          </table:table-cell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43]" office:value-type="float" office:value="10">
            <text:p>10.0</text:p>
          </table:table-cell>
          <table:table-cell table:formula="of:=([.K43]-[.N43])/[.N43]" office:value-type="percentage" office:value="0.0811086549906477">
            <text:p>8.11%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4_rd_50.txt</text:p>
          </table:table-cell>
          <table:table-cell table:style-name="ce1" office:value-type="string">
            <text:p>true</text:p>
          </table:table-cell>
          <table:table-cell office:value-type="string">
            <text:p>[3383, 1652, 1137, 1939, 1251, 2020, 2531, 1686, 1513, 4031, 4089, 8291, 2229, 2417, 2377, 2061, 2916, 2354, 3141, 6142, 3512, 2605, 2600, 3953, 4352, 3507, 3252, 9098, 9402, 9827, 7107, 6978, 7300, 7465, 5065, 8249, 5994, 6876, 5829, 5005, 5713, 5128, 5904, 4393, 5359, 3738]</text:p>
          </table:table-cell>
          <table:table-cell office:value-type="float" office:value="472.9">
            <text:p>472.9</text:p>
          </table:table-cell>
          <table:table-cell office:value-type="float" office:value="50">
            <text:p>50</text:p>
          </table:table-cell>
          <table:table-cell office:value-type="float" office:value="636">
            <text:p>636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588.1">
            <text:p>588.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44]" office:value-type="float" office:value="50">
            <text:p>50.0</text:p>
          </table:table-cell>
          <table:table-cell table:formula="of:=([.K44]-[.N44])/[.N44]" office:value-type="percentage" office:value="0.081448733208638">
            <text:p>8.14%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4_rd_90.txt</text:p>
          </table:table-cell>
          <table:table-cell table:style-name="ce1" office:value-type="string">
            <text:p>true</text:p>
          </table:table-cell>
          <table:table-cell office:value-type="string">
            <text:p>[544, 336, 204, 247, 410, 279, 470, 362, 436, 403, 384, 997, 712, 735, 748, 1120, 855, 740, 982, 1020, 1171, 1144, 765, 1333, 921, 1509, 1396, 1144, 1194, 2667, 2828, 1322, 2989, 2760, 949, 2918, 2983, 2780, 3165, 3282, 2031, 2127, 2733, 3733, 2523, 4597, 4815, 4519, 4797, 4931, 5090, 3816, 5580, 5942, 5804, 5784, 4367, 6313, 6372, 6714, 4796, 6628, 6882, 6875, 5342, 7875, 5638, 5654, 8319, 8872, 9507, 17283, 6461, 4941, 9594, 18868, 5182, 9702, 5330, 5891, 6250, 6220, 5396, 4331, 3396]</text:p>
          </table:table-cell>
          <table:table-cell office:value-type="float" office:value="241.1">
            <text:p>241.1</text:p>
          </table:table-cell>
          <table:table-cell office:value-type="float" office:value="10">
            <text:p>10</text:p>
          </table:table-cell>
          <table:table-cell office:value-type="float" office:value="677.2">
            <text:p>677.2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588.1">
            <text:p>588.1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45]" office:value-type="float" office:value="90">
            <text:p>90.0</text:p>
          </table:table-cell>
          <table:table-cell table:formula="of:=([.K45]-[.N45])/[.N45]" office:value-type="percentage" office:value="0.151504846114606">
            <text:p>15.15%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5_rd_10.txt</text:p>
          </table:table-cell>
          <table:table-cell table:style-name="ce1" office:value-type="string">
            <text:p>true</text:p>
          </table:table-cell>
          <table:table-cell office:value-type="string">
            <text:p>[17175, 9141, 5122, 4837, 5585, 5175, 4706, 4702, 3902, 2916, 2159]</text:p>
          </table:table-cell>
          <table:table-cell office:value-type="float" office:value="558.4">
            <text:p>558.4</text:p>
          </table:table-cell>
          <table:table-cell office:value-type="float" office:value="90">
            <text:p>90</text:p>
          </table:table-cell>
          <table:table-cell office:value-type="float" office:value="586.4">
            <text:p>586.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586.4">
            <text:p>586.4</text:p>
          </table:table-cell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46]" office:value-type="float" office:value="10">
            <text:p>10.0</text:p>
          </table:table-cell>
          <table:table-cell table:formula="of:=([.K46]-[.N46])/[.N46]" office:value-type="percentage" office:value="0">
            <text:p>0.00%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5_rd_50.txt</text:p>
          </table:table-cell>
          <table:table-cell table:style-name="ce1" office:value-type="string">
            <text:p>true</text:p>
          </table:table-cell>
          <table:table-cell office:value-type="string">
            <text:p>[4693, 4102, 2951, 1996, 2967, 1984, 2554, 2522, 2503, 2802, 2509, 1897, 2585, 1918, 2399, 2253, 3083, 2412, 2538, 2678, 2732, 3300, 3315, 1988, 2274, 2608, 2013, 4568, 4476, 5088, 5396, 5628, 3881, 5737, 7483, 6860, 7683, 8031, 2845, 2725, 2909, 1954, 3895, 4799, 3838, 3338, 3488, 3605, 1936, 1245]</text:p>
          </table:table-cell>
          <table:table-cell office:value-type="float" office:value="460.1">
            <text:p>460.1</text:p>
          </table:table-cell>
          <table:table-cell office:value-type="float" office:value="50">
            <text:p>50</text:p>
          </table:table-cell>
          <table:table-cell office:value-type="float" office:value="634.9">
            <text:p>634.9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586.4">
            <text:p>586.4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47]" office:value-type="float" office:value="50">
            <text:p>50.0</text:p>
          </table:table-cell>
          <table:table-cell table:formula="of:=([.K47]-[.N47])/[.N47]" office:value-type="percentage" office:value="0.0827080491132333">
            <text:p>8.27%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5_rd_90.txt</text:p>
          </table:table-cell>
          <table:table-cell table:style-name="ce1" office:value-type="string">
            <text:p>true</text:p>
          </table:table-cell>
          <table:table-cell office:value-type="string">
            <text:p>[553, 179, 290, 245, 313, 323, 302, 586, 412, 300, 432, 462, 420, 1094, 1128, 803, 1257, 610, 592, 594, 828, 761, 994, 876, 744, 1010, 1215, 1109, 1031, 920, 1394, 1480, 1541, 1406, 1193, 917, 1393, 2560, 1109, 1048, 2041, 2011, 2127, 2262, 2055, 2174, 3203, 2268, 2343, 2340, 2397, 2506, 2435, 2584, 2613, 2754, 2848, 2992, 2930, 2966, 3064, 3241, 3418, 3140, 3286, 3369, 3321, 3535, 3959, 3452, 3399, 3530, 3691, 3831, 3090, 3266, 3434, 3609, 2819, 2924, 2439, 2657, 2771, 2913, 3006, 2183, 2334, 1739, 1256]</text:p>
          </table:table-cell>
          <table:table-cell office:value-type="float" office:value="160.2">
            <text:p>160.2</text:p>
          </table:table-cell>
          <table:table-cell office:value-type="float" office:value="10">
            <text:p>10</text:p>
          </table:table-cell>
          <table:table-cell office:value-type="float" office:value="679.8">
            <text:p>679.8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586.4">
            <text:p>586.4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48]" office:value-type="float" office:value="90">
            <text:p>90.0</text:p>
          </table:table-cell>
          <table:table-cell table:formula="of:=([.K48]-[.N48])/[.N48]" office:value-type="percentage" office:value="0.159276944065484">
            <text:p>15.93%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6_rd_10.txt</text:p>
          </table:table-cell>
          <table:table-cell table:style-name="ce1" office:value-type="string">
            <text:p>true</text:p>
          </table:table-cell>
          <table:table-cell office:value-type="string">
            <text:p>[16770, 6774, 4369, 4825, 5980, 4310, 4550, 5650, 4341, 3772, 2847]</text:p>
          </table:table-cell>
          <table:table-cell office:value-type="float" office:value="559.1">
            <text:p>559.1</text:p>
          </table:table-cell>
          <table:table-cell office:value-type="float" office:value="90">
            <text:p>90</text:p>
          </table:table-cell>
          <table:table-cell office:value-type="float" office:value="677.3">
            <text:p>677.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586">
            <text:p>586</text:p>
          </table:table-cell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49]" office:value-type="float" office:value="10">
            <text:p>10.0</text:p>
          </table:table-cell>
          <table:table-cell table:formula="of:=([.K49]-[.N49])/[.N49]" office:value-type="percentage" office:value="0.15580204778157">
            <text:p>15.58%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6_rd_50.txt</text:p>
          </table:table-cell>
          <table:table-cell table:style-name="ce1" office:value-type="string">
            <text:p>true</text:p>
          </table:table-cell>
          <table:table-cell office:value-type="string">
            <text:p>[4524, 2018, 2497, 2717, 2819, 2324, 4515, 3399, 2803, 2700, 2590, 5325, 5425, 4152, 3985, 2135, 2412, 2960, 3630, 2707, 2996, 2807, 4031, 3196, 4398, 3080, 3030, 5246, 6537, 6271, 9413, 6783, 8039, 3593, 7192, 5889, 9371, 3843, 6600, 4349, 4842, 2802, 2527, 3031, 2759, 4602, 1920, 4071]</text:p>
          </table:table-cell>
          <table:table-cell office:value-type="float" office:value="453.9">
            <text:p>453.9</text:p>
          </table:table-cell>
          <table:table-cell office:value-type="float" office:value="50">
            <text:p>50</text:p>
          </table:table-cell>
          <table:table-cell office:value-type="float" office:value="631.2">
            <text:p>631.2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586">
            <text:p>586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50]" office:value-type="float" office:value="50">
            <text:p>50.0</text:p>
          </table:table-cell>
          <table:table-cell table:formula="of:=([.K50]-[.N50])/[.N50]" office:value-type="percentage" office:value="0.0771331058020479">
            <text:p>7.71%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6_rd_90.txt</text:p>
          </table:table-cell>
          <table:table-cell table:style-name="ce1" office:value-type="string">
            <text:p>true</text:p>
          </table:table-cell>
          <table:table-cell office:value-type="string">
            <text:p>[545, 254, 346, 419, 657, 298, 503, 307, 432, 613, 805, 674, 668, 991, 449, 1139, 1186, 1192, 1250, 775, 1329, 1021, 1682, 1160, 1198, 1244, 1367, 1425, 1455, 1595, 1722, 1717, 1821, 1904, 2009, 2018, 3118, 2280, 3308, 2279, 2433, 2549, 2601, 2898, 2987, 2888, 3047, 3166, 3263, 3328, 3289, 3602, 3789, 4000, 3947, 4041, 4213, 4407, 4166, 4358, 4389, 4620, 4196, 5631, 6031, 4674, 4180, 3890, 4076, 4224, 4394, 4056, 4386, 6399, 4038, 3784, 4003, 4291, 4358, 4237, 5096, 3386, 4062, 2269, 2405]</text:p>
          </table:table-cell>
          <table:table-cell office:value-type="float" office:value="182.5">
            <text:p>182.5</text:p>
          </table:table-cell>
          <table:table-cell office:value-type="float" office:value="10">
            <text:p>10</text:p>
          </table:table-cell>
          <table:table-cell office:value-type="float" office:value="745.5">
            <text:p>745.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586">
            <text:p>586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51]" office:value-type="float" office:value="90">
            <text:p>90.0</text:p>
          </table:table-cell>
          <table:table-cell table:formula="of:=([.K51]-[.N51])/[.N51]" office:value-type="percentage" office:value="0.272184300341297">
            <text:p>27.22%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7_rd_10.txt</text:p>
          </table:table-cell>
          <table:table-cell table:style-name="ce1" office:value-type="string">
            <text:p>true</text:p>
          </table:table-cell>
          <table:table-cell office:value-type="string">
            <text:p>[16501, 6157, 6955, 4931, 6123, 11816, 12857, 4669, 4732, 5910, 6348]</text:p>
          </table:table-cell>
          <table:table-cell office:value-type="float" office:value="565.9">
            <text:p>565.9</text:p>
          </table:table-cell>
          <table:table-cell office:value-type="float" office:value="90">
            <text:p>90</text:p>
          </table:table-cell>
          <table:table-cell office:value-type="float" office:value="632">
            <text:p>632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85.8">
            <text:p>585.8</text:p>
          </table:table-cell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52]" office:value-type="float" office:value="10">
            <text:p>10.0</text:p>
          </table:table-cell>
          <table:table-cell table:formula="of:=([.K52]-[.N52])/[.N52]" office:value-type="percentage" office:value="0.0788665073403893">
            <text:p>7.89%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7_rd_50.txt</text:p>
          </table:table-cell>
          <table:table-cell table:style-name="ce1" office:value-type="string">
            <text:p>true</text:p>
          </table:table-cell>
          <table:table-cell office:value-type="string">
            <text:p>[4425, 3780, 2417, 1485, 2226, 1969, 4383, 4623, 4747, 5008, 5145, 2853, 3957, 4094, 4198, 4367, 4525, 4657, 4824, 4710, 4943, 3996, 3696, 3894, 4653, 4381, 4532, 5754, 6032, 5911, 6228, 6436, 6225, 6333, 6650, 6896, 6700, 6768, 7526, 6584, 7032, 7199, 2877, 2982, 3741, 3659, 3511, 4302, 3966, 2341]</text:p>
          </table:table-cell>
          <table:table-cell office:value-type="float" office:value="479">
            <text:p>479</text:p>
          </table:table-cell>
          <table:table-cell office:value-type="float" office:value="50">
            <text:p>50</text:p>
          </table:table-cell>
          <table:table-cell office:value-type="float" office:value="646.2">
            <text:p>646.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585.8">
            <text:p>585.8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53]" office:value-type="float" office:value="50">
            <text:p>50.0</text:p>
          </table:table-cell>
          <table:table-cell table:formula="of:=([.K53]-[.N53])/[.N53]" office:value-type="percentage" office:value="0.103106862410379">
            <text:p>10.31%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7_rd_90.txt</text:p>
          </table:table-cell>
          <table:table-cell table:style-name="ce1" office:value-type="string">
            <text:p>true</text:p>
          </table:table-cell>
          <table:table-cell office:value-type="string">
            <text:p>[526, 544, 630, 473, 468, 740, 405, 542, 616, 629, 891, 742, 548, 699, 566, 631, 692, 725, 599, 895, 874, 963, 882, 891, 1015, 974, 1217, 1473, 1666, 1751, 1835, 1801, 1896, 2086, 1773, 1901, 2420, 2499, 2574, 2628, 2689, 2723, 2852, 2864, 2914, 2932, 2985, 3182, 4907, 3436, 3421, 3607, 3640, 3848, 3624, 3823, 3970, 4212, 4328, 4544, 4817, 4812, 4977, 5039, 4834, 5277, 5186, 4850, 4972, 5106, 5297, 5523, 5602, 8655, 6031, 5740, 5631, 5867, 6127, 5871, 5530, 4388, 3668, 3940, 5100, 5292, 5321, 2566]</text:p>
          </table:table-cell>
          <table:table-cell office:value-type="float" office:value="231.5">
            <text:p>231.5</text:p>
          </table:table-cell>
          <table:table-cell office:value-type="float" office:value="10">
            <text:p>10</text:p>
          </table:table-cell>
          <table:table-cell office:value-type="float" office:value="656.6">
            <text:p>656.6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585.8">
            <text:p>585.8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54]" office:value-type="float" office:value="90">
            <text:p>90.0</text:p>
          </table:table-cell>
          <table:table-cell table:formula="of:=([.K54]-[.N54])/[.N54]" office:value-type="percentage" office:value="0.120860361898259">
            <text:p>12.09%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8_rd_10.txt</text:p>
          </table:table-cell>
          <table:table-cell table:style-name="ce1" office:value-type="string">
            <text:p>true</text:p>
          </table:table-cell>
          <table:table-cell office:value-type="string">
            <text:p>[15325, 3948, 9031, 5798, 9381, 10009, 9774, 4107, 5220, 3116, 8251]</text:p>
          </table:table-cell>
          <table:table-cell office:value-type="float" office:value="562.9">
            <text:p>562.9</text:p>
          </table:table-cell>
          <table:table-cell office:value-type="float" office:value="90">
            <text:p>90</text:p>
          </table:table-cell>
          <table:table-cell office:value-type="float" office:value="639.9">
            <text:p>639.9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85.8">
            <text:p>585.8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55]" office:value-type="float" office:value="10">
            <text:p>10.0</text:p>
          </table:table-cell>
          <table:table-cell table:formula="of:=([.K55]-[.N55])/[.N55]" office:value-type="percentage" office:value="0.0923523386821441">
            <text:p>9.24%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8_rd_50.txt</text:p>
          </table:table-cell>
          <table:table-cell table:style-name="ce1" office:value-type="string">
            <text:p>true</text:p>
          </table:table-cell>
          <table:table-cell office:value-type="string">
            <text:p>[4220, 2462, 1724, 2620, 1570, 2729, 4053, 4286, 4418, 4545, 4673, 4931, 5099, 2277, 2359, 2466, 2573, 2602, 2721, 2792, 2890, 3091, 3194, 3470, 3261, 5252, 5473, 4541, 7951, 8646, 8535, 8511, 6290, 6228, 6534, 9450, 3727, 5463, 6428, 3323, 3772, 4701, 4150, 3963, 3647, 3404, 4345, 5221, 5501, 5945, 3969]</text:p>
          </table:table-cell>
          <table:table-cell office:value-type="float" office:value="480.8">
            <text:p>480.8</text:p>
          </table:table-cell>
          <table:table-cell office:value-type="float" office:value="50">
            <text:p>50</text:p>
          </table:table-cell>
          <table:table-cell office:value-type="float" office:value="649.6">
            <text:p>649.6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85.8">
            <text:p>585.8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56]" office:value-type="float" office:value="50">
            <text:p>50.0</text:p>
          </table:table-cell>
          <table:table-cell table:formula="of:=([.K56]-[.N56])/[.N56]" office:value-type="percentage" office:value="0.108910891089109">
            <text:p>10.89%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8_rd_90.txt</text:p>
          </table:table-cell>
          <table:table-cell table:style-name="ce1" office:value-type="string">
            <text:p>true</text:p>
          </table:table-cell>
          <table:table-cell office:value-type="string">
            <text:p>[520, 211, 254, 273, 277, 445, 329, 632, 496, 450, 648, 1857, 484, 537, 539, 784, 835, 1154, 609, 785, 1086, 1376, 1433, 1420, 1499, 966, 1945, 1967, 2364, 1913, 1577, 1704, 1773, 1820, 1867, 2014, 2038, 2122, 2224, 2399, 2406, 2561, 2677, 2737, 3407, 2816, 2908, 3074, 2996, 3127, 4609, 3408, 3605, 3534, 3624, 3624, 3776, 3873, 3982, 4166, 4455, 4656, 4981, 4915, 5369, 5224, 5544, 5287, 5377, 5458, 5259, 5431, 5713, 5648, 5388, 5488, 5553, 5789, 7941, 5628, 5763, 7205, 5064, 5305, 5487, 5170, 5163, 2875]</text:p>
          </table:table-cell>
          <table:table-cell office:value-type="float" office:value="123.5">
            <text:p>123.5</text:p>
          </table:table-cell>
          <table:table-cell office:value-type="float" office:value="10">
            <text:p>10</text:p>
          </table:table-cell>
          <table:table-cell office:value-type="float" office:value="665.6">
            <text:p>665.6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585.8">
            <text:p>585.8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57]" office:value-type="float" office:value="90">
            <text:p>90.0</text:p>
          </table:table-cell>
          <table:table-cell table:formula="of:=([.K57]-[.N57])/[.N57]" office:value-type="percentage" office:value="0.136223967224309">
            <text:p>13.62%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1_rd_10.txt</text:p>
          </table:table-cell>
          <table:table-cell table:style-name="ce1" office:value-type="string">
            <text:p>true</text:p>
          </table:table-cell>
          <table:table-cell office:value-type="string">
            <text:p>[10095, 3418, 2515, 4057, 2478, 2959, 4215, 3769, 3682, 3372]</text:p>
          </table:table-cell>
          <table:table-cell office:value-type="float" office:value="1488.3">
            <text:p>1488.3</text:p>
          </table:table-cell>
          <table:table-cell office:value-type="float" office:value="90">
            <text:p>90</text:p>
          </table:table-cell>
          <table:table-cell office:value-type="float" office:value="1681.2">
            <text:p>1681.2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638">
            <text:p>1638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58]" office:value-type="float" office:value="10">
            <text:p>10.0</text:p>
          </table:table-cell>
          <table:table-cell table:formula="of:=([.K58]-[.N58])/[.N58]" office:value-type="percentage" office:value="0.0263736263736264">
            <text:p>2.64%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1_rd_50.txt</text:p>
          </table:table-cell>
          <table:table-cell table:style-name="ce1" office:value-type="string">
            <text:p>true</text:p>
          </table:table-cell>
          <table:table-cell office:value-type="string">
            <text:p>[4040, 1916, 1096, 1906, 1775, 3654, 1363, 2287, 1732, 2262, 1788, 2500, 1708, 1836, 1454, 2095, 1701, 2129, 2173, 2604, 2501, 2364, 1932, 3841, 2311, 1968, 2004, 2258, 2073, 2336, 2357, 1957, 1780, 1493, 1796, 1502, 1704, 2094, 2920, 1818, 988]</text:p>
          </table:table-cell>
          <table:table-cell office:value-type="float" office:value="959">
            <text:p>959</text:p>
          </table:table-cell>
          <table:table-cell office:value-type="float" office:value="50">
            <text:p>50</text:p>
          </table:table-cell>
          <table:table-cell office:value-type="float" office:value="1678.4">
            <text:p>1678.4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638">
            <text:p>1638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59]" office:value-type="float" office:value="50">
            <text:p>50.0</text:p>
          </table:table-cell>
          <table:table-cell table:formula="of:=([.K59]-[.N59])/[.N59]" office:value-type="percentage" office:value="0.0246642246642247">
            <text:p>2.47%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1_rd_90.txt</text:p>
          </table:table-cell>
          <table:table-cell table:style-name="ce1" office:value-type="string">
            <text:p>true</text:p>
          </table:table-cell>
          <table:table-cell office:value-type="string">
            <text:p>[534, 467, 232, 669, 323, 608, 251, 637, 332, 929, 741, 1217, 825, 1004, 852, 1171, 1197, 1762, 808, 646, 1180, 865, 1359, 1330, 1114, 1937, 1926, 2533, 1468, 3108, 3071, 1689, 1778, 3507, 3602, 1891, 3926, 1733, 1862, 2138, 1391, 1458, 1450, 4718, 4658, 4563, 4315, 4355, 4318, 3766, 2145, 3700, 3851, 3240, 3162, 1653, 1539, 1648, 1576, 1052]</text:p>
          </table:table-cell>
          <table:table-cell office:value-type="float" office:value="335.5">
            <text:p>335.5</text:p>
          </table:table-cell>
          <table:table-cell office:value-type="float" office:value="10">
            <text:p>10</text:p>
          </table:table-cell>
          <table:table-cell office:value-type="float" office:value="1701.9">
            <text:p>1701.9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637.7">
            <text:p>1637.7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60]" office:value-type="float" office:value="90">
            <text:p>90.0</text:p>
          </table:table-cell>
          <table:table-cell table:formula="of:=([.K60]-[.N60])/[.N60]" office:value-type="percentage" office:value="0.0392013189228797">
            <text:p>3.92%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2_rd_10.txt</text:p>
          </table:table-cell>
          <table:table-cell table:style-name="ce1" office:value-type="string">
            <text:p>true</text:p>
          </table:table-cell>
          <table:table-cell office:value-type="string">
            <text:p>[9733, 2830, 2441, 3411, 2514, 2543, 2593, 5626, 3299, 6218, 1871]</text:p>
          </table:table-cell>
          <table:table-cell office:value-type="float" office:value="1343.4">
            <text:p>1343.4</text:p>
          </table:table-cell>
          <table:table-cell office:value-type="float" office:value="90">
            <text:p>90</text:p>
          </table:table-cell>
          <table:table-cell office:value-type="float" office:value="1543.1">
            <text:p>1543.1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467.5">
            <text:p>1467.5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61]" office:value-type="float" office:value="10">
            <text:p>10.0</text:p>
          </table:table-cell>
          <table:table-cell table:formula="of:=([.K61]-[.N61])/[.N61]" office:value-type="percentage" office:value="0.0515161839863713">
            <text:p>5.15%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2_rd_50.txt</text:p>
          </table:table-cell>
          <table:table-cell table:style-name="ce1" office:value-type="string">
            <text:p>true</text:p>
          </table:table-cell>
          <table:table-cell office:value-type="string">
            <text:p>[3520, 1202, 3081, 2186, 1698, 2355, 1143, 1595, 3580, 1533, 1917, 2114, 1665, 2153, 2772, 2457, 2961, 2059, 2708, 2997, 2984, 2710, 3593, 2865, 3445, 3533, 3825, 2935, 3646, 3100, 2676, 3166, 2841, 3890, 2669, 3703, 2988, 3157, 3708, 2973, 2268]</text:p>
          </table:table-cell>
          <table:table-cell office:value-type="float" office:value="972.4">
            <text:p>972.4</text:p>
          </table:table-cell>
          <table:table-cell office:value-type="float" office:value="50">
            <text:p>50</text:p>
          </table:table-cell>
          <table:table-cell office:value-type="float" office:value="1546.3">
            <text:p>1546.3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466.8">
            <text:p>1466.8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62]" office:value-type="float" office:value="50">
            <text:p>50.0</text:p>
          </table:table-cell>
          <table:table-cell table:formula="of:=([.K62]-[.N62])/[.N62]" office:value-type="percentage" office:value="0.0541996182165258">
            <text:p>5.42%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2_rd_90.txt</text:p>
          </table:table-cell>
          <table:table-cell table:style-name="ce1" office:value-type="string">
            <text:p>true</text:p>
          </table:table-cell>
          <table:table-cell office:value-type="string">
            <text:p>[555, 272, 195, 389, 420, 615, 367, 383, 345, 678, 709, 748, 1052, 904, 910, 699, 765, 1335, 1011, 2549, 1437, 1028, 1932, 2548, 3280, 1984, 2039, 2106, 1832, 3128, 1719, 2447, 2363, 2337, 2232, 2081, 1462, 2106, 2101, 2346, 3399, 2536, 1973, 2492, 3043, 2403, 3641, 2627, 2007, 1639, 3775, 3166, 2774, 2928, 2281, 2219, 1863]</text:p>
          </table:table-cell>
          <table:table-cell office:value-type="float" office:value="241.6">
            <text:p>241.6</text:p>
          </table:table-cell>
          <table:table-cell office:value-type="float" office:value="10">
            <text:p>10</text:p>
          </table:table-cell>
          <table:table-cell office:value-type="float" office:value="1517">
            <text:p>1517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467.5">
            <text:p>1467.5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63]" office:value-type="float" office:value="90">
            <text:p>90.0</text:p>
          </table:table-cell>
          <table:table-cell table:formula="of:=([.K63]-[.N63])/[.N63]" office:value-type="percentage" office:value="0.0337308347529813">
            <text:p>3.37%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3_rd_10.txt</text:p>
          </table:table-cell>
          <table:table-cell table:style-name="ce1" office:value-type="string">
            <text:p>true</text:p>
          </table:table-cell>
          <table:table-cell office:value-type="string">
            <text:p>[10236, 2611, 3278, 3829, 2678, 2699, 2731, 2636, 1968, 2553]</text:p>
          </table:table-cell>
          <table:table-cell office:value-type="float" office:value="1158.7">
            <text:p>1158.7</text:p>
          </table:table-cell>
          <table:table-cell office:value-type="float" office:value="90">
            <text:p>90</text:p>
          </table:table-cell>
          <table:table-cell office:value-type="float" office:value="1239">
            <text:p>1239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223.1">
            <text:p>1223.1</text:p>
          </table:table-cell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64]" office:value-type="float" office:value="10">
            <text:p>10.0</text:p>
          </table:table-cell>
          <table:table-cell table:formula="of:=([.K64]-[.N64])/[.N64]" office:value-type="percentage" office:value="0.0129997547216091">
            <text:p>1.30%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3_rd_50.txt</text:p>
          </table:table-cell>
          <table:table-cell table:style-name="ce1" office:value-type="string">
            <text:p>true</text:p>
          </table:table-cell>
          <table:table-cell office:value-type="string">
            <text:p>[3820, 1017, 1092, 1168, 1545, 1453, 1435, 2023, 1606, 1521, 1579, 1728, 1623, 1725, 2345, 2335, 2260, 2598, 2304, 2152, 2230, 2567, 2580, 2332, 3393, 3255, 3267, 3011, 2329, 2438, 2350, 3167, 2264, 2295]</text:p>
          </table:table-cell>
          <table:table-cell office:value-type="float" office:value="771.9">
            <text:p>771.9</text:p>
          </table:table-cell>
          <table:table-cell office:value-type="float" office:value="50">
            <text:p>50</text:p>
          </table:table-cell>
          <table:table-cell office:value-type="float" office:value="1253.3">
            <text:p>1253.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217.4">
            <text:p>1217.4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65]" office:value-type="float" office:value="50">
            <text:p>50.0</text:p>
          </table:table-cell>
          <table:table-cell table:formula="of:=([.K65]-[.N65])/[.N65]" office:value-type="percentage" office:value="0.029489075078035">
            <text:p>2.95%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3_rd_90.txt</text:p>
          </table:table-cell>
          <table:table-cell table:style-name="ce1" office:value-type="string">
            <text:p>true</text:p>
          </table:table-cell>
          <table:table-cell office:value-type="string">
            <text:p>[529, 446, 334, 365, 644, 471, 984, 639, 1079, 1154, 799, 920, 790, 1044, 1303, 952, 2458, 1243, 1659, 1407, 1625, 1437, 1920, 2146, 2943, 1828, 5262, 3889, 4308, 2748, 2840, 3222, 3847, 4180, 3864, 4252, 2762, 2997, 5561, 3031, 5416, 3372, 4102, 3163, 3660, 3450, 3260, 1680, 1706]</text:p>
          </table:table-cell>
          <table:table-cell office:value-type="float" office:value="179.9">
            <text:p>179.9</text:p>
          </table:table-cell>
          <table:table-cell office:value-type="float" office:value="10">
            <text:p>10</text:p>
          </table:table-cell>
          <table:table-cell office:value-type="float" office:value="1352.6">
            <text:p>1352.6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208.7">
            <text:p>1208.7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66]" office:value-type="float" office:value="90">
            <text:p>90.0</text:p>
          </table:table-cell>
          <table:table-cell table:formula="of:=([.K66]-[.N66])/[.N66]" office:value-type="percentage" office:value="0.119053528584429">
            <text:p>11.91%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4_rd_10.txt</text:p>
          </table:table-cell>
          <table:table-cell table:style-name="ce1" office:value-type="string">
            <text:p>true</text:p>
          </table:table-cell>
          <table:table-cell office:value-type="string">
            <text:p>[10200, 3229, 2725, 5845, 3846, 3269, 3408, 3431, 3596]</text:p>
          </table:table-cell>
          <table:table-cell office:value-type="float" office:value="934.4">
            <text:p>934.4</text:p>
          </table:table-cell>
          <table:table-cell office:value-type="float" office:value="90">
            <text:p>90</text:p>
          </table:table-cell>
          <table:table-cell office:value-type="float" office:value="996">
            <text:p>996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985.8">
            <text:p>985.8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67]" office:value-type="float" office:value="10">
            <text:p>10.0</text:p>
          </table:table-cell>
          <table:table-cell table:formula="of:=([.K67]-[.N67])/[.N67]" office:value-type="percentage" office:value="0.0103469263542301">
            <text:p>1.03%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4_rd_50.txt</text:p>
          </table:table-cell>
          <table:table-cell table:style-name="ce1" office:value-type="string">
            <text:p>true</text:p>
          </table:table-cell>
          <table:table-cell office:value-type="string">
            <text:p>[4093, 1044, 6695, 1124, 1203, 1667, 1685, 2311, 3231, 2945, 1680, 1962, 1826, 2828, 2417, 2863, 2350, 2188, 2702, 2961, 2429, 2877, 2941, 4404, 3431, 3517, 5711, 2739, 2574, 2546, 2247, 1798, 3387]</text:p>
          </table:table-cell>
          <table:table-cell office:value-type="float" office:value="613.5">
            <text:p>613.5</text:p>
          </table:table-cell>
          <table:table-cell office:value-type="float" office:value="50">
            <text:p>50</text:p>
          </table:table-cell>
          <table:table-cell office:value-type="float" office:value="1067.6">
            <text:p>1067.6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71.5">
            <text:p>971.5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68]" office:value-type="float" office:value="50">
            <text:p>50.0</text:p>
          </table:table-cell>
          <table:table-cell table:formula="of:=([.K68]-[.N68])/[.N68]" office:value-type="percentage" office:value="0.0989191971178589">
            <text:p>9.89%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4_rd_90.txt</text:p>
          </table:table-cell>
          <table:table-cell table:style-name="ce1" office:value-type="string">
            <text:p>true</text:p>
          </table:table-cell>
          <table:table-cell office:value-type="string">
            <text:p>[537, 268, 459, 703, 874, 319, 448, 635, 552, 717, 890, 870, 1640, 1666, 1208, 1411, 1030, 1483, 1205, 1617, 1371, 1426, 1990, 2210, 2864, 2628, 2805, 3071, 3936, 3220, 4225, 4754, 3402, 3771, 3469, 4649, 3704, 3107, 5015, 3566, 3839, 3337, 2937, 4856, 2403]</text:p>
          </table:table-cell>
          <table:table-cell office:value-type="float" office:value="168.8">
            <text:p>168.8</text:p>
          </table:table-cell>
          <table:table-cell office:value-type="float" office:value="10">
            <text:p>10</text:p>
          </table:table-cell>
          <table:table-cell office:value-type="float" office:value="1067.3">
            <text:p>1067.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8.5">
            <text:p>988.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69]" office:value-type="float" office:value="90">
            <text:p>90.0</text:p>
          </table:table-cell>
          <table:table-cell table:formula="of:=([.K69]-[.N69])/[.N69]" office:value-type="percentage" office:value="0.0797167425392008">
            <text:p>7.97%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5_rd_10.txt</text:p>
          </table:table-cell>
          <table:table-cell table:style-name="ce1" office:value-type="string">
            <text:p>true</text:p>
          </table:table-cell>
          <table:table-cell office:value-type="string">
            <text:p>[11039, 3368, 2707, 4477, 3516, 3078, 2869, 2828, 1922, 2936]</text:p>
          </table:table-cell>
          <table:table-cell office:value-type="float" office:value="1233.5">
            <text:p>1233.5</text:p>
          </table:table-cell>
          <table:table-cell office:value-type="float" office:value="90">
            <text:p>90</text:p>
          </table:table-cell>
          <table:table-cell office:value-type="float" office:value="1388.4">
            <text:p>1388.4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360.2">
            <text:p>1360.2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70]" office:value-type="float" office:value="10">
            <text:p>10.0</text:p>
          </table:table-cell>
          <table:table-cell table:formula="of:=([.K70]-[.N70])/[.N70]" office:value-type="percentage" office:value="0.0207322452580503">
            <text:p>2.07%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5_rd_50.txt</text:p>
          </table:table-cell>
          <table:table-cell table:style-name="ce1" office:value-type="string">
            <text:p>true</text:p>
          </table:table-cell>
          <table:table-cell office:value-type="string">
            <text:p>[3954, 1032, 1087, 1479, 2074, 2065, 1457, 1356, 1408, 1484, 1519, 1808, 1566, 1846, 1857, 2230, 2105, 1854, 1850, 2060, 1923, 3118, 4695, 2585, 2664, 2308, 2454, 2396, 2451, 3731, 3423, 2838, 1919, 1802, 2042, 1945, 1276, 1321]</text:p>
          </table:table-cell>
          <table:table-cell office:value-type="float" office:value="775.4">
            <text:p>775.4</text:p>
          </table:table-cell>
          <table:table-cell office:value-type="float" office:value="50">
            <text:p>50</text:p>
          </table:table-cell>
          <table:table-cell office:value-type="float" office:value="1439">
            <text:p>1439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361.3">
            <text:p>1361.3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71]" office:value-type="float" office:value="50">
            <text:p>50.0</text:p>
          </table:table-cell>
          <table:table-cell table:formula="of:=([.K71]-[.N71])/[.N71]" office:value-type="percentage" office:value="0.0570777932858298">
            <text:p>5.71%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5_rd_90.txt</text:p>
          </table:table-cell>
          <table:table-cell table:style-name="ce1" office:value-type="string">
            <text:p>true</text:p>
          </table:table-cell>
          <table:table-cell office:value-type="string">
            <text:p>[561, 250, 380, 383, 392, 403, 765, 793, 715, 630, 590, 598, 1886, 812, 1027, 1846, 1105, 1190, 1663, 1362, 1050, 1404, 2124, 1527, 1779, 1353, 3367, 2549, 4013, 2272, 2118, 3017, 2786, 2139, 2389, 1763, 3217, 3191, 2905, 2826, 4895, 2754, 2047, 2328, 3619, 3395, 3163, 3104, 2316, 3381, 1997, 2158, 3678, 2178, 1347, 1415, 746]</text:p>
          </table:table-cell>
          <table:table-cell office:value-type="float" office:value="196.5">
            <text:p>196.5</text:p>
          </table:table-cell>
          <table:table-cell office:value-type="float" office:value="10">
            <text:p>10</text:p>
          </table:table-cell>
          <table:table-cell office:value-type="float" office:value="1466.4">
            <text:p>1466.4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355.8">
            <text:p>1355.8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72]" office:value-type="float" office:value="90">
            <text:p>90.0</text:p>
          </table:table-cell>
          <table:table-cell table:formula="of:=([.K72]-[.N72])/[.N72]" office:value-type="percentage" office:value="0.0815754536067268">
            <text:p>8.16%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6_rd_10.txt</text:p>
          </table:table-cell>
          <table:table-cell table:style-name="ce1" office:value-type="string">
            <text:p>true</text:p>
          </table:table-cell>
          <table:table-cell office:value-type="string">
            <text:p>[10640, 2592, 4406, 3385, 4786, 3534, 3598, 4724, 7586, 2552, 2690]</text:p>
          </table:table-cell>
          <table:table-cell office:value-type="float" office:value="1152.2">
            <text:p>1152.2</text:p>
          </table:table-cell>
          <table:table-cell office:value-type="float" office:value="90">
            <text:p>90</text:p>
          </table:table-cell>
          <table:table-cell office:value-type="float" office:value="1275.8">
            <text:p>1275.8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235.2">
            <text:p>1235.2</text:p>
          </table:table-cell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73]" office:value-type="float" office:value="10">
            <text:p>10.0</text:p>
          </table:table-cell>
          <table:table-cell table:formula="of:=([.K73]-[.N73])/[.N73]" office:value-type="percentage" office:value="0.0328691709844559">
            <text:p>3.29%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6_rd_50.txt</text:p>
          </table:table-cell>
          <table:table-cell table:style-name="ce1" office:value-type="string">
            <text:p>true</text:p>
          </table:table-cell>
          <table:table-cell office:value-type="string">
            <text:p>[3961, 1738, 1081, 1144, 1152, 1232, 2449, 1309, 1597, 1796, 1638, 1575, 1656, 1920, 2004, 2064, 1922, 1957, 2413, 2736, 2044, 2133, 2156, 2416, 2367, 4172, 3007, 2712, 2323, 2517, 2888, 1852, 2202, 2519, 2774, 2048, 1321, 1418]</text:p>
          </table:table-cell>
          <table:table-cell office:value-type="float" office:value="746.6">
            <text:p>746.6</text:p>
          </table:table-cell>
          <table:table-cell office:value-type="float" office:value="50">
            <text:p>50</text:p>
          </table:table-cell>
          <table:table-cell office:value-type="float" office:value="1323.3">
            <text:p>1323.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74]" office:value-type="float" office:value="50">
            <text:p>50.0</text:p>
          </table:table-cell>
          <table:table-cell table:formula="of:=([.K74]-[.N74])/[.N74]" office:value-type="percentage" office:value="0.0718451320265674">
            <text:p>7.18%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6_rd_90.txt</text:p>
          </table:table-cell>
          <table:table-cell table:style-name="ce1" office:value-type="string">
            <text:p>true</text:p>
          </table:table-cell>
          <table:table-cell office:value-type="string">
            <text:p>[543, 263, 582, 346, 428, 978, 386, 744, 1018, 564, 573, 709, 972, 979, 796, 946, 816, 1321, 1394, 1901, 954, 1182, 2538, 1506, 2197, 2109, 4302, 2165, 4244, 2228, 7955, 3631, 9576, 3155, 4859, 5478, 4108, 2158, 5534, 6115, 4222, 4275, 5806, 3844, 2107, 2966, 2366, 2247, 2438, 2678, 2228, 2289, 2714]</text:p>
          </table:table-cell>
          <table:table-cell office:value-type="float" office:value="166.7">
            <text:p>166.7</text:p>
          </table:table-cell>
          <table:table-cell office:value-type="float" office:value="10">
            <text:p>10</text:p>
          </table:table-cell>
          <table:table-cell office:value-type="float" office:value="1290.7">
            <text:p>1290.7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234.6">
            <text:p>1234.6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75]" office:value-type="float" office:value="90">
            <text:p>90.0</text:p>
          </table:table-cell>
          <table:table-cell table:formula="of:=([.K75]-[.N75])/[.N75]" office:value-type="percentage" office:value="0.0454398185647174">
            <text:p>4.54%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7_rd_10.txt</text:p>
          </table:table-cell>
          <table:table-cell table:style-name="ce1" office:value-type="string">
            <text:p>true</text:p>
          </table:table-cell>
          <table:table-cell office:value-type="string">
            <text:p>[10085, 2662, 4350, 4667, 4072, 5540, 4359, 4737, 3070, 2718, 2812]</text:p>
          </table:table-cell>
          <table:table-cell office:value-type="float" office:value="1012">
            <text:p>1012</text:p>
          </table:table-cell>
          <table:table-cell office:value-type="float" office:value="90">
            <text:p>90</text:p>
          </table:table-cell>
          <table:table-cell office:value-type="float" office:value="1096.2">
            <text:p>1096.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076.9">
            <text:p>1076.9</text:p>
          </table:table-cell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76]" office:value-type="float" office:value="10">
            <text:p>10.0</text:p>
          </table:table-cell>
          <table:table-cell table:formula="of:=([.K76]-[.N76])/[.N76]" office:value-type="percentage" office:value="0.0179218126102702">
            <text:p>1.79%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7_rd_50.txt</text:p>
          </table:table-cell>
          <table:table-cell table:style-name="ce1" office:value-type="string">
            <text:p>true</text:p>
          </table:table-cell>
          <table:table-cell office:value-type="string">
            <text:p>[4153, 1787, 2798, 1943, 2502, 2893, 2963, 1481, 1620, 1625, 1635, 1697, 1778, 1866, 1907, 2015, 2298, 2397, 2448, 2285, 2652, 2661, 2696, 2721, 2390, 2411, 2940, 2625, 2068, 1819, 1845, 1672, 1738, 2016, 1791, 1742]</text:p>
          </table:table-cell>
          <table:table-cell office:value-type="float" office:value="656.3">
            <text:p>656.3</text:p>
          </table:table-cell>
          <table:table-cell office:value-type="float" office:value="50">
            <text:p>50</text:p>
          </table:table-cell>
          <table:table-cell office:value-type="float" office:value="1160.7">
            <text:p>1160.7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75">
            <text:p>1075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77]" office:value-type="float" office:value="50">
            <text:p>50.0</text:p>
          </table:table-cell>
          <table:table-cell table:formula="of:=([.K77]-[.N77])/[.N77]" office:value-type="percentage" office:value="0.0797209302325582">
            <text:p>7.97%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7_rd_90.txt</text:p>
          </table:table-cell>
          <table:table-cell table:style-name="ce1" office:value-type="string">
            <text:p>true</text:p>
          </table:table-cell>
          <table:table-cell office:value-type="string">
            <text:p>[545, 235, 267, 859, 360, 574, 810, 601, 675, 714, 1491, 1425, 1493, 1544, 2084, 1709, 1468, 3642, 3740, 1709, 2125, 2456, 1914, 1932, 9401, 1882, 3747, 3661, 3800, 5080, 3517, 4274, 2606, 2179, 3080, 3432, 2670, 2463, 3475, 4055, 2461, 3292, 2811, 2242, 2455, 2633, 3093, 2329, 2043, 3011, 961]</text:p>
          </table:table-cell>
          <table:table-cell office:value-type="float" office:value="201.4">
            <text:p>201.4</text:p>
          </table:table-cell>
          <table:table-cell office:value-type="float" office:value="10">
            <text:p>10</text:p>
          </table:table-cell>
          <table:table-cell office:value-type="float" office:value="1189.7">
            <text:p>1189.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72.6">
            <text:p>1072.6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78]" office:value-type="float" office:value="90">
            <text:p>90.0</text:p>
          </table:table-cell>
          <table:table-cell table:formula="of:=([.K78]-[.N78])/[.N78]" office:value-type="percentage" office:value="0.109173969793026">
            <text:p>10.92%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8_rd_10.txt</text:p>
          </table:table-cell>
          <table:table-cell table:style-name="ce1" office:value-type="string">
            <text:p>true</text:p>
          </table:table-cell>
          <table:table-cell office:value-type="string">
            <text:p>[10349, 3107, 2777, 2840, 6137, 4071, 3037, 3476, 2911]</text:p>
          </table:table-cell>
          <table:table-cell office:value-type="float" office:value="888">
            <text:p>888</text:p>
          </table:table-cell>
          <table:table-cell office:value-type="float" office:value="90">
            <text:p>90</text:p>
          </table:table-cell>
          <table:table-cell office:value-type="float" office:value="982.2">
            <text:p>982.2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950.6">
            <text:p>950.6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79]" office:value-type="float" office:value="10">
            <text:p>10.0</text:p>
          </table:table-cell>
          <table:table-cell table:formula="of:=([.K79]-[.N79])/[.N79]" office:value-type="percentage" office:value="0.0332421628445193">
            <text:p>3.32%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8_rd_50.txt</text:p>
          </table:table-cell>
          <table:table-cell table:style-name="ce1" office:value-type="string">
            <text:p>true</text:p>
          </table:table-cell>
          <table:table-cell office:value-type="string">
            <text:p>[4192, 1112, 2594, 1457, 1283, 1331, 1411, 1563, 1568, 1672, 1732, 1841, 1906, 1904, 2549, 2339, 2468, 2950, 3141, 2905, 3536, 3646, 3035, 2974, 2987, 2997, 3134, 2528, 2834, 2803, 2769, 4556]</text:p>
          </table:table-cell>
          <table:table-cell office:value-type="float" office:value="568">
            <text:p>568</text:p>
          </table:table-cell>
          <table:table-cell office:value-type="float" office:value="50">
            <text:p>50</text:p>
          </table:table-cell>
          <table:table-cell office:value-type="float" office:value="1016.9">
            <text:p>1016.9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57.2">
            <text:p>957.2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80]" office:value-type="float" office:value="50">
            <text:p>50.0</text:p>
          </table:table-cell>
          <table:table-cell table:formula="of:=([.K80]-[.N80])/[.N80]" office:value-type="percentage" office:value="0.0623694107814458">
            <text:p>6.24%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8_rd_90.txt</text:p>
          </table:table-cell>
          <table:table-cell table:style-name="ce1" office:value-type="string">
            <text:p>true</text:p>
          </table:table-cell>
          <table:table-cell office:value-type="string">
            <text:p>[554, 334, 253, 384, 745, 408, 732, 1120, 552, 1175, 956, 1025, 1254, 1252, 5777, 2313, 1376, 2181, 2120, 2503, 4653, 2629, 10181, 2586, 2334, 4687, 2848, 2985, 5346, 7157, 6346, 3561, 5104, 6830, 4807, 4912, 5031, 5379, 7657, 4330, 6041, 6048]</text:p>
          </table:table-cell>
          <table:table-cell office:value-type="float" office:value="237.2">
            <text:p>237.2</text:p>
          </table:table-cell>
          <table:table-cell office:value-type="float" office:value="10">
            <text:p>10</text:p>
          </table:table-cell>
          <table:table-cell office:value-type="float" office:value="1019.3">
            <text:p>1019.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6.3">
            <text:p>946.3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81]" office:value-type="float" office:value="90">
            <text:p>90.0</text:p>
          </table:table-cell>
          <table:table-cell table:formula="of:=([.K81]-[.N81])/[.N81]" office:value-type="percentage" office:value="0.0771425552150481">
            <text:p>7.71%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9_rd_10.txt</text:p>
          </table:table-cell>
          <table:table-cell table:style-name="ce1" office:value-type="string">
            <text:p>true</text:p>
          </table:table-cell>
          <table:table-cell office:value-type="string">
            <text:p>[10313, 2550, 6589, 3378, 3723, 3519, 4160, 4312, 2934, 1855, 1879]</text:p>
          </table:table-cell>
          <table:table-cell office:value-type="float" office:value="1059.1">
            <text:p>1059.1</text:p>
          </table:table-cell>
          <table:table-cell office:value-type="float" office:value="90">
            <text:p>90</text:p>
          </table:table-cell>
          <table:table-cell office:value-type="float" office:value="1195.9">
            <text:p>1195.9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148.7">
            <text:p>1148.7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82]" office:value-type="float" office:value="10">
            <text:p>10.0</text:p>
          </table:table-cell>
          <table:table-cell table:formula="of:=([.K82]-[.N82])/[.N82]" office:value-type="percentage" office:value="0.0410899277444068">
            <text:p>4.11%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9_rd_50.txt</text:p>
          </table:table-cell>
          <table:table-cell table:style-name="ce1" office:value-type="string">
            <text:p>true</text:p>
          </table:table-cell>
          <table:table-cell office:value-type="string">
            <text:p>[3955, 1001, 1055, 1286, 1129, 1556, 1559, 1259, 1506, 2465, 2093, 1458, 1704, 1760, 2085, 2102, 1708, 2178, 1995, 1857, 2160, 3483, 2906, 2871, 3224, 3116, 3085, 5262, 3408, 2927, 4553, 2349, 3232, 3313, 4297, 4130, 3257, 2823, 2765, 3345]</text:p>
          </table:table-cell>
          <table:table-cell office:value-type="float" office:value="691.5">
            <text:p>691.5</text:p>
          </table:table-cell>
          <table:table-cell office:value-type="float" office:value="50">
            <text:p>50</text:p>
          </table:table-cell>
          <table:table-cell office:value-type="float" office:value="1228.8">
            <text:p>1228.8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147.5">
            <text:p>1147.5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83]" office:value-type="float" office:value="50">
            <text:p>50.0</text:p>
          </table:table-cell>
          <table:table-cell table:formula="of:=([.K83]-[.N83])/[.N83]" office:value-type="percentage" office:value="0.0708496732026143">
            <text:p>7.08%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9_rd_90.txt</text:p>
          </table:table-cell>
          <table:table-cell table:style-name="ce1" office:value-type="string">
            <text:p>true</text:p>
          </table:table-cell>
          <table:table-cell office:value-type="string">
            <text:p>[526, 203, 1104, 271, 305, 447, 640, 539, 540, 489, 435, 540, 547, 1399, 1060, 824, 650, 1018, 769, 1017, 1294, 885, 1332, 1588, 1580, 1536, 1951, 1921, 2296, 1747, 2225, 1527, 2642, 2156, 4474, 2596, 2308, 3316, 2732, 2599, 2286, 2594, 4134, 3376, 2594, 2677, 2507, 2605, 2613, 2688, 3513, 3286, 3155, 4271, 4049, 2930, 2978, 2749, 2484, 2316]</text:p>
          </table:table-cell>
          <table:table-cell office:value-type="float" office:value="198.7">
            <text:p>198.7</text:p>
          </table:table-cell>
          <table:table-cell office:value-type="float" office:value="10">
            <text:p>10</text:p>
          </table:table-cell>
          <table:table-cell office:value-type="float" office:value="1260.2">
            <text:p>1260.2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155.8">
            <text:p>1155.8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84]" office:value-type="float" office:value="90">
            <text:p>90.0</text:p>
          </table:table-cell>
          <table:table-cell table:formula="of:=([.K84]-[.N84])/[.N84]" office:value-type="percentage" office:value="0.0903270462017651">
            <text:p>9.03%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0_rd_10.txt</text:p>
          </table:table-cell>
          <table:table-cell table:style-name="ce1" office:value-type="string">
            <text:p>true</text:p>
          </table:table-cell>
          <table:table-cell office:value-type="string">
            <text:p>[10226, 2588, 3241, 2664, 2684, 2974, 4008, 2783, 3441, 2818, 2528]</text:p>
          </table:table-cell>
          <table:table-cell office:value-type="float" office:value="1004.9">
            <text:p>1004.9</text:p>
          </table:table-cell>
          <table:table-cell office:value-type="float" office:value="90">
            <text:p>90</text:p>
          </table:table-cell>
          <table:table-cell office:value-type="float" office:value="1111.5">
            <text:p>1111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078.9">
            <text:p>1078.9</text:p>
          </table:table-cell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85]" office:value-type="float" office:value="10">
            <text:p>10.0</text:p>
          </table:table-cell>
          <table:table-cell table:formula="of:=([.K85]-[.N85])/[.N85]" office:value-type="percentage" office:value="0.0302159607007136">
            <text:p>3.02%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0_rd_50.txt</text:p>
          </table:table-cell>
          <table:table-cell table:style-name="ce1" office:value-type="string">
            <text:p>true</text:p>
          </table:table-cell>
          <table:table-cell office:value-type="string">
            <text:p>[3939, 1059, 2003, 1588, 1217, 1560, 1257, 1936, 1566, 1870, 2450, 2423, 1543, 1636, 2223, 2240, 2540, 2149, 2257, 2598, 2595, 2459, 2727, 2885, 2606, 3155, 2654, 2700, 3604, 3334, 2416, 2344, 1994, 2489]</text:p>
          </table:table-cell>
          <table:table-cell office:value-type="float" office:value="631.3">
            <text:p>631.3</text:p>
          </table:table-cell>
          <table:table-cell office:value-type="float" office:value="50">
            <text:p>50</text:p>
          </table:table-cell>
          <table:table-cell office:value-type="float" office:value="1147.7">
            <text:p>1147.7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076.6">
            <text:p>1076.6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86]" office:value-type="float" office:value="50">
            <text:p>50.0</text:p>
          </table:table-cell>
          <table:table-cell table:formula="of:=([.K86]-[.N86])/[.N86]" office:value-type="percentage" office:value="0.0660412409437118">
            <text:p>6.60%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0_rd_90.txt</text:p>
          </table:table-cell>
          <table:table-cell table:style-name="ce1" office:value-type="string">
            <text:p>true</text:p>
          </table:table-cell>
          <table:table-cell office:value-type="string">
            <text:p>[537, 448, 674, 739, 719, 686, 493, 732, 627, 514, 1070, 973, 1489, 1419, 1239, 859, 1356, 1579, 2120, 2376, 1465, 2220, 1518, 1955, 2308, 2149, 1793, 2552, 2077, 2244, 2716, 3917, 2404, 3637, 2469, 5673, 3847, 2940, 3523, 3127, 3748, 3747, 3800, 4575, 2891, 2794, 3952, 5929, 2758]</text:p>
          </table:table-cell>
          <table:table-cell office:value-type="float" office:value="137.7">
            <text:p>137.7</text:p>
          </table:table-cell>
          <table:table-cell office:value-type="float" office:value="10">
            <text:p>10</text:p>
          </table:table-cell>
          <table:table-cell office:value-type="float" office:value="1158.3">
            <text:p>1158.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73.7">
            <text:p>1073.7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87]" office:value-type="float" office:value="90">
            <text:p>90.0</text:p>
          </table:table-cell>
          <table:table-cell table:formula="of:=([.K87]-[.N87])/[.N87]" office:value-type="percentage" office:value="0.0787929589270745">
            <text:p>7.88%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1_rd_10.txt</text:p>
          </table:table-cell>
          <table:table-cell table:style-name="ce1" office:value-type="string">
            <text:p>true</text:p>
          </table:table-cell>
          <table:table-cell office:value-type="string">
            <text:p>[10575, 2472, 2494, 2871, 3632, 3335, 2709, 5073, 6185, 7028, 2429]</text:p>
          </table:table-cell>
          <table:table-cell office:value-type="float" office:value="1014.1">
            <text:p>1014.1</text:p>
          </table:table-cell>
          <table:table-cell office:value-type="float" office:value="90">
            <text:p>90</text:p>
          </table:table-cell>
          <table:table-cell office:value-type="float" office:value="1058.3">
            <text:p>1058.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1058">
            <text:p>1058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88]" office:value-type="float" office:value="10">
            <text:p>10.0</text:p>
          </table:table-cell>
          <table:table-cell table:formula="of:=([.K88]-[.N88])/[.N88]" office:value-type="percentage" office:value="0.000283553875236252">
            <text:p>0.03%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1_rd_50.txt</text:p>
          </table:table-cell>
          <table:table-cell table:style-name="ce1" office:value-type="string">
            <text:p>true</text:p>
          </table:table-cell>
          <table:table-cell office:value-type="string">
            <text:p>[4131, 1074, 1225, 1143, 1353, 1918, 1428, 1976, 2110, 1913, 1489, 1939, 1570, 1622, 1715, 1740, 1799, 1847, 2106, 2645, 1937, 2151, 2262, 1989, 2099, 2106, 2815, 2544, 2334, 2414, 2867, 2475, 2359, 2382, 2642, 2375, 2160, 2471, 2307, 3609]</text:p>
          </table:table-cell>
          <table:table-cell office:value-type="float" office:value="657.9">
            <text:p>657.9</text:p>
          </table:table-cell>
          <table:table-cell office:value-type="float" office:value="50">
            <text:p>50</text:p>
          </table:table-cell>
          <table:table-cell office:value-type="float" office:value="1122.5">
            <text:p>1122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056.6">
            <text:p>1056.6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89]" office:value-type="float" office:value="50">
            <text:p>50.0</text:p>
          </table:table-cell>
          <table:table-cell table:formula="of:=([.K89]-[.N89])/[.N89]" office:value-type="percentage" office:value="0.062369865606663">
            <text:p>6.24%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1_rd_90.txt</text:p>
          </table:table-cell>
          <table:table-cell table:style-name="ce1" office:value-type="string">
            <text:p>true</text:p>
          </table:table-cell>
          <table:table-cell office:value-type="string">
            <text:p>[570, 255, 377, 500, 565, 542, 327, 821, 849, 867, 721, 1212, 694, 852, 1550, 1153, 1122, 1194, 1303, 1209, 3135, 1103, 2655, 3965, 3938, 2239, 2292, 2053, 1907, 3540, 4894, 5043, 4539, 5585, 4417, 3645, 4296, 6175, 6161, 2707, 4493, 4604, 2728, 3328, 6928, 3751, 3614, 4645, 3542, 6006, 6126, 3549, 3715, 3493, 4638, 2528]</text:p>
          </table:table-cell>
          <table:table-cell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1136.8">
            <text:p>1136.8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1059">
            <text:p>1059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90]" office:value-type="float" office:value="90">
            <text:p>90.0</text:p>
          </table:table-cell>
          <table:table-cell table:formula="of:=([.K90]-[.N90])/[.N90]" office:value-type="percentage" office:value="0.0734655335221907">
            <text:p>7.35%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2_rd_10.txt</text:p>
          </table:table-cell>
          <table:table-cell table:style-name="ce1" office:value-type="string">
            <text:p>true</text:p>
          </table:table-cell>
          <table:table-cell office:value-type="string">
            <text:p>[10754, 2557, 2553, 3303, 3857, 4152, 4282, 4486, 2870, 4305, 3443]</text:p>
          </table:table-cell>
          <table:table-cell office:value-type="float" office:value="843.7">
            <text:p>843.7</text:p>
          </table:table-cell>
          <table:table-cell office:value-type="float" office:value="90">
            <text:p>90</text:p>
          </table:table-cell>
          <table:table-cell office:value-type="float" office:value="985.7">
            <text:p>985.7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57.7">
            <text:p>957.7</text:p>
          </table:table-cell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91]" office:value-type="float" office:value="10">
            <text:p>10.0</text:p>
          </table:table-cell>
          <table:table-cell table:formula="of:=([.K91]-[.N91])/[.N91]" office:value-type="percentage" office:value="0.0292367129581288">
            <text:p>2.92%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2_rd_50.txt</text:p>
          </table:table-cell>
          <table:table-cell table:style-name="ce1" office:value-type="string">
            <text:p>true</text:p>
          </table:table-cell>
          <table:table-cell office:value-type="string">
            <text:p>[3872, 1069, 1504, 1280, 1277, 1585, 1512, 1302, 1397, 3187, 2486, 1592, 1661, 1811, 1795, 2007, 1975, 2091, 2082, 2218, 2233, 2885, 2585, 2323, 2715, 2843, 2794, 2854, 2725, 3111, 4115, 3836, 4539, 3530]</text:p>
          </table:table-cell>
          <table:table-cell office:value-type="float" office:value="580.8">
            <text:p>580.8</text:p>
          </table:table-cell>
          <table:table-cell office:value-type="float" office:value="50">
            <text:p>50</text:p>
          </table:table-cell>
          <table:table-cell office:value-type="float" office:value="1006.8">
            <text:p>1006.8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64.2">
            <text:p>964.2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92]" office:value-type="float" office:value="50">
            <text:p>50.0</text:p>
          </table:table-cell>
          <table:table-cell table:formula="of:=([.K92]-[.N92])/[.N92]" office:value-type="percentage" office:value="0.0441817050404479">
            <text:p>4.42%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2_rd_90.txt</text:p>
          </table:table-cell>
          <table:table-cell table:style-name="ce1" office:value-type="string">
            <text:p>true</text:p>
          </table:table-cell>
          <table:table-cell office:value-type="string">
            <text:p>[528, 315, 491, 426, 625, 344, 435, 853, 551, 1122, 948, 707, 778, 887, 1425, 1024, 1419, 1432, 1868, 2615, 1369, 2108, 2632, 2704, 3188, 3044, 3775, 2593, 3460, 3027, 6193, 3389, 4557, 3231, 4849, 4210, 4093, 5114, 4687, 4260, 5381, 5426, 5723]</text:p>
          </table:table-cell>
          <table:table-cell office:value-type="float" office:value="136.5">
            <text:p>136.5</text:p>
          </table:table-cell>
          <table:table-cell office:value-type="float" office:value="10">
            <text:p>10</text:p>
          </table:table-cell>
          <table:table-cell office:value-type="float" office:value="1021.8">
            <text:p>1021.8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65.4">
            <text:p>965.4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93]" office:value-type="float" office:value="90">
            <text:p>90.0</text:p>
          </table:table-cell>
          <table:table-cell table:formula="of:=([.K93]-[.N93])/[.N93]" office:value-type="percentage" office:value="0.0584213797389683">
            <text:p>5.84%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1_rd_10.txt</text:p>
          </table:table-cell>
          <table:table-cell table:style-name="ce1" office:value-type="string">
            <text:p>true</text:p>
          </table:table-cell>
          <table:table-cell office:value-type="string">
            <text:p>[11857, 6884, 5091, 5489, 4622, 3860, 3348, 3529, 4899, 2165]</text:p>
          </table:table-cell>
          <table:table-cell office:value-type="float" office:value="1080">
            <text:p>1080</text:p>
          </table:table-cell>
          <table:table-cell office:value-type="float" office:value="90">
            <text:p>90</text:p>
          </table:table-cell>
          <table:table-cell office:value-type="float" office:value="1153.7">
            <text:p>1153.7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1147.9">
            <text:p>1147.9</text:p>
          </table:table-cell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94]" office:value-type="float" office:value="10">
            <text:p>10.0</text:p>
          </table:table-cell>
          <table:table-cell table:formula="of:=([.K94]-[.N94])/[.N94]" office:value-type="percentage" office:value="0.00505270493945462">
            <text:p>0.51%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1_rd_50.txt</text:p>
          </table:table-cell>
          <table:table-cell table:style-name="ce1" office:value-type="string">
            <text:p>true</text:p>
          </table:table-cell>
          <table:table-cell office:value-type="string">
            <text:p>[4371, 1151, 1318, 1514, 1533, 1382, 1421, 1599, 1494, 1830, 1789, 2134, 1898, 1980, 2209, 2404, 3945, 4045, 3079, 2271, 2567, 2262, 2726, 2945, 2367, 4074, 6491, 5967, 3631, 5776, 6035, 5628, 5374, 5886, 5458, 2707, 2844, 2764, 2907, 5030, 4643, 4603, 3845, 1553, 2164, 1545]</text:p>
          </table:table-cell>
          <table:table-cell office:value-type="float" office:value="769.9">
            <text:p>769.9</text:p>
          </table:table-cell>
          <table:table-cell office:value-type="float" office:value="50">
            <text:p>50</text:p>
          </table:table-cell>
          <table:table-cell office:value-type="float" office:value="1189">
            <text:p>1189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153.5">
            <text:p>1153.5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95]" office:value-type="float" office:value="50">
            <text:p>50.0</text:p>
          </table:table-cell>
          <table:table-cell table:formula="of:=([.K95]-[.N95])/[.N95]" office:value-type="percentage" office:value="0.0307758994364976">
            <text:p>3.08%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1_rd_90.txt</text:p>
          </table:table-cell>
          <table:table-cell table:style-name="ce1" office:value-type="string">
            <text:p>true</text:p>
          </table:table-cell>
          <table:table-cell office:value-type="string">
            <text:p>[523, 217, 445, 349, 426, 364, 387, 325, 559, 560, 655, 868, 858, 906, 958, 1019, 1502, 1142, 654, 1260, 1323, 839, 1447, 1210, 1500, 1702, 1854, 1275, 2893, 2713, 1980, 2059, 3070, 2208, 2132, 2336, 2138, 2170, 2252, 2223, 2349, 2353, 2032, 7371, 2428, 3519, 2509, 2070, 2673, 2096, 2622, 2823, 2264, 2421, 2672, 2657, 2449, 2088, 2180, 2541, 2406, 2688, 2754, 2671, 3010, 2894, 2354, 4248, 4682, 4893, 5061, 4921, 2301, 4484, 4190, 3016, 3936, 3177, 1574, 3088, 3086, 966]</text:p>
          </table:table-cell>
          <table:table-cell office:value-type="float" office:value="245.8">
            <text:p>245.8</text:p>
          </table:table-cell>
          <table:table-cell office:value-type="float" office:value="10">
            <text:p>10</text:p>
          </table:table-cell>
          <table:table-cell office:value-type="float" office:value="1223.6">
            <text:p>1223.6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154.3">
            <text:p>1154.3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96]" office:value-type="float" office:value="90">
            <text:p>90.0</text:p>
          </table:table-cell>
          <table:table-cell table:formula="of:=([.K96]-[.N96])/[.N96]" office:value-type="percentage" office:value="0.0600363856882959">
            <text:p>6.00%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2_rd_10.txt</text:p>
          </table:table-cell>
          <table:table-cell table:style-name="ce1" office:value-type="string">
            <text:p>true</text:p>
          </table:table-cell>
          <table:table-cell office:value-type="string">
            <text:p>[10874, 3316, 5582, 6779, 8423, 7350, 3963, 4472, 3271, 4986, 2979]</text:p>
          </table:table-cell>
          <table:table-cell office:value-type="float" office:value="959.3">
            <text:p>959.3</text:p>
          </table:table-cell>
          <table:table-cell office:value-type="float" office:value="90">
            <text:p>90</text:p>
          </table:table-cell>
          <table:table-cell office:value-type="float" office:value="1041.5">
            <text:p>1041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030.7">
            <text:p>1030.7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97]" office:value-type="float" office:value="10">
            <text:p>10.0</text:p>
          </table:table-cell>
          <table:table-cell table:formula="of:=([.K97]-[.N97])/[.N97]" office:value-type="percentage" office:value="0.0104783157077714">
            <text:p>1.05%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2_rd_50.txt</text:p>
          </table:table-cell>
          <table:table-cell table:style-name="ce1" office:value-type="string">
            <text:p>true</text:p>
          </table:table-cell>
          <table:table-cell office:value-type="string">
            <text:p>[4004, 1078, 2149, 2048, 2266, 1996, 2061, 2270, 2361, 2426, 2173, 2287, 1886, 1930, 2081, 2023, 2058, 2482, 1918, 2842, 2320, 2774, 3547, 3548, 2542, 2563, 2220, 2359, 2632, 2620, 3143, 3373, 3767, 3485, 3937, 3064, 2474, 2710, 2648, 2552, 2519, 3028, 3292, 2317, 3397, 1628, 2837, 2669, 2942, 2857]</text:p>
          </table:table-cell>
          <table:table-cell office:value-type="float" office:value="602.4">
            <text:p>602.4</text:p>
          </table:table-cell>
          <table:table-cell office:value-type="float" office:value="50">
            <text:p>50</text:p>
          </table:table-cell>
          <table:table-cell office:value-type="float" office:value="1054.6">
            <text:p>1054.6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032.9">
            <text:p>1032.9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98]" office:value-type="float" office:value="50">
            <text:p>50.0</text:p>
          </table:table-cell>
          <table:table-cell table:formula="of:=([.K98]-[.N98])/[.N98]" office:value-type="percentage" office:value="0.0210088101461902">
            <text:p>2.10%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2_rd_90.txt</text:p>
          </table:table-cell>
          <table:table-cell table:style-name="ce1" office:value-type="string">
            <text:p>true</text:p>
          </table:table-cell>
          <table:table-cell office:value-type="string">
            <text:p>[535, 203, 632, 658, 802, 528, 540, 876, 635, 660, 969, 701, 725, 1127, 866, 1331, 1563, 1126, 1278, 1863, 1314, 1399, 1409, 2168, 1552, 1619, 1658, 1706, 1792, 1815, 2732, 4809, 1600, 1376, 2186, 2133, 2010, 2473, 2555, 2100, 2753, 2789, 1909, 1834, 2996, 2954, 2131, 4663, 4689, 3214, 3251, 3429, 5107, 3589, 2887, 2841, 3711, 5475, 3757, 3182, 4023, 6336, 2705, 3639, 6281, 6713, 4909, 4376, 4422, 4222, 4398, 4345, 4295, 4481, 4337, 2412, 2362, 2281, 2362, 2538, 1556, 1316, 1225]</text:p>
          </table:table-cell>
          <table:table-cell office:value-type="float" office:value="153.6">
            <text:p>153.6</text:p>
          </table:table-cell>
          <table:table-cell office:value-type="float" office:value="10">
            <text:p>10</text:p>
          </table:table-cell>
          <table:table-cell office:value-type="float" office:value="1096.3">
            <text:p>1096.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31.3">
            <text:p>1031.3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99]" office:value-type="float" office:value="90">
            <text:p>90.0</text:p>
          </table:table-cell>
          <table:table-cell table:formula="of:=([.K99]-[.N99])/[.N99]" office:value-type="percentage" office:value="0.0630272471637739">
            <text:p>6.30%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3_rd_10.txt</text:p>
          </table:table-cell>
          <table:table-cell table:style-name="ce1" office:value-type="string">
            <text:p>true</text:p>
          </table:table-cell>
          <table:table-cell office:value-type="string">
            <text:p>[9964, 2818, 3125, 3477, 3665, 2944, 6120, 6084, 5723, 5371, 4939]</text:p>
          </table:table-cell>
          <table:table-cell office:value-type="float" office:value="833.9">
            <text:p>833.9</text:p>
          </table:table-cell>
          <table:table-cell office:value-type="float" office:value="90">
            <text:p>90</text:p>
          </table:table-cell>
          <table:table-cell office:value-type="float" office:value="886.3">
            <text:p>886.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877.2">
            <text:p>877.2</text:p>
          </table:table-cell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00]" office:value-type="float" office:value="10">
            <text:p>10.0</text:p>
          </table:table-cell>
          <table:table-cell table:formula="of:=([.K100]-[.N100])/[.N100]" office:value-type="percentage" office:value="0.0103739170086638">
            <text:p>1.04%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3_rd_50.txt</text:p>
          </table:table-cell>
          <table:table-cell table:style-name="ce1" office:value-type="string">
            <text:p>true</text:p>
          </table:table-cell>
          <table:table-cell office:value-type="string">
            <text:p>[3962, 1310, 1125, 1530, 1189, 1228, 1283, 1153, 1371, 1376, 1594, 1446, 1524, 1596, 1644, 1868, 1758, 1769, 1895, 1888, 1826, 2137, 2043, 2082, 2506, 2139, 2171, 2338, 2553, 3372, 3768, 3629, 3879, 4061, 3960, 4687, 3589, 4261, 5150, 5508, 4465, 4146, 6614, 2514, 1952]</text:p>
          </table:table-cell>
          <table:table-cell office:value-type="float" office:value="571.8">
            <text:p>571.8</text:p>
          </table:table-cell>
          <table:table-cell office:value-type="float" office:value="50">
            <text:p>50</text:p>
          </table:table-cell>
          <table:table-cell office:value-type="float" office:value="935">
            <text:p>93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7.2">
            <text:p>877.2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01]" office:value-type="float" office:value="50">
            <text:p>50.0</text:p>
          </table:table-cell>
          <table:table-cell table:formula="of:=([.K101]-[.N101])/[.N101]" office:value-type="percentage" office:value="0.065891472868217">
            <text:p>6.59%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3_rd_90.txt</text:p>
          </table:table-cell>
          <table:table-cell table:style-name="ce1" office:value-type="string">
            <text:p>true</text:p>
          </table:table-cell>
          <table:table-cell office:value-type="string">
            <text:p>[554, 575, 682, 270, 568, 621, 945, 411, 452, 438, 673, 602, 789, 1553, 864, 1874, 908, 1460, 1392, 1077, 1564, 1476, 1261, 1925, 2824, 2263, 3233, 3153, 3139, 2332, 1792, 3930, 4063, 1623, 3187, 3440, 2765, 3547, 3049, 5054, 2947, 3007, 3792, 4117, 3618, 3086, 3956, 2815, 3300, 3283, 3428, 4006, 3880, 5442, 2339, 6002, 4209, 3281, 3768, 4494, 3547, 2872, 3345, 6385, 3786, 4151, 3167, 3863, 3599, 2846, 2464, 2583, 1327]</text:p>
          </table:table-cell>
          <table:table-cell office:value-type="float" office:value="183.7">
            <text:p>183.7</text:p>
          </table:table-cell>
          <table:table-cell office:value-type="float" office:value="10">
            <text:p>10</text:p>
          </table:table-cell>
          <table:table-cell office:value-type="float" office:value="963.2">
            <text:p>963.2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0.8">
            <text:p>870.8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02]" office:value-type="float" office:value="90">
            <text:p>90.0</text:p>
          </table:table-cell>
          <table:table-cell table:formula="of:=([.K102]-[.N102])/[.N102]" office:value-type="percentage" office:value="0.106109324758843">
            <text:p>10.61%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4_rd_10.txt</text:p>
          </table:table-cell>
          <table:table-cell table:style-name="ce1" office:value-type="string">
            <text:p>true</text:p>
          </table:table-cell>
          <table:table-cell office:value-type="string">
            <text:p>[9397, 2519, 2585, 3308, 2785, 2945, 3081, 3411, 3504, 3691, 3690]</text:p>
          </table:table-cell>
          <table:table-cell office:value-type="float" office:value="681.1">
            <text:p>681.1</text:p>
          </table:table-cell>
          <table:table-cell office:value-type="float" office:value="90">
            <text:p>90</text:p>
          </table:table-cell>
          <table:table-cell office:value-type="float" office:value="737.3">
            <text:p>737.3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744.2">
            <text:p>744.2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03]" office:value-type="float" office:value="10">
            <text:p>10.0</text:p>
          </table:table-cell>
          <table:table-cell table:formula="of:=([.K103]-[.N103])/[.N103]" office:value-type="percentage" office:value="-0.00927170115560345">
            <text:p>-0.93%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4_rd_50.txt</text:p>
          </table:table-cell>
          <table:table-cell table:style-name="ce1" office:value-type="string">
            <text:p>true</text:p>
          </table:table-cell>
          <table:table-cell office:value-type="string">
            <text:p>[3264, 1366, 1483, 2016, 1139, 2193, 2275, 1152, 1178, 1185, 1233, 1307, 1303, 1543, 2411, 2467, 2175, 2561, 2328, 2733, 2663, 2174, 2225, 2423, 2363, 3206, 2558, 2618, 2456, 3710, 3338, 2835, 3448, 3254, 2754, 3403, 2889, 3455, 3350, 3669, 3475, 4819, 6892, 4502, 4380, 4577, 4565]</text:p>
          </table:table-cell>
          <table:table-cell office:value-type="float" office:value="483.9">
            <text:p>483.9</text:p>
          </table:table-cell>
          <table:table-cell office:value-type="float" office:value="50">
            <text:p>50</text:p>
          </table:table-cell>
          <table:table-cell office:value-type="float" office:value="763.2">
            <text:p>763.2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33.8">
            <text:p>733.8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04]" office:value-type="float" office:value="50">
            <text:p>50.0</text:p>
          </table:table-cell>
          <table:table-cell table:formula="of:=([.K104]-[.N104])/[.N104]" office:value-type="percentage" office:value="0.0400654129190516">
            <text:p>4.01%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4_rd_90.txt</text:p>
          </table:table-cell>
          <table:table-cell table:style-name="ce1" office:value-type="string">
            <text:p>true</text:p>
          </table:table-cell>
          <table:table-cell office:value-type="string">
            <text:p>[539, 292, 277, 271, 433, 339, 675, 665, 737, 579, 449, 612, 734, 888, 954, 671, 1157, 1220, 1071, 1317, 1304, 1942, 2061, 1172, 2375, 1090, 1244, 1572, 1691, 1726, 2259, 2459, 1958, 2625, 2674, 2667, 2179, 2336, 1782, 2376, 2712, 2987, 2864, 2695, 2720, 2496, 3002, 2872, 3796, 4250, 2070, 4213, 4592, 6168, 2738, 3591, 4633, 4992, 3691, 3288, 5978, 8738, 5576, 10001, 10799, 7099, 7452, 9979, 7234, 10420, 9307, 3557, 2803, 2898, 3123, 3296, 3905]</text:p>
          </table:table-cell>
          <table:table-cell office:value-type="float" office:value="153.6">
            <text:p>153.6</text:p>
          </table:table-cell>
          <table:table-cell office:value-type="float" office:value="10">
            <text:p>10</text:p>
          </table:table-cell>
          <table:table-cell office:value-type="float" office:value="810.5">
            <text:p>810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32.8">
            <text:p>732.8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05]" office:value-type="float" office:value="90">
            <text:p>90.0</text:p>
          </table:table-cell>
          <table:table-cell table:formula="of:=([.K105]-[.N105])/[.N105]" office:value-type="percentage" office:value="0.106031659388646">
            <text:p>10.60%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5_rd_10.txt</text:p>
          </table:table-cell>
          <table:table-cell table:style-name="ce1" office:value-type="string">
            <text:p>true</text:p>
          </table:table-cell>
          <table:table-cell office:value-type="string">
            <text:p>[12563, 3231, 3330, 3457, 4372, 6564, 5937, 4234, 5265, 5053, 3679]</text:p>
          </table:table-cell>
          <table:table-cell office:value-type="float" office:value="895.1">
            <text:p>895.1</text:p>
          </table:table-cell>
          <table:table-cell office:value-type="float" office:value="90">
            <text:p>90</text:p>
          </table:table-cell>
          <table:table-cell office:value-type="float" office:value="966">
            <text:p>966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968.2">
            <text:p>968.2</text:p>
          </table:table-cell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06]" office:value-type="float" office:value="10">
            <text:p>10.0</text:p>
          </table:table-cell>
          <table:table-cell table:formula="of:=([.K106]-[.N106])/[.N106]" office:value-type="percentage" office:value="-0.00227225779797567">
            <text:p>-0.23%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5_rd_50.txt</text:p>
          </table:table-cell>
          <table:table-cell table:style-name="ce1" office:value-type="string">
            <text:p>true</text:p>
          </table:table-cell>
          <table:table-cell office:value-type="string">
            <text:p>[4505, 1208, 1417, 1295, 2251, 2351, 2565, 1427, 1487, 1812, 1855, 1659, 1725, 1791, 1948, 1984, 1994, 2039, 2080, 2243, 2286, 2366, 2412, 2420, 2544, 2607, 2582, 2805, 2842, 3232, 2667, 2693, 2785, 2867, 3176, 2689, 3513, 2806, 3217, 3893, 2613, 2802, 2138, 2167, 1694, 1472, 2976, 1446]</text:p>
          </table:table-cell>
          <table:table-cell office:value-type="float" office:value="590.8">
            <text:p>590.8</text:p>
          </table:table-cell>
          <table:table-cell office:value-type="float" office:value="50">
            <text:p>50</text:p>
          </table:table-cell>
          <table:table-cell office:value-type="float" office:value="1011.8">
            <text:p>1011.8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56.1">
            <text:p>956.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07]" office:value-type="float" office:value="50">
            <text:p>50.0</text:p>
          </table:table-cell>
          <table:table-cell table:formula="of:=([.K107]-[.N107])/[.N107]" office:value-type="percentage" office:value="0.0582575044451416">
            <text:p>5.83%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5_rd_90.txt</text:p>
          </table:table-cell>
          <table:table-cell table:style-name="ce1" office:value-type="string">
            <text:p>true</text:p>
          </table:table-cell>
          <table:table-cell office:value-type="string">
            <text:p>[530, 207, 331, 650, 476, 661, 818, 500, 410, 504, 356, 369, 495, 508, 826, 503, 801, 748, 560, 843, 996, 1174, 772, 1054, 1391, 1360, 1445, 1367, 2700, 1092, 1723, 1617, 1756, 6878, 2108, 2105, 1998, 2252, 1711, 2274, 2281, 2181, 1928, 1973, 1896, 2796, 1741, 3706, 2949, 4861, 5839, 5601, 5854, 3213, 3194, 3395, 3459, 3399, 3500, 3343, 3318, 3406, 3366, 4642, 4739, 3835, 4751, 4790, 4208, 5347, 3917, 3809, 3261, 2872, 2764, 2094, 3105, 2083, 2675, 1692, 1830, 2617]</text:p>
          </table:table-cell>
          <table:table-cell office:value-type="float" office:value="210.9">
            <text:p>210.9</text:p>
          </table:table-cell>
          <table:table-cell office:value-type="float" office:value="10">
            <text:p>10</text:p>
          </table:table-cell>
          <table:table-cell office:value-type="float" office:value="1079.8">
            <text:p>1079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5.6">
            <text:p>955.6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08]" office:value-type="float" office:value="90">
            <text:p>90.0</text:p>
          </table:table-cell>
          <table:table-cell table:formula="of:=([.K108]-[.N108])/[.N108]" office:value-type="percentage" office:value="0.129970699037254">
            <text:p>13.00%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6_rd_10.txt</text:p>
          </table:table-cell>
          <table:table-cell table:style-name="ce1" office:value-type="string">
            <text:p>true</text:p>
          </table:table-cell>
          <table:table-cell office:value-type="string">
            <text:p>[11599, 3016, 3176, 4262, 5723, 4141, 4889, 3899, 3105, 3189, 4626]</text:p>
          </table:table-cell>
          <table:table-cell office:value-type="float" office:value="780.6">
            <text:p>780.6</text:p>
          </table:table-cell>
          <table:table-cell office:value-type="float" office:value="90">
            <text:p>90</text:p>
          </table:table-cell>
          <table:table-cell office:value-type="float" office:value="882.6">
            <text:p>882.6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880.6">
            <text:p>880.6</text:p>
          </table:table-cell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09]" office:value-type="float" office:value="10">
            <text:p>10.0</text:p>
          </table:table-cell>
          <table:table-cell table:formula="of:=([.K109]-[.N109])/[.N109]" office:value-type="percentage" office:value="0.00227117874176698">
            <text:p>0.23%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6_rd_50.txt</text:p>
          </table:table-cell>
          <table:table-cell table:style-name="ce1" office:value-type="string">
            <text:p>true</text:p>
          </table:table-cell>
          <table:table-cell office:value-type="string">
            <text:p>[4116, 1146, 1215, 1158, 1547, 1278, 1315, 1661, 1524, 1617, 1842, 1691, 1560, 1593, 1697, 1733, 1753, 1943, 1974, 2069, 2081, 2083, 2193, 2201, 2317, 2293, 2451, 2772, 2503, 3276, 3709, 2979, 3429, 3553, 3529, 3291, 5288, 4412, 3085, 4594, 4627, 4197, 4296, 4585, 5992, 7585, 4001, 2654, 2421, 2514]</text:p>
          </table:table-cell>
          <table:table-cell office:value-type="float" office:value="529.8">
            <text:p>529.8</text:p>
          </table:table-cell>
          <table:table-cell office:value-type="float" office:value="50">
            <text:p>50</text:p>
          </table:table-cell>
          <table:table-cell office:value-type="float" office:value="958">
            <text:p>958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98.9">
            <text:p>898.9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10]" office:value-type="float" office:value="50">
            <text:p>50.0</text:p>
          </table:table-cell>
          <table:table-cell table:formula="of:=([.K110]-[.N110])/[.N110]" office:value-type="percentage" office:value="0.0657470241406163">
            <text:p>6.57%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6_rd_90.txt</text:p>
          </table:table-cell>
          <table:table-cell table:style-name="ce1" office:value-type="string">
            <text:p>true</text:p>
          </table:table-cell>
          <table:table-cell office:value-type="string">
            <text:p>[552, 258, 299, 351, 451, 410, 677, 524, 579, 611, 820, 801, 687, 891, 920, 1470, 590, 1010, 694, 3192, 1059, 1984, 1467, 1481, 1565, 1662, 1587, 1325, 1645, 1422, 2890, 2094, 1740, 1370, 2032, 1639, 1811, 2704, 1940, 2416, 2347, 1943, 3317, 3228, 5241, 3877, 5433, 5744, 5831, 3253, 3957, 2051, 2567, 2913, 3336, 3584, 3541, 2773, 4347, 3474, 2559, 3794, 3973, 3031, 2400, 2734, 2524, 3755, 4031, 5322, 2984, 2118, 2239, 1848, 1811, 2050, 2170, 3063, 1835, 2788, 2947, 2186]</text:p>
          </table:table-cell>
          <table:table-cell office:value-type="float" office:value="182.8">
            <text:p>182.8</text:p>
          </table:table-cell>
          <table:table-cell office:value-type="float" office:value="10">
            <text:p>10</text:p>
          </table:table-cell>
          <table:table-cell office:value-type="float" office:value="997.2">
            <text:p>997.2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80.6">
            <text:p>880.6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11]" office:value-type="float" office:value="90">
            <text:p>90.0</text:p>
          </table:table-cell>
          <table:table-cell table:formula="of:=([.K111]-[.N111])/[.N111]" office:value-type="percentage" office:value="0.132409720645015">
            <text:p>13.24%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7_rd_10.txt</text:p>
          </table:table-cell>
          <table:table-cell table:style-name="ce1" office:value-type="string">
            <text:p>true</text:p>
          </table:table-cell>
          <table:table-cell office:value-type="string">
            <text:p>[10531, 2751, 7965, 5566, 6025, 5731, 3182, 8481, 4298, 9410, 11490]</text:p>
          </table:table-cell>
          <table:table-cell office:value-type="float" office:value="737.2">
            <text:p>737.2</text:p>
          </table:table-cell>
          <table:table-cell office:value-type="float" office:value="90">
            <text:p>90</text:p>
          </table:table-cell>
          <table:table-cell office:value-type="float" office:value="818.5">
            <text:p>818.5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795.8">
            <text:p>795.8</text:p>
          </table:table-cell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12]" office:value-type="float" office:value="10">
            <text:p>10.0</text:p>
          </table:table-cell>
          <table:table-cell table:formula="of:=([.K112]-[.N112])/[.N112]" office:value-type="percentage" office:value="0.0285247549635587">
            <text:p>2.85%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7_rd_50.txt</text:p>
          </table:table-cell>
          <table:table-cell table:style-name="ce1" office:value-type="string">
            <text:p>true</text:p>
          </table:table-cell>
          <table:table-cell office:value-type="string">
            <text:p>[4121, 1830, 1200, 3746, 7378, 1909, 1467, 1484, 1410, 1347, 1389, 1383, 1491, 1779, 1907, 1882, 1814, 1954, 1985, 1959, 2120, 2157, 2263, 2330, 2421, 2475, 2475, 2605, 2577, 2657, 2695, 3342, 3612, 3818, 3932, 3936, 4025, 4293, 5083, 4683, 4993, 6953, 5717, 6023]</text:p>
          </table:table-cell>
          <table:table-cell office:value-type="float" office:value="502.6">
            <text:p>502.6</text:p>
          </table:table-cell>
          <table:table-cell office:value-type="float" office:value="50">
            <text:p>50</text:p>
          </table:table-cell>
          <table:table-cell office:value-type="float" office:value="835.8">
            <text:p>835.8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95.8">
            <text:p>795.8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13]" office:value-type="float" office:value="50">
            <text:p>50.0</text:p>
          </table:table-cell>
          <table:table-cell table:formula="of:=([.K113]-[.N113])/[.N113]" office:value-type="percentage" office:value="0.0502638853983413">
            <text:p>5.03%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7_rd_90.txt</text:p>
          </table:table-cell>
          <table:table-cell table:style-name="ce1" office:value-type="string">
            <text:p>true</text:p>
          </table:table-cell>
          <table:table-cell office:value-type="string">
            <text:p>[536, 226, 332, 470, 507, 527, 617, 579, 887, 653, 669, 701, 762, 772, 797, 973, 1009, 1175, 1214, 1298, 1403, 1514, 1554, 1648, 1889, 2015, 2199, 3282, 2352, 3265, 2313, 2502, 2598, 2814, 2953, 2985, 3366, 3606, 3681, 3905, 4091, 4107, 4124, 4320, 4395, 4740, 5218, 5298, 5448, 5576, 5751, 5887, 6770, 6960, 10242, 10272, 7217, 7401, 7327, 7330, 7079, 6976, 9064, 7249, 5189, 4601, 4678, 4542, 4459, 2985, 3149]</text:p>
          </table:table-cell>
          <table:table-cell office:value-type="float" office:value="197.3">
            <text:p>197.3</text:p>
          </table:table-cell>
          <table:table-cell office:value-type="float" office:value="10">
            <text:p>10</text:p>
          </table:table-cell>
          <table:table-cell office:value-type="float" office:value="880.1">
            <text:p>880.1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810.7">
            <text:p>810.7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14]" office:value-type="float" office:value="90">
            <text:p>90.0</text:p>
          </table:table-cell>
          <table:table-cell table:formula="of:=([.K114]-[.N114])/[.N114]" office:value-type="percentage" office:value="0.0856050326878006">
            <text:p>8.56%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8_rd_10.txt</text:p>
          </table:table-cell>
          <table:table-cell table:style-name="ce1" office:value-type="string">
            <text:p>true</text:p>
          </table:table-cell>
          <table:table-cell office:value-type="string">
            <text:p>[11286, 3742, 8027, 8539, 6267, 4052, 6067, 5257, 4182, 5506, 9255]</text:p>
          </table:table-cell>
          <table:table-cell office:value-type="float" office:value="662.4">
            <text:p>662.4</text:p>
          </table:table-cell>
          <table:table-cell office:value-type="float" office:value="90">
            <text:p>90</text:p>
          </table:table-cell>
          <table:table-cell office:value-type="float" office:value="703.4">
            <text:p>703.4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718.3">
            <text:p>718.3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15]" office:value-type="float" office:value="10">
            <text:p>10.0</text:p>
          </table:table-cell>
          <table:table-cell table:formula="of:=([.K115]-[.N115])/[.N115]" office:value-type="percentage" office:value="-0.0207434219685368">
            <text:p>-2.07%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8_rd_50.txt</text:p>
          </table:table-cell>
          <table:table-cell table:style-name="ce1" office:value-type="string">
            <text:p>true</text:p>
          </table:table-cell>
          <table:table-cell office:value-type="string">
            <text:p>[4005, 1216, 3686, 1589, 1995, 1400, 1364, 1415, 1302, 1360, 1405, 1375, 1435, 1445, 1480, 1587, 1633, 2166, 2192, 1979, 2264, 1883, 1955, 1950, 2300, 2157, 2154, 2508, 2716, 2750, 2809, 3019, 3234, 4468, 4588, 4211, 3741, 5284, 4611, 4768, 4716, 5866, 5897, 3182, 11421]</text:p>
          </table:table-cell>
          <table:table-cell office:value-type="float" office:value="430">
            <text:p>430</text:p>
          </table:table-cell>
          <table:table-cell office:value-type="float" office:value="50">
            <text:p>50</text:p>
          </table:table-cell>
          <table:table-cell office:value-type="float" office:value="733.3">
            <text:p>733.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703.4">
            <text:p>703.4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16]" office:value-type="float" office:value="50">
            <text:p>50.0</text:p>
          </table:table-cell>
          <table:table-cell table:formula="of:=([.K116]-[.N116])/[.N116]" office:value-type="percentage" office:value="0.0425078191640603">
            <text:p>4.25%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8_rd_90.txt</text:p>
          </table:table-cell>
          <table:table-cell table:style-name="ce1" office:value-type="string">
            <text:p>true</text:p>
          </table:table-cell>
          <table:table-cell office:value-type="string">
            <text:p>[541, 641, 748, 312, 285, 279, 952, 443, 446, 720, 554, 447, 795, 596, 862, 763, 2158, 1849, 727, 1821, 1092, 2386, 1195, 1495, 2707, 2688, 2872, 3029, 1337, 2309, 3532, 2323, 3965, 2428, 1796, 4479, 4659, 2123, 1796, 2771, 2829, 2896, 2710, 2902, 3285, 2994, 3240, 3824, 4465, 4079, 4719, 5153, 7352, 5463, 4496, 5345, 5532, 6378, 6119, 5640, 5065, 6439, 6350, 8632, 6431, 7684, 5223, 3401]</text:p>
          </table:table-cell>
          <table:table-cell office:value-type="float" office:value="155.1">
            <text:p>155.1</text:p>
          </table:table-cell>
          <table:table-cell office:value-type="float" office:value="10">
            <text:p>10</text:p>
          </table:table-cell>
          <table:table-cell office:value-type="float" office:value="742.6">
            <text:p>742.6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02.6">
            <text:p>702.6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17]" office:value-type="float" office:value="90">
            <text:p>90.0</text:p>
          </table:table-cell>
          <table:table-cell table:formula="of:=([.K117]-[.N117])/[.N117]" office:value-type="percentage" office:value="0.0569313976658127">
            <text:p>5.69%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9_rd_10.txt</text:p>
          </table:table-cell>
          <table:table-cell table:style-name="ce1" office:value-type="string">
            <text:p>true</text:p>
          </table:table-cell>
          <table:table-cell office:value-type="string">
            <text:p>[12446, 3230, 3325, 3072, 3070, 3976, 4691, 4459, 3897, 4467, 8908]</text:p>
          </table:table-cell>
          <table:table-cell office:value-type="float" office:value="840.9">
            <text:p>840.9</text:p>
          </table:table-cell>
          <table:table-cell office:value-type="float" office:value="90">
            <text:p>90</text:p>
          </table:table-cell>
          <table:table-cell office:value-type="float" office:value="860">
            <text:p>86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65.4">
            <text:p>865.4</text:p>
          </table:table-cell>
          <table:table-cell office:value-type="float" office:value="100">
            <text:p>100</text:p>
          </table:table-cell>
          <table:table-cell office:value-type="float" office:value="174">
            <text:p>17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18]" office:value-type="float" office:value="10">
            <text:p>10.0</text:p>
          </table:table-cell>
          <table:table-cell table:formula="of:=([.K118]-[.N118])/[.N118]" office:value-type="percentage" office:value="-0.00623988906863875">
            <text:p>-0.62%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9_rd_50.txt</text:p>
          </table:table-cell>
          <table:table-cell table:style-name="ce1" office:value-type="string">
            <text:p>true</text:p>
          </table:table-cell>
          <table:table-cell office:value-type="string">
            <text:p>[4270, 1519, 1205, 1533, 1582, 2454, 1731, 1785, 2044, 2066, 3514, 5173, 2263, 3073, 5512, 1794, 2838, 3131, 2255, 2768, 2899, 2123, 2527, 2282, 2307, 2693, 2819, 3638, 2956, 2993, 3073, 3190, 2773, 2585, 2666, 2908, 3054, 3198, 5820, 4207, 3431, 2814, 2692, 3923, 4121, 4018, 3826]</text:p>
          </table:table-cell>
          <table:table-cell office:value-type="float" office:value="575.8">
            <text:p>575.8</text:p>
          </table:table-cell>
          <table:table-cell office:value-type="float" office:value="50">
            <text:p>50</text:p>
          </table:table-cell>
          <table:table-cell office:value-type="float" office:value="889.9">
            <text:p>889.9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61.6">
            <text:p>861.6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19]" office:value-type="float" office:value="50">
            <text:p>50.0</text:p>
          </table:table-cell>
          <table:table-cell table:formula="of:=([.K119]-[.N119])/[.N119]" office:value-type="percentage" office:value="0.0328458681522748">
            <text:p>3.28%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9_rd_90.txt</text:p>
          </table:table-cell>
          <table:table-cell table:style-name="ce1" office:value-type="string">
            <text:p>true</text:p>
          </table:table-cell>
          <table:table-cell office:value-type="string">
            <text:p>[538, 250, 420, 421, 531, 557, 350, 376, 707, 1033, 581, 367, 1130, 1215, 1312, 1320, 1059, 1582, 1632, 1174, 1565, 889, 855, 1098, 667, 1616, 872, 1295, 1126, 1468, 1570, 1378, 2508, 2823, 2158, 1650, 1671, 1474, 2778, 1867, 1553, 2069, 2939, 4114, 2091, 2217, 3680, 2560, 2242, 5067, 2077, 3678, 3036, 2431, 4729, 4851, 5007, 5178, 5154, 5498, 5551, 3097, 5007, 5436, 4048, 4060, 3844, 6948, 5297, 5525, 5276, 7047, 6723, 3800, 5960, 6066, 5350, 2729, 3891, 4325, 2231]</text:p>
          </table:table-cell>
          <table:table-cell office:value-type="float" office:value="159.7">
            <text:p>159.7</text:p>
          </table:table-cell>
          <table:table-cell office:value-type="float" office:value="10">
            <text:p>10</text:p>
          </table:table-cell>
          <table:table-cell office:value-type="float" office:value="881.5">
            <text:p>881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62.6">
            <text:p>862.6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20]" office:value-type="float" office:value="90">
            <text:p>90.0</text:p>
          </table:table-cell>
          <table:table-cell table:formula="of:=([.K120]-[.N120])/[.N120]" office:value-type="percentage" office:value="0.0219105031300718">
            <text:p>2.19%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10_rd_10.txt</text:p>
          </table:table-cell>
          <table:table-cell table:style-name="ce1" office:value-type="string">
            <text:p>true</text:p>
          </table:table-cell>
          <table:table-cell office:value-type="string">
            <text:p>[13461, 3968, 3554, 4083, 3654, 5717, 3782, 3970, 4669, 5055, 4534]</text:p>
          </table:table-cell>
          <table:table-cell office:value-type="float" office:value="842.5">
            <text:p>842.5</text:p>
          </table:table-cell>
          <table:table-cell office:value-type="float" office:value="90">
            <text:p>90</text:p>
          </table:table-cell>
          <table:table-cell office:value-type="float" office:value="960.5">
            <text:p>960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06.3">
            <text:p>906.3</text:p>
          </table:table-cell>
          <table:table-cell office:value-type="float" office:value="100">
            <text:p>100</text:p>
          </table:table-cell>
          <table:table-cell office:value-type="float" office:value="173">
            <text:p>17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21]" office:value-type="float" office:value="10">
            <text:p>10.0</text:p>
          </table:table-cell>
          <table:table-cell table:formula="of:=([.K121]-[.N121])/[.N121]" office:value-type="percentage" office:value="0.0598035970429218">
            <text:p>5.98%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10_rd_50.txt</text:p>
          </table:table-cell>
          <table:table-cell table:style-name="ce1" office:value-type="string">
            <text:p>true</text:p>
          </table:table-cell>
          <table:table-cell office:value-type="string">
            <text:p>[4257, 2309, 1195, 1246, 2112, 2486, 3490, 8838, 1525, 1715, 1790, 2003, 1888, 2090, 2345, 2499, 2517, 2260, 2048, 2200, 2591, 2556, 2430, 2933, 2845, 3081, 3270, 3129, 3088, 3095, 2982, 3007, 3927, 3462, 3187, 3708, 3344, 3621, 3455, 3417, 3501, 4839, 3347, 3416, 2054]</text:p>
          </table:table-cell>
          <table:table-cell office:value-type="float" office:value="513.4">
            <text:p>513.4</text:p>
          </table:table-cell>
          <table:table-cell office:value-type="float" office:value="50">
            <text:p>50</text:p>
          </table:table-cell>
          <table:table-cell office:value-type="float" office:value="975.2">
            <text:p>975.2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09.8">
            <text:p>909.8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22]" office:value-type="float" office:value="50">
            <text:p>50.0</text:p>
          </table:table-cell>
          <table:table-cell table:formula="of:=([.K122]-[.N122])/[.N122]" office:value-type="percentage" office:value="0.0718839305341835">
            <text:p>7.19%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10_rd_90.txt</text:p>
          </table:table-cell>
          <table:table-cell table:style-name="ce1" office:value-type="string">
            <text:p>true</text:p>
          </table:table-cell>
          <table:table-cell office:value-type="string">
            <text:p>[528, 431, 387, 327, 338, 530, 480, 683, 345, 1146, 444, 764, 1101, 1733, 3812, 893, 728, 846, 1230, 1692, 1102, 1944, 1191, 2070, 1430, 1368, 2337, 2333, 2386, 2417, 2567, 3037, 2838, 2267, 3004, 2418, 4559, 4758, 4746, 4790, 2806, 3732, 4605, 2450, 4043, 4204, 4139, 4281, 3671, 2285, 4066, 2918, 3532, 5458, 4119, 8459, 5998, 4040, 4678, 8106, 8366, 6724, 4892, 4398, 4892, 5316, 7065, 5126, 7582, 5648, 7094, 4701, 3555, 3805]</text:p>
          </table:table-cell>
          <table:table-cell office:value-type="float" office:value="137.6">
            <text:p>137.6</text:p>
          </table:table-cell>
          <table:table-cell office:value-type="float" office:value="10">
            <text:p>10</text:p>
          </table:table-cell>
          <table:table-cell office:value-type="float" office:value="952.8">
            <text:p>952.8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08">
            <text:p>908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23]" office:value-type="float" office:value="90">
            <text:p>90.0</text:p>
          </table:table-cell>
          <table:table-cell table:formula="of:=([.K123]-[.N123])/[.N123]" office:value-type="percentage" office:value="0.0493392070484581">
            <text:p>4.93%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11_rd_10.txt</text:p>
          </table:table-cell>
          <table:table-cell table:style-name="ce1" office:value-type="string">
            <text:p>true</text:p>
          </table:table-cell>
          <table:table-cell office:value-type="string">
            <text:p>[14866, 3853, 5307, 3749, 3575, 3670, 3728, 3842, 3964, 5796, 3488]</text:p>
          </table:table-cell>
          <table:table-cell office:value-type="float" office:value="688.9">
            <text:p>688.9</text:p>
          </table:table-cell>
          <table:table-cell office:value-type="float" office:value="90">
            <text:p>90</text:p>
          </table:table-cell>
          <table:table-cell office:value-type="float" office:value="762.1">
            <text:p>762.1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758.6">
            <text:p>758.6</text:p>
          </table:table-cell>
          <table:table-cell office:value-type="float" office:value="100">
            <text:p>100</text:p>
          </table:table-cell>
          <table:table-cell office:value-type="float" office:value="167">
            <text:p>16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24]" office:value-type="float" office:value="10">
            <text:p>10.0</text:p>
          </table:table-cell>
          <table:table-cell table:formula="of:=([.K124]-[.N124])/[.N124]" office:value-type="percentage" office:value="0.00461376219351437">
            <text:p>0.46%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11_rd_50.txt</text:p>
          </table:table-cell>
          <table:table-cell table:style-name="ce1" office:value-type="string">
            <text:p>true</text:p>
          </table:table-cell>
          <table:table-cell office:value-type="string">
            <text:p>[5021, 1352, 1427, 1433, 1551, 1986, 4042, 1515, 1733, 1740, 3778, 2267, 2605, 2557, 2438, 3189, 2603, 2363, 2512, 2865, 3200, 5468, 3969, 2766, 2790, 2828, 3031, 3517, 4274, 3269, 3422, 3946, 3996, 4382, 4657, 5270, 5115, 5357, 4283, 5734, 4065, 3712, 4835, 6143]</text:p>
          </table:table-cell>
          <table:table-cell office:value-type="float" office:value="480.2">
            <text:p>480.2</text:p>
          </table:table-cell>
          <table:table-cell office:value-type="float" office:value="50">
            <text:p>50</text:p>
          </table:table-cell>
          <table:table-cell office:value-type="float" office:value="813.3">
            <text:p>813.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765.2">
            <text:p>765.2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25]" office:value-type="float" office:value="50">
            <text:p>50.0</text:p>
          </table:table-cell>
          <table:table-cell table:formula="of:=([.K125]-[.N125])/[.N125]" office:value-type="percentage" office:value="0.0628593831677991">
            <text:p>6.29%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11_rd_90.txt</text:p>
          </table:table-cell>
          <table:table-cell table:style-name="ce1" office:value-type="string">
            <text:p>true</text:p>
          </table:table-cell>
          <table:table-cell office:value-type="string">
            <text:p>[513, 688, 466, 1696, 566, 1272, 887, 616, 613, 940, 543, 689, 652, 807, 723, 1778, 913, 1119, 1991, 1213, 1710, 1185, 1256, 1583, 1385, 2706, 1548, 2487, 2544, 1311, 1528, 1786, 2295, 1829, 2244, 1755, 1802, 3422, 5218, 5922, 5808, 6097, 5622, 4797, 5990, 6753, 7325, 7729, 4456, 4467, 5922, 5048, 6599, 6419, 3981, 5416, 7359, 5727, 5140, 5025, 6958, 8639, 3769, 7794, 5465, 4033, 6017, 5307, 6771, 4602]</text:p>
          </table:table-cell>
          <table:table-cell office:value-type="float" office:value="139.3">
            <text:p>139.3</text:p>
          </table:table-cell>
          <table:table-cell office:value-type="float" office:value="10">
            <text:p>10</text:p>
          </table:table-cell>
          <table:table-cell office:value-type="float" office:value="804.3">
            <text:p>804.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53.7">
            <text:p>753.7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26]" office:value-type="float" office:value="90">
            <text:p>90.0</text:p>
          </table:table-cell>
          <table:table-cell table:formula="of:=([.K126]-[.N126])/[.N126]" office:value-type="percentage" office:value="0.0671354650391401">
            <text:p>6.71%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1_rd_10.txt</text:p>
          </table:table-cell>
          <table:table-cell table:style-name="ce1" office:value-type="string">
            <text:p>true</text:p>
          </table:table-cell>
          <table:table-cell office:value-type="string">
            <text:p>[10764, 2577, 2490, 2611, 4562, 2519, 2501, 3785, 2691, 2593, 2353]</text:p>
          </table:table-cell>
          <table:table-cell office:value-type="float" office:value="1525.8">
            <text:p>1525.8</text:p>
          </table:table-cell>
          <table:table-cell office:value-type="float" office:value="90">
            <text:p>90</text:p>
          </table:table-cell>
          <table:table-cell office:value-type="float" office:value="1689">
            <text:p>1689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626.1">
            <text:p>1626.1</text:p>
          </table:table-cell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27]" office:value-type="float" office:value="10">
            <text:p>10.0</text:p>
          </table:table-cell>
          <table:table-cell table:formula="of:=([.K127]-[.N127])/[.N127]" office:value-type="percentage" office:value="0.0386815079023431">
            <text:p>3.87%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1_rd_50.txt</text:p>
          </table:table-cell>
          <table:table-cell table:style-name="ce1" office:value-type="string">
            <text:p>true</text:p>
          </table:table-cell>
          <table:table-cell office:value-type="string">
            <text:p>[4070, 1066, 1154, 2519, 1333, 1637, 1475, 1418, 1737, 2191, 2236, 2367, 1576, 1422, 1674, 1836, 2029, 1626, 1889, 1862, 1736, 1773, 1845, 2357, 2435, 2264, 2768, 2048, 2091, 2123, 2029, 2098, 2279, 1978, 2071, 2518, 1946, 3138, 3604, 1556]</text:p>
          </table:table-cell>
          <table:table-cell office:value-type="float" office:value="968">
            <text:p>968</text:p>
          </table:table-cell>
          <table:table-cell office:value-type="float" office:value="50">
            <text:p>50</text:p>
          </table:table-cell>
          <table:table-cell office:value-type="float" office:value="1741.9">
            <text:p>1741.9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632.3">
            <text:p>1632.3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28]" office:value-type="float" office:value="50">
            <text:p>50.0</text:p>
          </table:table-cell>
          <table:table-cell table:formula="of:=([.K128]-[.N128])/[.N128]" office:value-type="percentage" office:value="0.0671445200024506">
            <text:p>6.71%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1_rd_90.txt</text:p>
          </table:table-cell>
          <table:table-cell table:style-name="ce1" office:value-type="string">
            <text:p>true</text:p>
          </table:table-cell>
          <table:table-cell office:value-type="string">
            <text:p>[536, 262, 262, 1110, 329, 460, 357, 1787, 304, 984, 812, 796, 814, 787, 695, 847, 502, 1166, 946, 1330, 1491, 2310, 1556, 2241, 1293, 1958, 1428, 1754, 2213, 2259, 1925, 1858, 1904, 1933, 2239, 1683, 2913, 4144, 2877, 1711, 3211, 2703, 3060, 3383, 3411, 3510, 3544, 3641, 3412, 4030, 4046, 3585, 3345, 2673, 3261, 4391, 2299, 4240, 3298, 2724, 2835, 2746, 2289, 1757, 1907]</text:p>
          </table:table-cell>
          <table:table-cell office:value-type="float" office:value="349.8">
            <text:p>349.8</text:p>
          </table:table-cell>
          <table:table-cell office:value-type="float" office:value="10">
            <text:p>10</text:p>
          </table:table-cell>
          <table:table-cell office:value-type="float" office:value="1737.3">
            <text:p>1737.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648.3">
            <text:p>1648.3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29]" office:value-type="float" office:value="90">
            <text:p>90.0</text:p>
          </table:table-cell>
          <table:table-cell table:formula="of:=([.K129]-[.N129])/[.N129]" office:value-type="percentage" office:value="0.0539950251774556">
            <text:p>5.40%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2_rd_10.txt</text:p>
          </table:table-cell>
          <table:table-cell table:style-name="ce1" office:value-type="string">
            <text:p>true</text:p>
          </table:table-cell>
          <table:table-cell office:value-type="string">
            <text:p>[10293, 3217, 2610, 3279, 2651, 3496, 3236, 2930, 2618, 2839]</text:p>
          </table:table-cell>
          <table:table-cell office:value-type="float" office:value="1328.3">
            <text:p>1328.3</text:p>
          </table:table-cell>
          <table:table-cell office:value-type="float" office:value="90">
            <text:p>90</text:p>
          </table:table-cell>
          <table:table-cell office:value-type="float" office:value="1523.6">
            <text:p>1523.6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476.7">
            <text:p>1476.7</text:p>
          </table:table-cell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30]" office:value-type="float" office:value="10">
            <text:p>10.0</text:p>
          </table:table-cell>
          <table:table-cell table:formula="of:=([.K130]-[.N130])/[.N130]" office:value-type="percentage" office:value="0.0317600054174848">
            <text:p>3.18%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2_rd_50.txt</text:p>
          </table:table-cell>
          <table:table-cell table:style-name="ce1" office:value-type="string">
            <text:p>true</text:p>
          </table:table-cell>
          <table:table-cell office:value-type="string">
            <text:p>[4004, 1091, 1753, 1401, 2090, 1999, 2333, 1359, 1446, 1469, 1356, 1424, 1660, 1678, 1816, 1660, 1675, 1712, 2224, 1749, 2002, 2073, 3148, 2522, 2058, 2541, 2756, 2792, 3020, 2300, 2984, 3146, 2338, 3439, 3114, 2812, 1322, 1608, 1969]</text:p>
          </table:table-cell>
          <table:table-cell office:value-type="float" office:value="815.6">
            <text:p>815.6</text:p>
          </table:table-cell>
          <table:table-cell office:value-type="float" office:value="50">
            <text:p>50</text:p>
          </table:table-cell>
          <table:table-cell office:value-type="float" office:value="1540.2">
            <text:p>1540.2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474.1">
            <text:p>1474.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31]" office:value-type="float" office:value="50">
            <text:p>50.0</text:p>
          </table:table-cell>
          <table:table-cell table:formula="of:=([.K131]-[.N131])/[.N131]" office:value-type="percentage" office:value="0.0448409198833187">
            <text:p>4.48%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2_rd_90.txt</text:p>
          </table:table-cell>
          <table:table-cell table:style-name="ce1" office:value-type="string">
            <text:p>true</text:p>
          </table:table-cell>
          <table:table-cell office:value-type="string">
            <text:p>[512, 585, 342, 243, 235, 402, 1058, 590, 493, 602, 871, 681, 1011, 773, 1267, 1164, 1260, 611, 1085, 1007, 788, 1196, 1159, 1293, 1859, 1238, 1238, 1703, 1653, 2116, 2193, 2072, 2095, 2531, 2327, 4808, 2794, 4195, 2395, 5630, 2830, 2654, 2867, 2853, 2546, 3088, 4173, 2887, 3078, 2710, 2777, 2715, 2426, 2459, 2190, 1714, 942]</text:p>
          </table:table-cell>
          <table:table-cell office:value-type="float" office:value="347.8">
            <text:p>347.8</text:p>
          </table:table-cell>
          <table:table-cell office:value-type="float" office:value="10">
            <text:p>10</text:p>
          </table:table-cell>
          <table:table-cell office:value-type="float" office:value="1512.9">
            <text:p>1512.9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478.9">
            <text:p>1478.9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32]" office:value-type="float" office:value="90">
            <text:p>90.0</text:p>
          </table:table-cell>
          <table:table-cell table:formula="of:=([.K132]-[.N132])/[.N132]" office:value-type="percentage" office:value="0.0229900601798634">
            <text:p>2.30%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3_rd_10.txt</text:p>
          </table:table-cell>
          <table:table-cell table:style-name="ce1" office:value-type="string">
            <text:p>true</text:p>
          </table:table-cell>
          <table:table-cell office:value-type="string">
            <text:p>[10408, 2589, 4864, 3932, 4272, 6068, 3125, 3022, 4079, 3014]</text:p>
          </table:table-cell>
          <table:table-cell office:value-type="float" office:value="1210.7">
            <text:p>1210.7</text:p>
          </table:table-cell>
          <table:table-cell office:value-type="float" office:value="90">
            <text:p>90</text:p>
          </table:table-cell>
          <table:table-cell office:value-type="float" office:value="1296.8">
            <text:p>1296.8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314.6">
            <text:p>1314.6</text:p>
          </table:table-cell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33]" office:value-type="float" office:value="10">
            <text:p>10.0</text:p>
          </table:table-cell>
          <table:table-cell table:formula="of:=([.K133]-[.N133])/[.N133]" office:value-type="percentage" office:value="-0.013540240377301">
            <text:p>-1.35%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3_rd_50.txt</text:p>
          </table:table-cell>
          <table:table-cell table:style-name="ce1" office:value-type="string">
            <text:p>true</text:p>
          </table:table-cell>
          <table:table-cell office:value-type="string">
            <text:p>[3854, 1053, 1199, 1345, 1403, 1166, 1179, 1320, 1488, 1373, 1364, 2117, 2767, 2450, 2905, 1709, 2197, 2280, 1788, 1903, 1838, 2353, 2165, 1988, 2031, 2033, 2107, 2117, 2147, 2248, 2334, 2664, 3403, 3415, 3297, 2510, 2308, 2592, 2975, 3443, 935]</text:p>
          </table:table-cell>
          <table:table-cell office:value-type="float" office:value="775.5">
            <text:p>775.5</text:p>
          </table:table-cell>
          <table:table-cell office:value-type="float" office:value="50">
            <text:p>50</text:p>
          </table:table-cell>
          <table:table-cell office:value-type="float" office:value="1423">
            <text:p>142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300.9">
            <text:p>1300.9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34]" office:value-type="float" office:value="50">
            <text:p>50.0</text:p>
          </table:table-cell>
          <table:table-cell table:formula="of:=([.K134]-[.N134])/[.N134]" office:value-type="percentage" office:value="0.0938580982396802">
            <text:p>9.39%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3_rd_90.txt</text:p>
          </table:table-cell>
          <table:table-cell table:style-name="ce1" office:value-type="string">
            <text:p>true</text:p>
          </table:table-cell>
          <table:table-cell office:value-type="string">
            <text:p>[527, 246, 230, 1206, 418, 610, 2112, 591, 593, 1756, 1826, 1415, 1315, 1448, 1173, 1540, 1040, 1119, 1180, 1130, 2530, 2837, 1874, 2749, 2948, 3327, 3190, 2261, 3285, 2351, 3390, 2674, 2470, 3122, 3995, 3075, 2443, 3637, 6164, 2672, 2599, 6892, 4661, 2485, 5014, 3455, 4225, 3088, 3012, 3377, 2848, 2084, 1742]</text:p>
          </table:table-cell>
          <table:table-cell office:value-type="float" office:value="262.9">
            <text:p>262.9</text:p>
          </table:table-cell>
          <table:table-cell office:value-type="float" office:value="10">
            <text:p>10</text:p>
          </table:table-cell>
          <table:table-cell office:value-type="float" office:value="1370.4">
            <text:p>1370.4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314">
            <text:p>1314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35]" office:value-type="float" office:value="90">
            <text:p>90.0</text:p>
          </table:table-cell>
          <table:table-cell table:formula="of:=([.K135]-[.N135])/[.N135]" office:value-type="percentage" office:value="0.0429223744292238">
            <text:p>4.29%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4_rd_10.txt</text:p>
          </table:table-cell>
          <table:table-cell table:style-name="ce1" office:value-type="string">
            <text:p>true</text:p>
          </table:table-cell>
          <table:table-cell office:value-type="string">
            <text:p>[10146, 2704, 2665, 2716, 3160, 2814, 2854, 2063, 3221, 1013]</text:p>
          </table:table-cell>
          <table:table-cell office:value-type="float" office:value="1028.4">
            <text:p>1028.4</text:p>
          </table:table-cell>
          <table:table-cell office:value-type="float" office:value="90">
            <text:p>90</text:p>
          </table:table-cell>
          <table:table-cell office:value-type="float" office:value="1202.6">
            <text:p>1202.6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155.8">
            <text:p>1155.8</text:p>
          </table:table-cell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36]" office:value-type="float" office:value="10">
            <text:p>10.0</text:p>
          </table:table-cell>
          <table:table-cell table:formula="of:=([.K136]-[.N136])/[.N136]" office:value-type="percentage" office:value="0.0404914345042395">
            <text:p>4.05%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4_rd_50.txt</text:p>
          </table:table-cell>
          <table:table-cell table:style-name="ce1" office:value-type="string">
            <text:p>true</text:p>
          </table:table-cell>
          <table:table-cell office:value-type="string">
            <text:p>[3673, 1124, 1168, 1498, 1556, 1396, 1369, 1366, 1617, 1448, 1709, 1562, 2181, 1842, 3770, 2182, 4554, 3691, 2956, 2995, 4577, 3229, 5919, 3133, 2672, 2712, 3844, 2018, 2061, 1591]</text:p>
          </table:table-cell>
          <table:table-cell office:value-type="float" office:value="748">
            <text:p>748</text:p>
          </table:table-cell>
          <table:table-cell office:value-type="float" office:value="50">
            <text:p>50</text:p>
          </table:table-cell>
          <table:table-cell office:value-type="float" office:value="1235">
            <text:p>123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133.3">
            <text:p>1133.3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37]" office:value-type="float" office:value="50">
            <text:p>50.0</text:p>
          </table:table-cell>
          <table:table-cell table:formula="of:=([.K137]-[.N137])/[.N137]" office:value-type="percentage" office:value="0.0897379334686315">
            <text:p>8.97%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4_rd_90.txt</text:p>
          </table:table-cell>
          <table:table-cell table:style-name="ce1" office:value-type="string">
            <text:p>true</text:p>
          </table:table-cell>
          <table:table-cell office:value-type="string">
            <text:p>[526, 322, 382, 402, 502, 520, 793, 1051, 720, 857, 827, 925, 1248, 887, 1482, 1667, 1117, 1713, 1732, 2322, 2974, 2831, 3072, 2296, 1905, 2231, 2362, 2994, 3942, 2615, 2599, 3260, 2721, 4065, 3387, 3609, 5268, 3039, 3236, 3724, 3852, 1973]</text:p>
          </table:table-cell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office:value-type="float" office:value="1258.9">
            <text:p>1258.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32.6">
            <text:p>1132.6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38]" office:value-type="float" office:value="90">
            <text:p>90.0</text:p>
          </table:table-cell>
          <table:table-cell table:formula="of:=([.K138]-[.N138])/[.N138]" office:value-type="percentage" office:value="0.111513332156101">
            <text:p>11.15%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5_rd_10.txt</text:p>
          </table:table-cell>
          <table:table-cell table:style-name="ce1" office:value-type="string">
            <text:p>true</text:p>
          </table:table-cell>
          <table:table-cell office:value-type="string">
            <text:p>[10371, 2559, 2566, 2578, 2664, 3614, 4003, 2281, 1951]</text:p>
          </table:table-cell>
          <table:table-cell office:value-type="float" office:value="1427">
            <text:p>1427</text:p>
          </table:table-cell>
          <table:table-cell office:value-type="float" office:value="90">
            <text:p>90</text:p>
          </table:table-cell>
          <table:table-cell office:value-type="float" office:value="1578.4">
            <text:p>1578.4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547.5">
            <text:p>1547.5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39]" office:value-type="float" office:value="10">
            <text:p>10.0</text:p>
          </table:table-cell>
          <table:table-cell table:formula="of:=([.K139]-[.N139])/[.N139]" office:value-type="percentage" office:value="0.0199676898222941">
            <text:p>2.00%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5_rd_50.txt</text:p>
          </table:table-cell>
          <table:table-cell table:style-name="ce1" office:value-type="string">
            <text:p>true</text:p>
          </table:table-cell>
          <table:table-cell office:value-type="string">
            <text:p>[3932, 1138, 1231, 1422, 1156, 1633, 1970, 2048, 2080, 1946, 2534, 2418, 3150, 4126, 1521, 1530, 1537, 1875, 1904, 2185, 2002, 2491, 1860, 2137, 2134, 1941, 2146, 1957, 2250, 2419, 3009, 2123, 2148, 1979, 1938, 1849, 1642, 2219, 2381, 1986, 1613]</text:p>
          </table:table-cell>
          <table:table-cell office:value-type="float" office:value="919.7">
            <text:p>919.7</text:p>
          </table:table-cell>
          <table:table-cell office:value-type="float" office:value="50">
            <text:p>50</text:p>
          </table:table-cell>
          <table:table-cell office:value-type="float" office:value="1629.7">
            <text:p>1629.7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549.5">
            <text:p>1549.5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40]" office:value-type="float" office:value="50">
            <text:p>50.0</text:p>
          </table:table-cell>
          <table:table-cell table:formula="of:=([.K140]-[.N140])/[.N140]" office:value-type="percentage" office:value="0.0517586318167151">
            <text:p>5.18%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5_rd_90.txt</text:p>
          </table:table-cell>
          <table:table-cell table:style-name="ce1" office:value-type="string">
            <text:p>true</text:p>
          </table:table-cell>
          <table:table-cell office:value-type="string">
            <text:p>[530, 600, 246, 561, 327, 384, 554, 632, 607, 502, 1003, 914, 997, 655, 1217, 782, 1133, 821, 1105, 754, 1057, 1087, 1833, 2806, 2714, 1214, 1401, 1416, 3346, 1428, 2067, 1361, 3310, 2967, 1533, 2440, 2193, 4380, 4508, 3309, 4389, 4407, 2542, 2806, 3709, 4657, 2866, 2956, 2875, 10847, 3666, 3899, 3001, 3452, 5011, 3231, 4991, 3192, 3039, 2906, 2838, 1858]</text:p>
          </table:table-cell>
          <table:table-cell office:value-type="float" office:value="207.2">
            <text:p>207.2</text:p>
          </table:table-cell>
          <table:table-cell office:value-type="float" office:value="10">
            <text:p>10</text:p>
          </table:table-cell>
          <table:table-cell office:value-type="float" office:value="1618.6">
            <text:p>1618.6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518.7">
            <text:p>1518.7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41]" office:value-type="float" office:value="90">
            <text:p>90.0</text:p>
          </table:table-cell>
          <table:table-cell table:formula="of:=([.K141]-[.N141])/[.N141]" office:value-type="percentage" office:value="0.0657799433726212">
            <text:p>6.58%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6_rd_10.txt</text:p>
          </table:table-cell>
          <table:table-cell table:style-name="ce1" office:value-type="string">
            <text:p>true</text:p>
          </table:table-cell>
          <table:table-cell office:value-type="string">
            <text:p>[10528, 2615, 2600, 2672, 3474, 4079, 4382, 3480, 4202, 2050]</text:p>
          </table:table-cell>
          <table:table-cell office:value-type="float" office:value="1258">
            <text:p>1258</text:p>
          </table:table-cell>
          <table:table-cell office:value-type="float" office:value="90">
            <text:p>90</text:p>
          </table:table-cell>
          <table:table-cell office:value-type="float" office:value="1438.8">
            <text:p>1438.8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1376.5">
            <text:p>1376.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42]" office:value-type="float" office:value="10">
            <text:p>10.0</text:p>
          </table:table-cell>
          <table:table-cell table:formula="of:=([.K142]-[.N142])/[.N142]" office:value-type="percentage" office:value="0.0452597166727206">
            <text:p>4.53%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6_rd_50.txt</text:p>
          </table:table-cell>
          <table:table-cell table:style-name="ce1" office:value-type="string">
            <text:p>true</text:p>
          </table:table-cell>
          <table:table-cell office:value-type="string">
            <text:p>[4035, 1106, 1107, 1161, 1216, 1503, 2128, 1799, 2284, 1554, 1667, 2288, 2137, 2924, 2487, 3261, 3080, 2867, 2213, 2217, 2797, 2044, 2525, 2040, 2005, 2050, 2566, 2556, 2430, 2919, 3594, 2670, 2301, 2409, 2329, 3863, 3357, 2681]</text:p>
          </table:table-cell>
          <table:table-cell office:value-type="float" office:value="789">
            <text:p>789</text:p>
          </table:table-cell>
          <table:table-cell office:value-type="float" office:value="50">
            <text:p>50</text:p>
          </table:table-cell>
          <table:table-cell office:value-type="float" office:value="1521.1">
            <text:p>1521.1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386.1">
            <text:p>1386.1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43]" office:value-type="float" office:value="50">
            <text:p>50.0</text:p>
          </table:table-cell>
          <table:table-cell table:formula="of:=([.K143]-[.N143])/[.N143]" office:value-type="percentage" office:value="0.0973955703051728">
            <text:p>9.74%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6_rd_90.txt</text:p>
          </table:table-cell>
          <table:table-cell table:style-name="ce1" office:value-type="string">
            <text:p>true</text:p>
          </table:table-cell>
          <table:table-cell office:value-type="string">
            <text:p>[533, 615, 334, 829, 853, 367, 610, 474, 480, 653, 841, 986, 1122, 805, 2015, 900, 1196, 1336, 1347, 1981, 3138, 2211, 2441, 2580, 2674, 3875, 2804, 2874, 3016, 2985, 3044, 2868, 2651, 3251, 3642, 3568, 3747, 3755, 3785, 3052, 4198, 4113, 4219, 4166, 3586, 3584, 3574, 3691, 3844, 3680, 2664, 2811, 2724, 2702, 2560, 2565]</text:p>
          </table:table-cell>
          <table:table-cell office:value-type="float" office:value="258.9">
            <text:p>258.9</text:p>
          </table:table-cell>
          <table:table-cell office:value-type="float" office:value="10">
            <text:p>10</text:p>
          </table:table-cell>
          <table:table-cell office:value-type="float" office:value="1495.4">
            <text:p>1495.4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380.6">
            <text:p>1380.6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44]" office:value-type="float" office:value="90">
            <text:p>90.0</text:p>
          </table:table-cell>
          <table:table-cell table:formula="of:=([.K144]-[.N144])/[.N144]" office:value-type="percentage" office:value="0.0831522526437782">
            <text:p>8.32%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7_rd_10.txt</text:p>
          </table:table-cell>
          <table:table-cell table:style-name="ce1" office:value-type="string">
            <text:p>true</text:p>
          </table:table-cell>
          <table:table-cell office:value-type="string">
            <text:p>[10275, 2898, 3312, 3648, 2598, 3919, 3643, 3066, 2612, 3151]</text:p>
          </table:table-cell>
          <table:table-cell office:value-type="float" office:value="1124.6">
            <text:p>1124.6</text:p>
          </table:table-cell>
          <table:table-cell office:value-type="float" office:value="90">
            <text:p>90</text:p>
          </table:table-cell>
          <table:table-cell office:value-type="float" office:value="1286.2">
            <text:p>1286.2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230.2">
            <text:p>1230.2</text:p>
          </table:table-cell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45]" office:value-type="float" office:value="10">
            <text:p>10.0</text:p>
          </table:table-cell>
          <table:table-cell table:formula="of:=([.K145]-[.N145])/[.N145]" office:value-type="percentage" office:value="0.0455210534872378">
            <text:p>4.55%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7_rd_50.txt</text:p>
          </table:table-cell>
          <table:table-cell table:style-name="ce1" office:value-type="string">
            <text:p>true</text:p>
          </table:table-cell>
          <table:table-cell office:value-type="string">
            <text:p>[3884, 1036, 3475, 1124, 1145, 1199, 1232, 1331, 1538, 1351, 1375, 1649, 2056, 1760, 1731, 1570, 1635, 2194, 1868, 1948, 1906, 1954, 1880, 1932, 2110, 2174, 2803, 2207, 2603, 2237, 2572, 2498, 2891, 2644, 4126, 4242]</text:p>
          </table:table-cell>
          <table:table-cell office:value-type="float" office:value="721.6">
            <text:p>721.6</text:p>
          </table:table-cell>
          <table:table-cell office:value-type="float" office:value="50">
            <text:p>50</text:p>
          </table:table-cell>
          <table:table-cell office:value-type="float" office:value="1335.6">
            <text:p>1335.6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250.9">
            <text:p>1250.9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46]" office:value-type="float" office:value="50">
            <text:p>50.0</text:p>
          </table:table-cell>
          <table:table-cell table:formula="of:=([.K146]-[.N146])/[.N146]" office:value-type="percentage" office:value="0.0677112479015108">
            <text:p>6.77%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7_rd_90.txt</text:p>
          </table:table-cell>
          <table:table-cell table:style-name="ce1" office:value-type="string">
            <text:p>true</text:p>
          </table:table-cell>
          <table:table-cell office:value-type="string">
            <text:p>[541, 248, 355, 684, 504, 578, 774, 609, 474, 1131, 1113, 628, 1121, 636, 2046, 933, 1813, 917, 1557, 1770, 2574, 1567, 1048, 1340, 5898, 2325, 2525, 2594, 2663, 1995, 2801, 1886, 3206, 2990, 3060, 2041, 3014, 3787, 4823, 5212, 5679, 9759, 4091, 3479, 4165, 3345, 4269, 4576, 5655, 12064, 4432, 4706, 4339, 3913, 2133]</text:p>
          </table:table-cell>
          <table:table-cell office:value-type="float" office:value="284">
            <text:p>284</text:p>
          </table:table-cell>
          <table:table-cell office:value-type="float" office:value="10">
            <text:p>10</text:p>
          </table:table-cell>
          <table:table-cell office:value-type="float" office:value="1321">
            <text:p>1321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221.2">
            <text:p>1221.2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47]" office:value-type="float" office:value="90">
            <text:p>90.0</text:p>
          </table:table-cell>
          <table:table-cell table:formula="of:=([.K147]-[.N147])/[.N147]" office:value-type="percentage" office:value="0.0817228955126105">
            <text:p>8.17%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8_rd_10.txt</text:p>
          </table:table-cell>
          <table:table-cell table:style-name="ce1" office:value-type="string">
            <text:p>true</text:p>
          </table:table-cell>
          <table:table-cell office:value-type="string">
            <text:p>[10058, 2581, 8758, 2706, 2632, 2680, 3505, 3561, 3729]</text:p>
          </table:table-cell>
          <table:table-cell office:value-type="float" office:value="1017.5">
            <text:p>1017.5</text:p>
          </table:table-cell>
          <table:table-cell office:value-type="float" office:value="90">
            <text:p>90</text:p>
          </table:table-cell>
          <table:table-cell office:value-type="float" office:value="1159.1">
            <text:p>1159.1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114.2">
            <text:p>1114.2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48]" office:value-type="float" office:value="10">
            <text:p>10.0</text:p>
          </table:table-cell>
          <table:table-cell table:formula="of:=([.K148]-[.N148])/[.N148]" office:value-type="percentage" office:value="0.0402979716388439">
            <text:p>4.03%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8_rd_50.txt</text:p>
          </table:table-cell>
          <table:table-cell table:style-name="ce1" office:value-type="string">
            <text:p>true</text:p>
          </table:table-cell>
          <table:table-cell office:value-type="string">
            <text:p>[3892, 1078, 1223, 1417, 1435, 1532, 1668, 1488, 1535, 1611, 1554, 1957, 2040, 1684, 1659, 1794, 1810, 1841, 2210, 2492, 2074, 2091, 2238, 2597, 2356, 2374, 2575, 2672, 2784, 2464, 2842, 2532, 3577]</text:p>
          </table:table-cell>
          <table:table-cell office:value-type="float" office:value="729.2">
            <text:p>729.2</text:p>
          </table:table-cell>
          <table:table-cell office:value-type="float" office:value="50">
            <text:p>50</text:p>
          </table:table-cell>
          <table:table-cell office:value-type="float" office:value="1244.2">
            <text:p>1244.2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114.2">
            <text:p>1114.2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49]" office:value-type="float" office:value="50">
            <text:p>50.0</text:p>
          </table:table-cell>
          <table:table-cell table:formula="of:=([.K149]-[.N149])/[.N149]" office:value-type="percentage" office:value="0.116675641716029">
            <text:p>11.67%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8_rd_90.txt</text:p>
          </table:table-cell>
          <table:table-cell table:style-name="ce1" office:value-type="string">
            <text:p>true</text:p>
          </table:table-cell>
          <table:table-cell office:value-type="string">
            <text:p>[533, 320, 445, 306, 388, 327, 568, 482, 964, 1189, 975, 1400, 1629, 1600, 1697, 1100, 2830, 1242, 1755, 1364, 1312, 2162, 1696, 2297, 1858, 2813, 2494, 4636, 2293, 4176, 2456, 5095, 2513, 2563, 3059, 3667, 4669, 3809, 2831, 3913, 4017, 3648, 6201, 3454, 3598, 3067]</text:p>
          </table:table-cell>
          <table:table-cell office:value-type="float" office:value="184.3">
            <text:p>184.3</text:p>
          </table:table-cell>
          <table:table-cell office:value-type="float" office:value="10">
            <text:p>10</text:p>
          </table:table-cell>
          <table:table-cell office:value-type="float" office:value="1170.6">
            <text:p>1170.6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1130.1">
            <text:p>1130.1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50]" office:value-type="float" office:value="90">
            <text:p>90.0</text:p>
          </table:table-cell>
          <table:table-cell table:formula="of:=([.K150]-[.N150])/[.N150]" office:value-type="percentage" office:value="0.0358375365011946">
            <text:p>3.58%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1_rd_10.txt</text:p>
          </table:table-cell>
          <table:table-cell table:style-name="ce1" office:value-type="string">
            <text:p>true</text:p>
          </table:table-cell>
          <table:table-cell office:value-type="string">
            <text:p>[12167, 3131, 4276, 4871, 4404, 3168, 3522, 3954, 4148, 4051, 5274]</text:p>
          </table:table-cell>
          <table:table-cell office:value-type="float" office:value="1169">
            <text:p>1169</text:p>
          </table:table-cell>
          <table:table-cell office:value-type="float" office:value="90">
            <text:p>90</text:p>
          </table:table-cell>
          <table:table-cell office:value-type="float" office:value="1272.1">
            <text:p>1272.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74.6">
            <text:p>1274.6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51]" office:value-type="float" office:value="10">
            <text:p>10.0</text:p>
          </table:table-cell>
          <table:table-cell table:formula="of:=([.K151]-[.N151])/[.N151]" office:value-type="percentage" office:value="-0.00196139965479366">
            <text:p>-0.20%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1_rd_50.txt</text:p>
          </table:table-cell>
          <table:table-cell table:style-name="ce1" office:value-type="string">
            <text:p>true</text:p>
          </table:table-cell>
          <table:table-cell office:value-type="string">
            <text:p>[4030, 1117, 1237, 1323, 1181, 2053, 1249, 1496, 1353, 1712, 2475, 2176, 2407, 2168, 2341, 2376, 2487, 2124, 1987, 2921, 3197, 3001, 2832, 3338, 3419, 3223, 2312, 2136, 2144, 2144, 2224, 2142, 2216, 2018, 2042, 2133, 2163, 1954, 1997, 2162, 2484, 2014, 2076, 1339, 1140, 1122, 1011, 971]</text:p>
          </table:table-cell>
          <table:table-cell office:value-type="float" office:value="832.1">
            <text:p>832.1</text:p>
          </table:table-cell>
          <table:table-cell office:value-type="float" office:value="50">
            <text:p>50</text:p>
          </table:table-cell>
          <table:table-cell office:value-type="float" office:value="1276.8">
            <text:p>1276.8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1262.6">
            <text:p>1262.6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52]" office:value-type="float" office:value="50">
            <text:p>50.0</text:p>
          </table:table-cell>
          <table:table-cell table:formula="of:=([.K152]-[.N152])/[.N152]" office:value-type="percentage" office:value="0.0112466339299858">
            <text:p>1.12%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1_rd_90.txt</text:p>
          </table:table-cell>
          <table:table-cell table:style-name="ce1" office:value-type="string">
            <text:p>true</text:p>
          </table:table-cell>
          <table:table-cell office:value-type="string">
            <text:p>[518, 254, 569, 331, 416, 770, 1494, 876, 507, 530, 986, 572, 767, 643, 516, 1255, 894, 1379, 708, 829, 860, 1130, 1717, 853, 1291, 1966, 3595, 1370, 1591, 1937, 1300, 1142, 1449, 1565, 2928, 3048, 2875, 2283, 2664, 3247, 2205, 2283, 2023, 1811, 1975, 1700, 3150, 1816, 3850, 2331, 2079, 3901, 4043, 2315, 2105, 2144, 7842, 2896, 2858, 3002, 2947, 3061, 3146, 3062, 3375, 3326, 3094, 3316, 3159, 3126, 2518, 2045, 1876, 2012, 1611, 1943, 1408, 2860, 2794, 5524, 2146, 1625, 2174, 1482, 1580]</text:p>
          </table:table-cell>
          <table:table-cell office:value-type="float" office:value="348.9">
            <text:p>348.9</text:p>
          </table:table-cell>
          <table:table-cell office:value-type="float" office:value="10">
            <text:p>10</text:p>
          </table:table-cell>
          <table:table-cell office:value-type="float" office:value="1335.8">
            <text:p>1335.8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273.2">
            <text:p>1273.2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53]" office:value-type="float" office:value="90">
            <text:p>90.0</text:p>
          </table:table-cell>
          <table:table-cell table:formula="of:=([.K153]-[.N153])/[.N153]" office:value-type="percentage" office:value="0.0491674520892239">
            <text:p>4.92%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2_rd_10.txt</text:p>
          </table:table-cell>
          <table:table-cell table:style-name="ce1" office:value-type="string">
            <text:p>true</text:p>
          </table:table-cell>
          <table:table-cell office:value-type="string">
            <text:p>[10835, 3165, 3313, 2977, 3416, 4267, 4502, 3560, 3635, 3075, 3005]</text:p>
          </table:table-cell>
          <table:table-cell office:value-type="float" office:value="1007.2">
            <text:p>1007.2</text:p>
          </table:table-cell>
          <table:table-cell office:value-type="float" office:value="90">
            <text:p>90</text:p>
          </table:table-cell>
          <table:table-cell office:value-type="float" office:value="1094.8">
            <text:p>1094.8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96.3">
            <text:p>1096.3</text:p>
          </table:table-cell>
          <table:table-cell office:value-type="float" office:value="100">
            <text:p>100</text:p>
          </table:table-cell>
          <table:table-cell office:value-type="float" office:value="171">
            <text:p>17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54]" office:value-type="float" office:value="10">
            <text:p>10.0</text:p>
          </table:table-cell>
          <table:table-cell table:formula="of:=([.K154]-[.N154])/[.N154]" office:value-type="percentage" office:value="-0.00136823862081547">
            <text:p>-0.14%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2_rd_50.txt</text:p>
          </table:table-cell>
          <table:table-cell table:style-name="ce1" office:value-type="string">
            <text:p>true</text:p>
          </table:table-cell>
          <table:table-cell office:value-type="string">
            <text:p>[3990, 1248, 1213, 1114, 1401, 1302, 1285, 1746, 1291, 1541, 1552, 1804, 1450, 1586, 1549, 1798, 1727, 1792, 1782, 1871, 2185, 1936, 1973, 2218, 2275, 2077, 2093, 2151, 2204, 2288, 2316, 2399, 2240, 2306, 2319, 2744, 2565, 2570, 2820, 3199, 2472, 2399, 2674, 2721, 2682, 4290, 3194, 3464, 979]</text:p>
          </table:table-cell>
          <table:table-cell office:value-type="float" office:value="717.9">
            <text:p>717.9</text:p>
          </table:table-cell>
          <table:table-cell office:value-type="float" office:value="50">
            <text:p>50</text:p>
          </table:table-cell>
          <table:table-cell office:value-type="float" office:value="1134.5">
            <text:p>1134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095.8">
            <text:p>1095.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55]" office:value-type="float" office:value="50">
            <text:p>50.0</text:p>
          </table:table-cell>
          <table:table-cell table:formula="of:=([.K155]-[.N155])/[.N155]" office:value-type="percentage" office:value="0.0353166636247491">
            <text:p>3.53%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2_rd_90.txt</text:p>
          </table:table-cell>
          <table:table-cell table:style-name="ce1" office:value-type="string">
            <text:p>true</text:p>
          </table:table-cell>
          <table:table-cell office:value-type="string">
            <text:p>[501, 300, 483, 280, 395, 374, 263, 922, 672, 440, 1145, 682, 951, 2587, 990, 1040, 1104, 1102, 1089, 1073, 973, 922, 1164, 1633, 1652, 1574, 2163, 2754, 1523, 2459, 2156, 2067, 2252, 1431, 2493, 2587, 3702, 3877, 3876, 4051, 4220, 2960, 4351, 4465, 4635, 4397, 4473, 2977, 4738, 2702, 5076, 3453, 3585, 3726, 4920, 3710, 3889, 3979, 4046, 4154, 4105, 4004, 4204, 4266, 4205, 4181, 4383, 4223, 4397, 3891, 5035, 3299, 2638, 2173, 2111, 3188, 2308, 1324, 1214]</text:p>
          </table:table-cell>
          <table:table-cell office:value-type="float" office:value="310.2">
            <text:p>310.2</text:p>
          </table:table-cell>
          <table:table-cell office:value-type="float" office:value="10">
            <text:p>10</text:p>
          </table:table-cell>
          <table:table-cell office:value-type="float" office:value="1217.2">
            <text:p>1217.2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110.3">
            <text:p>1110.3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56]" office:value-type="float" office:value="90">
            <text:p>90.0</text:p>
          </table:table-cell>
          <table:table-cell table:formula="of:=([.K156]-[.N156])/[.N156]" office:value-type="percentage" office:value="0.0962802846077637">
            <text:p>9.63%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3_rd_10.txt</text:p>
          </table:table-cell>
          <table:table-cell table:style-name="ce1" office:value-type="string">
            <text:p>true</text:p>
          </table:table-cell>
          <table:table-cell office:value-type="string">
            <text:p>[9983, 2667, 3198, 4303, 4812, 4513, 4556, 3838, 4816, 4316, 10679]</text:p>
          </table:table-cell>
          <table:table-cell office:value-type="float" office:value="867.6">
            <text:p>867.6</text:p>
          </table:table-cell>
          <table:table-cell office:value-type="float" office:value="90">
            <text:p>90</text:p>
          </table:table-cell>
          <table:table-cell office:value-type="float" office:value="938.1">
            <text:p>938.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964">
            <text:p>964</text:p>
          </table:table-cell>
          <table:table-cell office:value-type="float" office:value="100">
            <text:p>100</text:p>
          </table:table-cell>
          <table:table-cell office:value-type="float" office:value="173">
            <text:p>17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57]" office:value-type="float" office:value="10">
            <text:p>10.0</text:p>
          </table:table-cell>
          <table:table-cell table:formula="of:=([.K157]-[.N157])/[.N157]" office:value-type="percentage" office:value="-0.0268672199170124">
            <text:p>-2.69%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3_rd_50.txt</text:p>
          </table:table-cell>
          <table:table-cell table:style-name="ce1" office:value-type="string">
            <text:p>true</text:p>
          </table:table-cell>
          <table:table-cell office:value-type="string">
            <text:p>[3988, 1215, 1991, 1938, 2624, 2711, 2783, 1916, 1652, 1693, 1583, 2308, 2385, 2433, 2043, 1820, 1981, 2289, 2044, 1764, 2379, 2349, 2395, 2329, 2055, 3385, 3597, 3396, 3487, 4670, 3432, 3312, 3830, 3247, 3164, 3677, 3242, 3286, 4388, 2826, 3749, 4719, 5492, 3966, 8410, 4374, 1755]</text:p>
          </table:table-cell>
          <table:table-cell office:value-type="float" office:value="686">
            <text:p>686</text:p>
          </table:table-cell>
          <table:table-cell office:value-type="float" office:value="50">
            <text:p>50</text:p>
          </table:table-cell>
          <table:table-cell office:value-type="float" office:value="959.9">
            <text:p>959.9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923.7">
            <text:p>923.7</text:p>
          </table:table-cell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58]" office:value-type="float" office:value="50">
            <text:p>50.0</text:p>
          </table:table-cell>
          <table:table-cell table:formula="of:=([.K158]-[.N158])/[.N158]" office:value-type="percentage" office:value="0.0391902132727075">
            <text:p>3.92%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3_rd_90.txt</text:p>
          </table:table-cell>
          <table:table-cell table:style-name="ce1" office:value-type="string">
            <text:p>true</text:p>
          </table:table-cell>
          <table:table-cell office:value-type="string">
            <text:p>[533, 313, 330, 382, 328, 450, 386, 683, 383, 847, 844, 844, 966, 507, 635, 2791, 852, 805, 833, 1031, 1004, 1115, 1361, 1678, 1741, 1230, 2100, 2287, 2389, 2446, 2568, 2571, 2690, 2907, 2855, 3111, 3195, 3061, 3401, 2847, 3541, 3747, 3826, 3858, 4096, 4153, 4531, 4425, 4370, 3950, 3921, 3957, 4133, 4127, 4067, 4162, 4171, 4412, 5012, 7246, 5263, 4013, 5035, 5216, 5452, 5084, 5496, 5866, 5758, 5466, 4576, 4720, 3369, 2821, 2132, 2297, 2405, 2597]</text:p>
          </table:table-cell>
          <table:table-cell office:value-type="float" office:value="265.2">
            <text:p>265.2</text:p>
          </table:table-cell>
          <table:table-cell office:value-type="float" office:value="10">
            <text:p>10</text:p>
          </table:table-cell>
          <table:table-cell office:value-type="float" office:value="977.2">
            <text:p>977.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0.6">
            <text:p>950.6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59]" office:value-type="float" office:value="90">
            <text:p>90.0</text:p>
          </table:table-cell>
          <table:table-cell table:formula="of:=([.K159]-[.N159])/[.N159]" office:value-type="percentage" office:value="0.0279823269513991">
            <text:p>2.80%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4_rd_10.txt</text:p>
          </table:table-cell>
          <table:table-cell table:style-name="ce1" office:value-type="string">
            <text:p>true</text:p>
          </table:table-cell>
          <table:table-cell office:value-type="string">
            <text:p>[10293, 2778, 4593, 2901, 3639, 3453, 3826, 4367, 4214, 4867, 3875]</text:p>
          </table:table-cell>
          <table:table-cell office:value-type="float" office:value="732.2">
            <text:p>732.2</text:p>
          </table:table-cell>
          <table:table-cell office:value-type="float" office:value="90">
            <text:p>90</text:p>
          </table:table-cell>
          <table:table-cell office:value-type="float" office:value="822.7">
            <text:p>822.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793.5">
            <text:p>793.5</text:p>
          </table:table-cell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60]" office:value-type="float" office:value="10">
            <text:p>10.0</text:p>
          </table:table-cell>
          <table:table-cell table:formula="of:=([.K160]-[.N160])/[.N160]" office:value-type="percentage" office:value="0.0367989918084437">
            <text:p>3.68%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4_rd_50.txt</text:p>
          </table:table-cell>
          <table:table-cell table:style-name="ce1" office:value-type="string">
            <text:p>true</text:p>
          </table:table-cell>
          <table:table-cell office:value-type="string">
            <text:p>[3798, 1238, 1937, 1930, 1660, 1557, 2575, 2363, 1796, 1648, 1584, 1494, 1451, 1521, 1606, 1599, 1679, 1756, 1777, 1741, 1765, 1848, 1943, 2035, 2084, 2177, 2142, 2329, 2259, 2331, 2397, 2684, 2799, 3190, 3000, 2860, 3304, 3786, 3774, 3951, 4004, 3745, 3516, 3303, 2812, 2777, 1683]</text:p>
          </table:table-cell>
          <table:table-cell office:value-type="float" office:value="573.1">
            <text:p>573.1</text:p>
          </table:table-cell>
          <table:table-cell office:value-type="float" office:value="50">
            <text:p>50</text:p>
          </table:table-cell>
          <table:table-cell office:value-type="float" office:value="856.9">
            <text:p>856.9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93.5">
            <text:p>793.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61]" office:value-type="float" office:value="50">
            <text:p>50.0</text:p>
          </table:table-cell>
          <table:table-cell table:formula="of:=([.K161]-[.N161])/[.N161]" office:value-type="percentage" office:value="0.0798991808443604">
            <text:p>7.99%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4_rd_90.txt</text:p>
          </table:table-cell>
          <table:table-cell table:style-name="ce1" office:value-type="string">
            <text:p>true</text:p>
          </table:table-cell>
          <table:table-cell office:value-type="string">
            <text:p>[532, 436, 1109, 631, 386, 417, 440, 613, 614, 425, 1045, 845, 920, 1254, 990, 1009, 1157, 1207, 798, 915, 1042, 959, 1431, 920, 1344, 1400, 1762, 1386, 1519, 1541, 1771, 1694, 1919, 1985, 2014, 2047, 2160, 2209, 2420, 2506, 2604, 2260, 2736, 2873, 3361, 2850, 5275, 4559, 3784, 4001, 4078, 5889, 5435, 5235, 6667, 4772, 3632, 4959, 5697, 4487, 9189, 7414, 6016, 6399, 9425, 9595, 7825, 5390, 3791, 3843]</text:p>
          </table:table-cell>
          <table:table-cell office:value-type="float" office:value="177.7">
            <text:p>177.7</text:p>
          </table:table-cell>
          <table:table-cell office:value-type="float" office:value="10">
            <text:p>10</text:p>
          </table:table-cell>
          <table:table-cell office:value-type="float" office:value="934.5">
            <text:p>934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97.5">
            <text:p>797.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62]" office:value-type="float" office:value="90">
            <text:p>90.0</text:p>
          </table:table-cell>
          <table:table-cell table:formula="of:=([.K162]-[.N162])/[.N162]" office:value-type="percentage" office:value="0.171786833855799">
            <text:p>17.18%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5_rd_10.txt</text:p>
          </table:table-cell>
          <table:table-cell table:style-name="ce1" office:value-type="string">
            <text:p>true</text:p>
          </table:table-cell>
          <table:table-cell office:value-type="string">
            <text:p>[11365, 3723, 3029, 3124, 5120, 5738, 5556, 3772, 3826, 2567, 1488]</text:p>
          </table:table-cell>
          <table:table-cell office:value-type="float" office:value="1068.7">
            <text:p>1068.7</text:p>
          </table:table-cell>
          <table:table-cell office:value-type="float" office:value="90">
            <text:p>90</text:p>
          </table:table-cell>
          <table:table-cell office:value-type="float" office:value="1167.5">
            <text:p>1167.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154">
            <text:p>1154</text:p>
          </table:table-cell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63]" office:value-type="float" office:value="10">
            <text:p>10.0</text:p>
          </table:table-cell>
          <table:table-cell table:formula="of:=([.K163]-[.N163])/[.N163]" office:value-type="percentage" office:value="0.0116984402079723">
            <text:p>1.17%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5_rd_50.txt</text:p>
          </table:table-cell>
          <table:table-cell table:style-name="ce1" office:value-type="string">
            <text:p>true</text:p>
          </table:table-cell>
          <table:table-cell office:value-type="string">
            <text:p>[3960, 1686, 1274, 1157, 1556, 1405, 1246, 1468, 1455, 1472, 1492, 1525, 1550, 1518, 1639, 1703, 1701, 1759, 1813, 1806, 1852, 1979, 1947, 2005, 2161, 2275, 2315, 2342, 3064, 2733, 2624, 2907, 2612, 2650, 2535, 3104, 2454, 2337, 2463, 2520, 2615, 2528, 1720, 1486, 2099, 3271]</text:p>
          </table:table-cell>
          <table:table-cell office:value-type="float" office:value="719.8">
            <text:p>719.8</text:p>
          </table:table-cell>
          <table:table-cell office:value-type="float" office:value="50">
            <text:p>50</text:p>
          </table:table-cell>
          <table:table-cell office:value-type="float" office:value="1160.2">
            <text:p>1160.2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154">
            <text:p>1154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64]" office:value-type="float" office:value="50">
            <text:p>50.0</text:p>
          </table:table-cell>
          <table:table-cell table:formula="of:=([.K164]-[.N164])/[.N164]" office:value-type="percentage" office:value="0.00537261698440212">
            <text:p>0.54%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5_rd_90.txt</text:p>
          </table:table-cell>
          <table:table-cell table:style-name="ce1" office:value-type="string">
            <text:p>true</text:p>
          </table:table-cell>
          <table:table-cell office:value-type="string">
            <text:p>[526, 361, 584, 443, 358, 418, 376, 479, 518, 384, 443, 789, 809, 683, 784, 994, 992, 863, 1166, 743, 995, 1091, 666, 2111, 1385, 1616, 1390, 1879, 1928, 1190, 912, 1588, 1802, 1896, 2110, 2917, 3514, 2310, 2630, 4004, 2278, 2691, 2299, 4751, 1429, 4521, 3220, 2543, 2159, 2900, 3820, 2992, 3909, 2503, 3315, 2975, 2924, 3342, 3971, 4190, 3567, 3993, 4188, 3369, 4340, 2708, 4136, 4031, 2984, 2478, 2138, 2038, 1654, 1577, 1648, 1742, 1624]</text:p>
          </table:table-cell>
          <table:table-cell office:value-type="float" office:value="254.1">
            <text:p>254.1</text:p>
          </table:table-cell>
          <table:table-cell office:value-type="float" office:value="10">
            <text:p>10</text:p>
          </table:table-cell>
          <table:table-cell office:value-type="float" office:value="1189.4">
            <text:p>1189.4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154">
            <text:p>1154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65]" office:value-type="float" office:value="90">
            <text:p>90.0</text:p>
          </table:table-cell>
          <table:table-cell table:formula="of:=([.K165]-[.N165])/[.N165]" office:value-type="percentage" office:value="0.0306759098786829">
            <text:p>3.07%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6_rd_10.txt</text:p>
          </table:table-cell>
          <table:table-cell table:style-name="ce1" office:value-type="string">
            <text:p>true</text:p>
          </table:table-cell>
          <table:table-cell office:value-type="string">
            <text:p>[13018, 3238, 3315, 4305, 3460, 3470, 6973, 3673, 4217, 4696, 2387]</text:p>
          </table:table-cell>
          <table:table-cell office:value-type="float" office:value="999">
            <text:p>999</text:p>
          </table:table-cell>
          <table:table-cell office:value-type="float" office:value="90">
            <text:p>90</text:p>
          </table:table-cell>
          <table:table-cell office:value-type="float" office:value="1063">
            <text:p>106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1071.4">
            <text:p>1071.4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66]" office:value-type="float" office:value="10">
            <text:p>10.0</text:p>
          </table:table-cell>
          <table:table-cell table:formula="of:=([.K166]-[.N166])/[.N166]" office:value-type="percentage" office:value="-0.00784020907224201">
            <text:p>-0.78%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6_rd_50.txt</text:p>
          </table:table-cell>
          <table:table-cell table:style-name="ce1" office:value-type="string">
            <text:p>true</text:p>
          </table:table-cell>
          <table:table-cell office:value-type="string">
            <text:p>[4237, 1176, 1663, 1418, 3026, 4277, 1898, 3642, 2534, 2575, 3105, 2528, 2097, 2793, 3851, 4092, 1731, 1951, 1913, 1890, 1952, 2061, 2073, 2193, 2086, 2164, 2383, 2406, 2438, 2628, 2491, 2948, 3977, 2691, 3035, 2820, 3118, 2869, 3194, 4508, 2406, 3498, 5210, 2526, 2238, 2095, 2492]</text:p>
          </table:table-cell>
          <table:table-cell office:value-type="float" office:value="742.8">
            <text:p>742.8</text:p>
          </table:table-cell>
          <table:table-cell office:value-type="float" office:value="50">
            <text:p>50</text:p>
          </table:table-cell>
          <table:table-cell office:value-type="float" office:value="1074.4">
            <text:p>1074.4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76.3">
            <text:p>1076.3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67]" office:value-type="float" office:value="50">
            <text:p>50.0</text:p>
          </table:table-cell>
          <table:table-cell table:formula="of:=([.K167]-[.N167])/[.N167]" office:value-type="percentage" office:value="-0.00176530707051925">
            <text:p>-0.18%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6_rd_90.txt</text:p>
          </table:table-cell>
          <table:table-cell table:style-name="ce1" office:value-type="string">
            <text:p>true</text:p>
          </table:table-cell>
          <table:table-cell office:value-type="string">
            <text:p>[562, 194, 290, 316, 507, 798, 887, 908, 503, 353, 464, 568, 799, 693, 586, 1276, 741, 1412, 592, 909, 1593, 865, 1168, 1038, 1476, 1422, 1469, 1785, 1083, 2680, 1916, 1593, 1273, 2825, 1867, 3130, 2261, 1799, 6359, 1536, 2248, 4394, 4255, 4840, 2722, 3524, 5350, 3661, 4355, 4652, 5925, 3121, 2128, 5623, 3284, 4332, 6045, 4603, 4259, 5247, 5070, 5171, 12345, 3957, 7009, 6406, 7081, 6424, 6912, 6358, 7191, 7091, 7202, 13664, 4839, 4961, 5217, 4106, 4066, 3566, 3103, 2586, 2444, 2607]</text:p>
          </table:table-cell>
          <table:table-cell office:value-type="float" office:value="378.4">
            <text:p>378.4</text:p>
          </table:table-cell>
          <table:table-cell office:value-type="float" office:value="10">
            <text:p>10</text:p>
          </table:table-cell>
          <table:table-cell office:value-type="float" office:value="1118.5">
            <text:p>1118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90">
            <text:p>10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68]" office:value-type="float" office:value="90">
            <text:p>90.0</text:p>
          </table:table-cell>
          <table:table-cell table:formula="of:=([.K168]-[.N168])/[.N168]" office:value-type="percentage" office:value="0.0261467889908257">
            <text:p>2.61%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7_rd_10.txt</text:p>
          </table:table-cell>
          <table:table-cell table:style-name="ce1" office:value-type="string">
            <text:p>true</text:p>
          </table:table-cell>
          <table:table-cell office:value-type="string">
            <text:p>[12617, 3124, 4149, 3759, 3792, 3851, 3522, 3631, 3707, 4211, 4019]</text:p>
          </table:table-cell>
          <table:table-cell office:value-type="float" office:value="932">
            <text:p>932</text:p>
          </table:table-cell>
          <table:table-cell office:value-type="float" office:value="90">
            <text:p>90</text:p>
          </table:table-cell>
          <table:table-cell office:value-type="float" office:value="972.3">
            <text:p>972.3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977.2">
            <text:p>977.2</text:p>
          </table:table-cell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69]" office:value-type="float" office:value="10">
            <text:p>10.0</text:p>
          </table:table-cell>
          <table:table-cell table:formula="of:=([.K169]-[.N169])/[.N169]" office:value-type="percentage" office:value="-0.00501432664756456">
            <text:p>-0.50%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7_rd_50.txt</text:p>
          </table:table-cell>
          <table:table-cell table:style-name="ce1" office:value-type="string">
            <text:p>true</text:p>
          </table:table-cell>
          <table:table-cell office:value-type="string">
            <text:p>[4070, 1848, 1128, 1425, 1660, 1400, 1183, 1254, 1604, 1737, 1478, 1517, 1582, 1577, 1682, 1698, 1775, 1856, 1863, 1843, 2007, 2055, 2099, 2434, 2489, 2586, 3069, 2564, 2626, 2737, 2783, 3195, 2601, 2740, 3497, 2834, 3168, 3557, 5855, 3358, 3678, 3341, 4732, 3700, 2938, 2098, 1756]</text:p>
          </table:table-cell>
          <table:table-cell office:value-type="float" office:value="658">
            <text:p>658</text:p>
          </table:table-cell>
          <table:table-cell office:value-type="float" office:value="50">
            <text:p>50</text:p>
          </table:table-cell>
          <table:table-cell office:value-type="float" office:value="1029.2">
            <text:p>1029.2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85">
            <text:p>985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70]" office:value-type="float" office:value="50">
            <text:p>50.0</text:p>
          </table:table-cell>
          <table:table-cell table:formula="of:=([.K170]-[.N170])/[.N170]" office:value-type="percentage" office:value="0.0448730964467006">
            <text:p>4.49%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7_rd_90.txt</text:p>
          </table:table-cell>
          <table:table-cell table:style-name="ce1" office:value-type="string">
            <text:p>true</text:p>
          </table:table-cell>
          <table:table-cell office:value-type="string">
            <text:p>[539, 273, 231, 320, 368, 312, 416, 498, 662, 413, 473, 548, 1113, 1321, 544, 766, 884, 984, 1053, 611, 1282, 949, 817, 778, 1648, 1115, 1540, 1341, 1358, 1098, 1335, 1269, 1108, 1701, 1534, 2087, 2630, 1976, 1816, 2229, 2590, 2389, 2256, 3229, 3438, 3594, 3809, 3040, 3138, 3267, 4345, 3454, 4099, 6680, 4768, 2987, 3333, 4258, 7155, 3657, 5812, 5698, 5739, 5655, 5393, 5030, 5890, 5354, 3665, 5823, 6338, 5622, 4072, 7724, 5626, 3936, 7360, 3759, 3773, 2632, 2769]</text:p>
          </table:table-cell>
          <table:table-cell office:value-type="float" office:value="208.4">
            <text:p>208.4</text:p>
          </table:table-cell>
          <table:table-cell office:value-type="float" office:value="10">
            <text:p>10</text:p>
          </table:table-cell>
          <table:table-cell office:value-type="float" office:value="1069">
            <text:p>106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73.3">
            <text:p>973.3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71]" office:value-type="float" office:value="90">
            <text:p>90.0</text:p>
          </table:table-cell>
          <table:table-cell table:formula="of:=([.K171]-[.N171])/[.N171]" office:value-type="percentage" office:value="0.0983252851125039">
            <text:p>9.83%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8_rd_10.txt</text:p>
          </table:table-cell>
          <table:table-cell table:style-name="ce1" office:value-type="string">
            <text:p>true</text:p>
          </table:table-cell>
          <table:table-cell office:value-type="string">
            <text:p>[11801, 3147, 8723, 7004, 7238, 7750, 7928, 6540, 4464, 12865, 13858]</text:p>
          </table:table-cell>
          <table:table-cell office:value-type="float" office:value="739.3">
            <text:p>739.3</text:p>
          </table:table-cell>
          <table:table-cell office:value-type="float" office:value="90">
            <text:p>90</text:p>
          </table:table-cell>
          <table:table-cell office:value-type="float" office:value="782.8">
            <text:p>782.8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791.1">
            <text:p>791.1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72]" office:value-type="float" office:value="10">
            <text:p>10.0</text:p>
          </table:table-cell>
          <table:table-cell table:formula="of:=([.K172]-[.N172])/[.N172]" office:value-type="percentage" office:value="-0.0104917203893314">
            <text:p>-1.05%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8_rd_50.txt</text:p>
          </table:table-cell>
          <table:table-cell table:style-name="ce1" office:value-type="string">
            <text:p>true</text:p>
          </table:table-cell>
          <table:table-cell office:value-type="string">
            <text:p>[4000, 1086, 1105, 1146, 1226, 1249, 1509, 1552, 1497, 1514, 1518, 1816, 1635, 1761, 1832, 1921, 1983, 2622, 2113, 2183, 2460, 2854, 3039, 2683, 2708, 2567, 2607, 2841, 3337, 2930, 4199, 4183, 4396, 4568, 4386, 10515, 4786, 5723, 5171, 3915, 5447, 5251, 5867, 9217, 9943, 9474, 9490, 9028]</text:p>
          </table:table-cell>
          <table:table-cell office:value-type="float" office:value="588">
            <text:p>588</text:p>
          </table:table-cell>
          <table:table-cell office:value-type="float" office:value="50">
            <text:p>50</text:p>
          </table:table-cell>
          <table:table-cell office:value-type="float" office:value="817.5">
            <text:p>81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09.7">
            <text:p>809.7</text:p>
          </table:table-cell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73]" office:value-type="float" office:value="50">
            <text:p>50.0</text:p>
          </table:table-cell>
          <table:table-cell table:formula="of:=([.K173]-[.N173])/[.N173]" office:value-type="percentage" office:value="0.0096331974805483">
            <text:p>0.96%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8_rd_90.txt</text:p>
          </table:table-cell>
          <table:table-cell table:style-name="ce1" office:value-type="string">
            <text:p>true</text:p>
          </table:table-cell>
          <table:table-cell office:value-type="string">
            <text:p>[516, 680, 638, 298, 405, 438, 574, 334, 483, 379, 598, 692, 932, 626, 812, 2122, 1201, 905, 2046, 1792, 1564, 1264, 1677, 1691, 1801, 2113, 2142, 2869, 3099, 1910, 3838, 2156, 1921, 2952, 8677, 2142, 2751, 2161, 3052, 2776, 3481, 2540, 4331, 2957, 5559, 3714, 3702, 3334, 3307, 3342, 3456, 3454, 3594, 3004, 3820, 3889, 4201, 4308, 5609, 4933, 6146, 6517, 8763, 6824, 5591, 7163, 8026, 8457, 6574, 12427, 8649, 8950, 9082, 8257]</text:p>
          </table:table-cell>
          <table:table-cell office:value-type="float" office:value="133.4">
            <text:p>133.4</text:p>
          </table:table-cell>
          <table:table-cell office:value-type="float" office:value="10">
            <text:p>10</text:p>
          </table:table-cell>
          <table:table-cell office:value-type="float" office:value="831.7">
            <text:p>831.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96.9">
            <text:p>796.9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6,60,62,63,64,61,59,126|2,30,28,32,33,35,36,34,31,29,127|3,58,54,55,53,51,48,27,26,100,128|4,92,90,88,87,91,129|5,108,107,109,110,113,114,116,130|6,131|7,132|8,38,42,43,44,40,41,39,37,133|9,106,103,101,96,95,98,102,104,105,134|10,135|11,136|12,137|13,45,49,50,52,47,46,138|14,139|15,68,67,66,65,69,71,70,73,76,75,77,74,72,140|16,141|17,115,112,111,99,97,86,89,93,94,142|18,123,121,120,119,117,118,122,125,124,143|19,144|20,145|21,146|22,147|23,148|24,149|25,82,80,79,78,81,83,85,84,150&gt;</text:p>
          </table:table-cell>
          <table:table-cell table:formula="of:=100-[.J174]" office:value-type="float" office:value="90">
            <text:p>90.0</text:p>
          </table:table-cell>
          <table:table-cell table:formula="of:=([.K174]-[.N174])/[.N174]" office:value-type="percentage" office:value="0.0436692182206049">
            <text:p>4.37%</text:p>
          </table:table-cell>
        </table:table-row>
        <table:table-row table:style-name="ro1" table:number-rows-repeated="104840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Pivot Table_Sheet1_1" table:style-name="ta1">
        <table:table-column table:style-name="co22" table:number-columns-repeated="9" table:default-cell-style-name="Default"/>
        <table:table-row table:style-name="ro1">
          <table:table-cell office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4"/>
          <table:table-cell table:style-name="ce10"/>
          <table:table-cell table:style-name="ce16" office:value-type="string">
            <text:p>group</text:p>
          </table:table-cell>
          <table:table-cell table:style-name="ce24" table:number-columns-repeated="5"/>
          <table:table-cell table:style-name="ce30"/>
        </table:table-row>
        <table:table-row table:style-name="ro1">
          <table:table-cell table:style-name="ce5" office:value-type="string">
            <text:p>dod</text:p>
          </table:table-cell>
          <table:table-cell table:style-name="ce11" office:value-type="string">
            <text:p>Data</text:p>
          </table:table-cell>
          <table:table-cell table:style-name="ce17" office:value-type="string">
            <text:p>C1</text:p>
          </table:table-cell>
          <table:table-cell table:style-name="ce25" office:value-type="string">
            <text:p>C2</text:p>
          </table:table-cell>
          <table:table-cell table:style-name="ce25" office:value-type="string">
            <text:p>R1</text:p>
          </table:table-cell>
          <table:table-cell table:style-name="ce25" office:value-type="string">
            <text:p>R2</text:p>
          </table:table-cell>
          <table:table-cell table:style-name="ce25" office:value-type="string">
            <text:p>RC1</text:p>
          </table:table-cell>
          <table:table-cell table:style-name="ce25" office:value-type="string">
            <text:p>RC2</text:p>
          </table:table-cell>
          <table:table-cell table:style-name="ce31" office:value-type="string">
            <text:p>Total Result</text:p>
          </table:table-cell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2" office:value-type="string">
            <text:p>Average - gap</text:p>
          </table:table-cell>
          <table:table-cell table:style-name="ce18" office:value-type="percentage" office:value="0.0830542940584518">
            <text:p>8.31%</text:p>
          </table:table-cell>
          <table:table-cell table:style-name="ce20" office:value-type="percentage" office:value="0.0693280252068808">
            <text:p>6.93%</text:p>
          </table:table-cell>
          <table:table-cell table:style-name="ce20" office:value-type="percentage" office:value="0.0255690032009682">
            <text:p>2.56%</text:p>
          </table:table-cell>
          <table:table-cell table:style-name="ce20" office:value-type="percentage" office:value="0.00750826914608155">
            <text:p>0.75%</text:p>
          </table:table-cell>
          <table:table-cell table:style-name="ce20" office:value-type="percentage" office:value="0.0310548923834828">
            <text:p>3.11%</text:p>
          </table:table-cell>
          <table:table-cell table:style-name="ce27" office:value-type="percentage" office:value="-0.00063071028566795">
            <text:p>-0.06%</text:p>
          </table:table-cell>
          <table:table-cell table:style-name="ce32" office:value-type="percentage" office:value="0.0345522375711098">
            <text:p>3.46%</text:p>
          </table:table-cell>
        </table:table-row>
        <table:table-row table:style-name="ro1">
          <table:table-cell table:style-name="ce7"/>
          <table:table-cell table:style-name="ce13" office:value-type="string">
            <text:p>Average - rejected_count</text:p>
          </table:table-cell>
          <table:table-cell table:style-name="ce19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12" office:value-type="string">
            <text:p>Average - gap</text:p>
          </table:table-cell>
          <table:table-cell table:style-name="ce20" office:value-type="percentage" office:value="0.268284679214338">
            <text:p>26.83%</text:p>
          </table:table-cell>
          <table:table-cell table:style-name="ce20" office:value-type="percentage" office:value="0.0954791002559973">
            <text:p>9.55%</text:p>
          </table:table-cell>
          <table:table-cell table:style-name="ce20" office:value-type="percentage" office:value="0.0601439888497069">
            <text:p>6.01%</text:p>
          </table:table-cell>
          <table:table-cell table:style-name="ce20" office:value-type="percentage" office:value="0.0492824554883976">
            <text:p>4.93%</text:p>
          </table:table-cell>
          <table:table-cell table:style-name="ce20" office:value-type="percentage" office:value="0.0786403204166886">
            <text:p>7.86%</text:p>
          </table:table-cell>
          <table:table-cell table:style-name="ce20" office:value-type="percentage" office:value="0.0279707869391168">
            <text:p>2.80%</text:p>
          </table:table-cell>
          <table:table-cell table:style-name="ce32" office:value-type="percentage" office:value="0.0945556901855772">
            <text:p>9.46%</text:p>
          </table:table-cell>
        </table:table-row>
        <table:table-row table:style-name="ro1">
          <table:table-cell table:style-name="ce7"/>
          <table:table-cell table:style-name="ce13" office:value-type="string">
            <text:p>Average - rejected_count</text:p>
          </table:table-cell>
          <table:table-cell table:number-columns-repeated="6" table:style-name="ce21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1">
          <table:table-cell table:style-name="ce6" office:value-type="float" office:value="90">
            <text:p>90</text:p>
          </table:table-cell>
          <table:table-cell table:style-name="ce12" office:value-type="string">
            <text:p>Average - gap</text:p>
          </table:table-cell>
          <table:table-cell table:style-name="ce18" office:value-type="percentage" office:value="0.25545014245419">
            <text:p>25.55%</text:p>
          </table:table-cell>
          <table:table-cell table:style-name="ce20" office:value-type="percentage" office:value="0.178991201440126">
            <text:p>17.90%</text:p>
          </table:table-cell>
          <table:table-cell table:style-name="ce20" office:value-type="percentage" office:value="0.0738367616974174">
            <text:p>7.38%</text:p>
          </table:table-cell>
          <table:table-cell table:style-name="ce20" office:value-type="percentage" office:value="0.0798642402048282">
            <text:p>7.99%</text:p>
          </table:table-cell>
          <table:table-cell table:style-name="ce20" office:value-type="percentage" office:value="0.0622391774966061">
            <text:p>6.22%</text:p>
          </table:table-cell>
          <table:table-cell table:style-name="ce27" office:value-type="percentage" office:value="0.0680042624633504">
            <text:p>6.80%</text:p>
          </table:table-cell>
          <table:table-cell table:style-name="ce32" office:value-type="percentage" office:value="0.116740646355544">
            <text:p>11.67%</text:p>
          </table:table-cell>
        </table:table-row>
        <table:table-row table:style-name="ro1">
          <table:table-cell table:style-name="ce7"/>
          <table:table-cell table:style-name="ce13" office:value-type="string">
            <text:p>Average - rejected_count</text:p>
          </table:table-cell>
          <table:table-cell table:style-name="ce19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1">
          <table:table-cell table:style-name="ce8" office:value-type="string">
            <text:p>Total Average - gap</text:p>
          </table:table-cell>
          <table:table-cell table:style-name="ce14"/>
          <table:table-cell table:style-name="ce22" office:value-type="percentage" office:value="0.20226303857566">
            <text:p>20.23%</text:p>
          </table:table-cell>
          <table:table-cell table:style-name="ce22" office:value-type="percentage" office:value="0.114599442301001">
            <text:p>11.46%</text:p>
          </table:table-cell>
          <table:table-cell table:style-name="ce22" office:value-type="percentage" office:value="0.0531832512493641">
            <text:p>5.32%</text:p>
          </table:table-cell>
          <table:table-cell table:style-name="ce22" office:value-type="percentage" office:value="0.0455516549464358">
            <text:p>4.56%</text:p>
          </table:table-cell>
          <table:table-cell table:style-name="ce22" office:value-type="percentage" office:value="0.0573114634322592">
            <text:p>5.73%</text:p>
          </table:table-cell>
          <table:table-cell table:style-name="ce22" office:value-type="percentage" office:value="0.0317814463722664">
            <text:p>3.18%</text:p>
          </table:table-cell>
          <table:table-cell table:style-name="ce34" office:value-type="percentage" office:value="0.0819495247040772">
            <text:p>8.19%</text:p>
          </table:table-cell>
        </table:table-row>
        <table:table-row table:style-name="ro1">
          <table:table-cell table:style-name="ce9" office:value-type="string">
            <text:p>Total Average - rejected_count</text:p>
          </table:table-cell>
          <table:table-cell table:style-name="ce15"/>
          <table:table-cell table:style-name="ce23" office:value-type="float" office:value="0">
            <text:p>0</text:p>
          </table:table-cell>
          <table:table-cell table:number-columns-repeated="4" table:style-name="ce2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5" office:value-type="float" office:value="0">
            <text:p>0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17" office:value-type="string">
            <text:p>C1</text:p>
          </table:table-cell>
          <table:table-cell table:style-name="ce25" office:value-type="string">
            <text:p>C2</text:p>
          </table:table-cell>
          <table:table-cell table:style-name="ce25" office:value-type="string">
            <text:p>R1</text:p>
          </table:table-cell>
          <table:table-cell table:style-name="ce25" office:value-type="string">
            <text:p>R2</text:p>
          </table:table-cell>
          <table:table-cell table:style-name="ce25" office:value-type="string">
            <text:p>RC1</text:p>
          </table:table-cell>
          <table:table-cell table:style-name="ce25" office:value-type="string">
            <text:p>RC2</text:p>
          </table:table-cell>
          <table:table-cell table:style-name="ce31" office:value-type="string">
            <text:p>Total Result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8" office:value-type="percentage" office:value="0.0830542940584518">
            <text:p>8.31%</text:p>
          </table:table-cell>
          <table:table-cell table:style-name="ce20" office:value-type="percentage" office:value="0.0693280252068808">
            <text:p>6.93%</text:p>
          </table:table-cell>
          <table:table-cell table:style-name="ce20" office:value-type="percentage" office:value="0.0255690032009682">
            <text:p>2.56%</text:p>
          </table:table-cell>
          <table:table-cell table:style-name="ce20" office:value-type="percentage" office:value="0.00750826914608155">
            <text:p>0.75%</text:p>
          </table:table-cell>
          <table:table-cell table:style-name="ce20" office:value-type="percentage" office:value="0.0310548923834828">
            <text:p>3.11%</text:p>
          </table:table-cell>
          <table:table-cell table:style-name="ce27" office:value-type="percentage" office:value="-0.00063071028566795">
            <text:p>-0.06%</text:p>
          </table:table-cell>
          <table:table-cell table:style-name="ce32" office:value-type="percentage" office:value="0.0345522375711098">
            <text:p>3.46%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20" office:value-type="percentage" office:value="0.268284679214338">
            <text:p>26.83%</text:p>
          </table:table-cell>
          <table:table-cell table:style-name="ce20" office:value-type="percentage" office:value="0.0954791002559973">
            <text:p>9.55%</text:p>
          </table:table-cell>
          <table:table-cell table:style-name="ce20" office:value-type="percentage" office:value="0.0601439888497069">
            <text:p>6.01%</text:p>
          </table:table-cell>
          <table:table-cell table:style-name="ce20" office:value-type="percentage" office:value="0.0492824554883976">
            <text:p>4.93%</text:p>
          </table:table-cell>
          <table:table-cell table:style-name="ce20" office:value-type="percentage" office:value="0.0786403204166886">
            <text:p>7.86%</text:p>
          </table:table-cell>
          <table:table-cell table:style-name="ce20" office:value-type="percentage" office:value="0.0279707869391168">
            <text:p>2.80%</text:p>
          </table:table-cell>
          <table:table-cell table:style-name="ce32" office:value-type="percentage" office:value="0.0945556901855772">
            <text:p>9.46%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18" office:value-type="percentage" office:value="0.25545014245419">
            <text:p>25.55%</text:p>
          </table:table-cell>
          <table:table-cell table:style-name="ce20" office:value-type="percentage" office:value="0.178991201440126">
            <text:p>17.90%</text:p>
          </table:table-cell>
          <table:table-cell table:style-name="ce20" office:value-type="percentage" office:value="0.0738367616974174">
            <text:p>7.38%</text:p>
          </table:table-cell>
          <table:table-cell table:style-name="ce20" office:value-type="percentage" office:value="0.0798642402048282">
            <text:p>7.99%</text:p>
          </table:table-cell>
          <table:table-cell table:style-name="ce20" office:value-type="percentage" office:value="0.0622391774966061">
            <text:p>6.22%</text:p>
          </table:table-cell>
          <table:table-cell table:style-name="ce27" office:value-type="percentage" office:value="0.0680042624633504">
            <text:p>6.80%</text:p>
          </table:table-cell>
          <table:table-cell table:style-name="ce32" office:value-type="percentage" office:value="0.116740646355544">
            <text:p>11.67%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7" office:value-type="string">
            <text:p>C1</text:p>
          </table:table-cell>
          <table:table-cell table:style-name="ce25" office:value-type="string">
            <text:p>C2</text:p>
          </table:table-cell>
          <table:table-cell table:style-name="ce25" office:value-type="string">
            <text:p>R1</text:p>
          </table:table-cell>
          <table:table-cell table:style-name="ce25" office:value-type="string">
            <text:p>R2</text:p>
          </table:table-cell>
          <table:table-cell table:style-name="ce25" office:value-type="string">
            <text:p>RC1</text:p>
          </table:table-cell>
          <table:table-cell table:style-name="ce25" office:value-type="string">
            <text:p>RC2</text:p>
          </table:table-cell>
          <table:table-cell table:style-name="ce31" office:value-type="string">
            <text:p>Total Result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9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6" table:style-name="ce21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19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I12" table:buttons="'Pivot Table_Sheet1_1'.A1 'Pivot Table_Sheet1_1'.A4 'Pivot Table_Sheet1_1'.B4 'Pivot Table_Sheet1_1'.C3">
          <table:source-cell-range table:cell-range-address="Sheet1.A6:Sheet1.W174"/>
          <table:data-pilot-field table:source-field-name="group" table:orientation="column" table:used-hierarchy="0" table:function="auto">
            <table:data-pilot-level table:show-empty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R1" table:display="true" table:show-details="true"/>
                <table:data-pilot-member table:name="R2" table:display="true" table:show-details="true"/>
                <table:data-pilot-member table:name="RC1" table:display="true" table:show-details="true"/>
                <table:data-pilot-member table:name="RC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d" table:orientation="row" table:used-hierarchy="0" table:function="auto">
            <table:data-pilot-level table:show-empty="false">
              <table:data-pilot-members>
                <table:data-pilot-member table:name="10.0" table:display="true" table:show-details="true"/>
                <table:data-pilot-member table:name="50.0" table:display="true" table:show-details="true"/>
                <table:data-pilot-member table:name="90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gap" table:orientation="data" table:used-hierarchy="0" table:function="average">
            <table:data-pilot-level table:show-empty="false">
              <table:data-pilot-members>
                <table:data-pilot-member table:name="-2.69%" table:display="true" table:show-details="true"/>
                <table:data-pilot-member table:name="-2.07%" table:display="true" table:show-details="true"/>
                <table:data-pilot-member table:name="-1.35%" table:display="true" table:show-details="true"/>
                <table:data-pilot-member table:name="-1.05%" table:display="true" table:show-details="true"/>
                <table:data-pilot-member table:name="-0.93%" table:display="true" table:show-details="true"/>
                <table:data-pilot-member table:name="-0.78%" table:display="true" table:show-details="true"/>
                <table:data-pilot-member table:name="-0.62%" table:display="true" table:show-details="true"/>
                <table:data-pilot-member table:name="-0.50%" table:display="true" table:show-details="true"/>
                <table:data-pilot-member table:name="-0.23%" table:display="true" table:show-details="true"/>
                <table:data-pilot-member table:name="-0.20%" table:display="true" table:show-details="true"/>
                <table:data-pilot-member table:name="-0.18%" table:display="true" table:show-details="true"/>
                <table:data-pilot-member table:name="-0.14%" table:display="true" table:show-details="true"/>
                <table:data-pilot-member table:name="0.00%" table:display="true" table:show-details="true"/>
                <table:data-pilot-member table:name="0.03%" table:display="true" table:show-details="true"/>
                <table:data-pilot-member table:name="0.23%" table:display="true" table:show-details="true"/>
                <table:data-pilot-member table:name="0.46%" table:display="true" table:show-details="true"/>
                <table:data-pilot-member table:name="0.51%" table:display="true" table:show-details="true"/>
                <table:data-pilot-member table:name="0.54%" table:display="true" table:show-details="true"/>
                <table:data-pilot-member table:name="0.96%" table:display="true" table:show-details="true"/>
                <table:data-pilot-member table:name="1.03%" table:display="true" table:show-details="true"/>
                <table:data-pilot-member table:name="1.04%" table:display="true" table:show-details="true"/>
                <table:data-pilot-member table:name="1.05%" table:display="true" table:show-details="true"/>
                <table:data-pilot-member table:name="1.12%" table:display="true" table:show-details="true"/>
                <table:data-pilot-member table:name="1.17%" table:display="true" table:show-details="true"/>
                <table:data-pilot-member table:name="1.30%" table:display="true" table:show-details="true"/>
                <table:data-pilot-member table:name="1.79%" table:display="true" table:show-details="true"/>
                <table:data-pilot-member table:name="2.00%" table:display="true" table:show-details="true"/>
                <table:data-pilot-member table:name="2.07%" table:display="true" table:show-details="true"/>
                <table:data-pilot-member table:name="2.10%" table:display="true" table:show-details="true"/>
                <table:data-pilot-member table:name="2.19%" table:display="true" table:show-details="true"/>
                <table:data-pilot-member table:name="2.30%" table:display="true" table:show-details="true"/>
                <table:data-pilot-member table:name="2.47%" table:display="true" table:show-details="true"/>
                <table:data-pilot-member table:name="2.61%" table:display="true" table:show-details="true"/>
                <table:data-pilot-member table:name="2.64%" table:display="true" table:show-details="true"/>
                <table:data-pilot-member table:name="2.78%" table:display="true" table:show-details="true"/>
                <table:data-pilot-member table:name="2.80%" table:display="true" table:show-details="true"/>
                <table:data-pilot-member table:name="2.85%" table:display="true" table:show-details="true"/>
                <table:data-pilot-member table:name="2.90%" table:display="true" table:show-details="true"/>
                <table:data-pilot-member table:name="2.92%" table:display="true" table:show-details="true"/>
                <table:data-pilot-member table:name="2.95%" table:display="true" table:show-details="true"/>
                <table:data-pilot-member table:name="3.02%" table:display="true" table:show-details="true"/>
                <table:data-pilot-member table:name="3.07%" table:display="true" table:show-details="true"/>
                <table:data-pilot-member table:name="3.08%" table:display="true" table:show-details="true"/>
                <table:data-pilot-member table:name="3.18%" table:display="true" table:show-details="true"/>
                <table:data-pilot-member table:name="3.28%" table:display="true" table:show-details="true"/>
                <table:data-pilot-member table:name="3.29%" table:display="true" table:show-details="true"/>
                <table:data-pilot-member table:name="3.32%" table:display="true" table:show-details="true"/>
                <table:data-pilot-member table:name="3.37%" table:display="true" table:show-details="true"/>
                <table:data-pilot-member table:name="3.51%" table:display="true" table:show-details="true"/>
                <table:data-pilot-member table:name="3.53%" table:display="true" table:show-details="true"/>
                <table:data-pilot-member table:name="3.58%" table:display="true" table:show-details="true"/>
                <table:data-pilot-member table:name="3.68%" table:display="true" table:show-details="true"/>
                <table:data-pilot-member table:name="3.87%" table:display="true" table:show-details="true"/>
                <table:data-pilot-member table:name="3.92%" table:display="true" table:show-details="true"/>
                <table:data-pilot-member table:name="4.01%" table:display="true" table:show-details="true"/>
                <table:data-pilot-member table:name="4.03%" table:display="true" table:show-details="true"/>
                <table:data-pilot-member table:name="4.05%" table:display="true" table:show-details="true"/>
                <table:data-pilot-member table:name="4.11%" table:display="true" table:show-details="true"/>
                <table:data-pilot-member table:name="4.25%" table:display="true" table:show-details="true"/>
                <table:data-pilot-member table:name="4.29%" table:display="true" table:show-details="true"/>
                <table:data-pilot-member table:name="4.37%" table:display="true" table:show-details="true"/>
                <table:data-pilot-member table:name="4.42%" table:display="true" table:show-details="true"/>
                <table:data-pilot-member table:name="4.48%" table:display="true" table:show-details="true"/>
                <table:data-pilot-member table:name="4.49%" table:display="true" table:show-details="true"/>
                <table:data-pilot-member table:name="4.53%" table:display="true" table:show-details="true"/>
                <table:data-pilot-member table:name="4.54%" table:display="true" table:show-details="true"/>
                <table:data-pilot-member table:name="4.55%" table:display="true" table:show-details="true"/>
                <table:data-pilot-member table:name="4.89%" table:display="true" table:show-details="true"/>
                <table:data-pilot-member table:name="4.92%" table:display="true" table:show-details="true"/>
                <table:data-pilot-member table:name="4.93%" table:display="true" table:show-details="true"/>
                <table:data-pilot-member table:name="5.03%" table:display="true" table:show-details="true"/>
                <table:data-pilot-member table:name="5.15%" table:display="true" table:show-details="true"/>
                <table:data-pilot-member table:name="5.18%" table:display="true" table:show-details="true"/>
                <table:data-pilot-member table:name="5.40%" table:display="true" table:show-details="true"/>
                <table:data-pilot-member table:name="5.42%" table:display="true" table:show-details="true"/>
                <table:data-pilot-member table:name="5.69%" table:display="true" table:show-details="true"/>
                <table:data-pilot-member table:name="5.71%" table:display="true" table:show-details="true"/>
                <table:data-pilot-member table:name="5.83%" table:display="true" table:show-details="true"/>
                <table:data-pilot-member table:name="5.84%" table:display="true" table:show-details="true"/>
                <table:data-pilot-member table:name="5.90%" table:display="true" table:show-details="true"/>
                <table:data-pilot-member table:name="5.98%" table:display="true" table:show-details="true"/>
                <table:data-pilot-member table:name="6.00%" table:display="true" table:show-details="true"/>
                <table:data-pilot-member table:name="6.19%" table:display="true" table:show-details="true"/>
                <table:data-pilot-member table:name="6.24%" table:display="true" table:show-details="true"/>
                <table:data-pilot-member table:name="6.29%" table:display="true" table:show-details="true"/>
                <table:data-pilot-member table:name="6.30%" table:display="true" table:show-details="true"/>
                <table:data-pilot-member table:name="6.57%" table:display="true" table:show-details="true"/>
                <table:data-pilot-member table:name="6.58%" table:display="true" table:show-details="true"/>
                <table:data-pilot-member table:name="6.59%" table:display="true" table:show-details="true"/>
                <table:data-pilot-member table:name="6.60%" table:display="true" table:show-details="true"/>
                <table:data-pilot-member table:name="6.70%" table:display="true" table:show-details="true"/>
                <table:data-pilot-member table:name="6.71%" table:display="true" table:show-details="true"/>
                <table:data-pilot-member table:name="6.77%" table:display="true" table:show-details="true"/>
                <table:data-pilot-member table:name="7.08%" table:display="true" table:show-details="true"/>
                <table:data-pilot-member table:name="7.18%" table:display="true" table:show-details="true"/>
                <table:data-pilot-member table:name="7.19%" table:display="true" table:show-details="true"/>
                <table:data-pilot-member table:name="7.35%" table:display="true" table:show-details="true"/>
                <table:data-pilot-member table:name="7.49%" table:display="true" table:show-details="true"/>
                <table:data-pilot-member table:name="7.59%" table:display="true" table:show-details="true"/>
                <table:data-pilot-member table:name="7.71%" table:display="true" table:show-details="true"/>
                <table:data-pilot-member table:name="7.88%" table:display="true" table:show-details="true"/>
                <table:data-pilot-member table:name="7.89%" table:display="true" table:show-details="true"/>
                <table:data-pilot-member table:name="7.94%" table:display="true" table:show-details="true"/>
                <table:data-pilot-member table:name="7.97%" table:display="true" table:show-details="true"/>
                <table:data-pilot-member table:name="7.99%" table:display="true" table:show-details="true"/>
                <table:data-pilot-member table:name="8.11%" table:display="true" table:show-details="true"/>
                <table:data-pilot-member table:name="8.14%" table:display="true" table:show-details="true"/>
                <table:data-pilot-member table:name="8.16%" table:display="true" table:show-details="true"/>
                <table:data-pilot-member table:name="8.17%" table:display="true" table:show-details="true"/>
                <table:data-pilot-member table:name="8.27%" table:display="true" table:show-details="true"/>
                <table:data-pilot-member table:name="8.32%" table:display="true" table:show-details="true"/>
                <table:data-pilot-member table:name="8.56%" table:display="true" table:show-details="true"/>
                <table:data-pilot-member table:name="8.97%" table:display="true" table:show-details="true"/>
                <table:data-pilot-member table:name="9.03%" table:display="true" table:show-details="true"/>
                <table:data-pilot-member table:name="9.24%" table:display="true" table:show-details="true"/>
                <table:data-pilot-member table:name="9.39%" table:display="true" table:show-details="true"/>
                <table:data-pilot-member table:name="9.63%" table:display="true" table:show-details="true"/>
                <table:data-pilot-member table:name="9.74%" table:display="true" table:show-details="true"/>
                <table:data-pilot-member table:name="9.76%" table:display="true" table:show-details="true"/>
                <table:data-pilot-member table:name="9.83%" table:display="true" table:show-details="true"/>
                <table:data-pilot-member table:name="9.89%" table:display="true" table:show-details="true"/>
                <table:data-pilot-member table:name="10.31%" table:display="true" table:show-details="true"/>
                <table:data-pilot-member table:name="10.60%" table:display="true" table:show-details="true"/>
                <table:data-pilot-member table:name="10.61%" table:display="true" table:show-details="true"/>
                <table:data-pilot-member table:name="10.85%" table:display="true" table:show-details="true"/>
                <table:data-pilot-member table:name="10.89%" table:display="true" table:show-details="true"/>
                <table:data-pilot-member table:name="10.92%" table:display="true" table:show-details="true"/>
                <table:data-pilot-member table:name="11.15%" table:display="true" table:show-details="true"/>
                <table:data-pilot-member table:name="11.67%" table:display="true" table:show-details="true"/>
                <table:data-pilot-member table:name="11.74%" table:display="true" table:show-details="true"/>
                <table:data-pilot-member table:name="11.91%" table:display="true" table:show-details="true"/>
                <table:data-pilot-member table:name="12.09%" table:display="true" table:show-details="true"/>
                <table:data-pilot-member table:name="12.53%" table:display="true" table:show-details="true"/>
                <table:data-pilot-member table:name="12.61%" table:display="true" table:show-details="true"/>
                <table:data-pilot-member table:name="13.00%" table:display="true" table:show-details="true"/>
                <table:data-pilot-member table:name="13.11%" table:display="true" table:show-details="true"/>
                <table:data-pilot-member table:name="13.24%" table:display="true" table:show-details="true"/>
                <table:data-pilot-member table:name="13.62%" table:display="true" table:show-details="true"/>
                <table:data-pilot-member table:name="14.58%" table:display="true" table:show-details="true"/>
                <table:data-pilot-member table:name="15.15%" table:display="true" table:show-details="true"/>
                <table:data-pilot-member table:name="15.58%" table:display="true" table:show-details="true"/>
                <table:data-pilot-member table:name="15.93%" table:display="true" table:show-details="true"/>
                <table:data-pilot-member table:name="16.02%" table:display="true" table:show-details="true"/>
                <table:data-pilot-member table:name="17.18%" table:display="true" table:show-details="true"/>
                <table:data-pilot-member table:name="17.72%" table:display="true" table:show-details="true"/>
                <table:data-pilot-member table:name="19.01%" table:display="true" table:show-details="true"/>
                <table:data-pilot-member table:name="19.04%" table:display="true" table:show-details="true"/>
                <table:data-pilot-member table:name="19.28%" table:display="true" table:show-details="true"/>
                <table:data-pilot-member table:name="20.00%" table:display="true" table:show-details="true"/>
                <table:data-pilot-member table:name="20.18%" table:display="true" table:show-details="true"/>
                <table:data-pilot-member table:name="21.81%" table:display="true" table:show-details="true"/>
                <table:data-pilot-member table:name="23.17%" table:display="true" table:show-details="true"/>
                <table:data-pilot-member table:name="23.30%" table:display="true" table:show-details="true"/>
                <table:data-pilot-member table:name="27.22%" table:display="true" table:show-details="true"/>
                <table:data-pilot-member table:name="28.31%" table:display="true" table:show-details="true"/>
                <table:data-pilot-member table:name="29.57%" table:display="true" table:show-details="true"/>
                <table:data-pilot-member table:name="35.44%" table:display="true" table:show-details="true"/>
                <table:data-pilot-member table:name="38.50%" table:display="true" table:show-details="true"/>
                <table:data-pilot-member table:name="40.69%" table:display="true" table:show-details="true"/>
                <table:data-pilot-member table:name="42.00%" table:display="true" table:show-details="true"/>
                <table:data-pilot-member table:name="46.96%" table:display="true" table:show-details="true"/>
                <table:data-pilot-member table:name="48.95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jected_count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8T13:57:07</dc:date>
    <dc:creator>Victor Pillac</dc:creator>
    <meta:document-statistic meta:table-count="2" meta:cell-count="4030" meta:object-count="0"/>
    <meta:generator>LibreOffice/3.5$Linux_X86_64 LibreOffice_project/350m1$Build-202</meta:generator>
  </office:meta>
</office:document-meta>
</file>